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2.54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2.54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2.54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2.54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2.54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2.54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2.54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2.54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2.54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2.54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2.54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2.54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2.54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2.54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2.54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2.54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2.54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2.54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2.54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2.54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2.54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2.54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0.63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Title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Heading_20_1">
      <style:paragraph-properties fo:break-before="auto" fo:line-height="115%" style:writing-mode="lr-tb"/>
    </style:style>
    <style:style style:name="T45_1" style:family="text"/>
    <style:style style:name="T45_2" style:family="text" style:parent-style-name="Heading_20_1"/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T48_27" style:family="text"/>
    <style:style style:name="T48_28" style:family="text">
      <style:text-properties fo:color="#1155cc" style:text-underline-style="solid" style:text-underline-color="font-color"/>
    </style:style>
    <style:style style:name="T48_29" style:family="text"/>
    <style:style style:name="T48_30" style:family="text">
      <style:text-properties fo:color="#1155cc" style:text-underline-style="solid" style:text-underline-color="font-color"/>
    </style:style>
    <style:style style:name="T48_31" style:family="text"/>
    <style:style style:name="T48_32" style:family="text">
      <style:text-properties fo:color="#1155cc" style:text-underline-style="solid" style:text-underline-color="font-color"/>
    </style:style>
    <style:style style:name="T48_33" style:family="text"/>
    <style:style style:name="T48_34" style:family="text">
      <style:text-properties fo:color="#1155cc" style:text-underline-style="solid" style:text-underline-color="font-color"/>
    </style:style>
    <style:style style:name="T48_35" style:family="text"/>
    <style:style style:name="T48_36" style:family="text">
      <style:text-properties fo:color="#1155cc" style:text-underline-style="solid" style:text-underline-color="font-color"/>
    </style:style>
    <style:style style:name="T48_37" style:family="text"/>
    <style:style style:name="T48_38" style:family="text">
      <style:text-properties fo:color="#1155cc" style:text-underline-style="solid" style:text-underline-color="font-color"/>
    </style:style>
    <style:style style:name="T48_39" style:family="text"/>
    <style:style style:name="T48_40" style:family="text">
      <style:text-properties fo:color="#1155cc" style:text-underline-style="solid" style:text-underline-color="font-color"/>
    </style:style>
    <style:style style:name="T48_41" style:family="text"/>
    <style:style style:name="T48_42" style:family="text">
      <style:text-properties fo:color="#1155cc" style:text-underline-style="solid" style:text-underline-color="font-color"/>
    </style:style>
    <style:style style:name="T48_43" style:family="text"/>
    <style:style style:name="T48_44" style:family="text">
      <style:text-properties fo:color="#1155cc" style:text-underline-style="solid" style:text-underline-color="font-color"/>
    </style:style>
    <style:style style:name="T48_45" style:family="text"/>
    <style:style style:name="T48_46" style:family="text">
      <style:text-properties fo:color="#1155cc" style:text-underline-style="solid" style:text-underline-color="font-color"/>
    </style:style>
    <style:style style:name="T48_47" style:family="text"/>
    <style:style style:name="T48_48" style:family="text">
      <style:text-properties fo:color="#1155cc" style:text-underline-style="solid" style:text-underline-color="font-color"/>
    </style:style>
    <style:style style:name="T48_49" style:family="text"/>
    <style:style style:name="T48_50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0.635cm"/>
    </style:style>
    <style:style style:name="Column2" style:family="table-column">
      <style:table-column-properties style:column-width="15.875cm"/>
    </style:style>
    <style:style style:name="Row1" style:family="table-row"/>
    <style:style style:name="Cell1" style:family="table-cell">
      <style:table-cell-properties fo:background-color="#9fc5e8" style:vertical-align="middle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efefef" style:vertical-align="middle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>
      <style:text-properties fo:font-weight="bold" style:font-weight-asian="bold" style:font-weight-complex="bold"/>
    </style:style>
    <style:style style:name="T54_9" style:family="text">
      <style:text-properties fo:font-weight="bold" style:font-weight-asian="bold" style:font-weight-complex="bold"/>
    </style:style>
    <style:style style:name="T54_10" style:family="text">
      <style:text-properties fo:font-weight="bold" style:font-weight-asian="bold" style:font-weight-complex="bold"/>
    </style:style>
    <style:style style:name="T54_11" style:family="text">
      <style:text-properties fo:font-weight="bold" style:font-weight-asian="bold" style:font-weight-complex="bold"/>
    </style:style>
    <style:style style:name="T54_12" style:family="text">
      <style:text-properties fo:font-weight="bold" style:font-weight-asian="bold" style:font-weight-complex="bold"/>
    </style:style>
    <style:style style:name="T54_13" style:family="text">
      <style:text-properties fo:font-weight="bold" style:font-weight-asian="bold" style:font-weight-complex="bold"/>
    </style:style>
    <style:style style:name="T54_14" style:family="text">
      <style:text-properties fo:font-weight="bold" style:font-weight-asian="bold" style:font-weight-complex="bold"/>
    </style:style>
    <style:style style:name="T54_15" style:family="text">
      <style:text-properties fo:font-weight="bold" style:font-weight-asian="bold" style:font-weight-complex="bold"/>
    </style:style>
    <style:style style:name="T54_16" style:family="text">
      <style:text-properties fo:font-weight="bold" style:font-weight-asian="bold" style:font-weight-complex="bold"/>
    </style:style>
    <style:style style:name="T54_17" style:family="text">
      <style:text-properties fo:font-weight="bold" style:font-weight-asian="bold" style:font-weight-complex="bold"/>
    </style:style>
    <style:style style:name="T54_18" style:family="text">
      <style:text-properties fo:font-weight="bold" style:font-weight-asian="bold" style:font-weight-complex="bold"/>
    </style:style>
    <style:style style:name="T54_19" style:family="text">
      <style:text-properties fo:font-weight="bold" style:font-weight-asian="bold" style:font-weight-complex="bold"/>
    </style:style>
    <style:style style:name="T54_20" style:family="text">
      <style:text-properties fo:font-weight="bold" style:font-weight-asian="bold" style:font-weight-complex="bold"/>
    </style:style>
    <style:style style:name="T54_21" style:family="text">
      <style:text-properties fo:font-weight="bold" style:font-weight-asian="bold" style:font-weight-complex="bold"/>
    </style:style>
    <style:style style:name="T54_22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6.51cm"/>
    </style:style>
    <style:style style:name="Row2" style:family="table-row"/>
    <style:style style:name="Cell3" style:family="table-cell">
      <style:table-cell-properties fo:background-color="#d9d9d9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T62_25" style:family="text"/>
    <style:style style:name="T62_26" style:family="text">
      <style:text-properties fo:color="#1155cc" style:text-underline-style="solid" style:text-underline-color="font-color"/>
    </style:style>
    <style:style style:name="T62_27" style:family="text"/>
    <style:style style:name="T62_28" style:family="text">
      <style:text-properties fo:color="#1155cc" style:text-underline-style="solid" style:text-underline-color="font-color"/>
    </style:style>
    <style:style style:name="T62_29" style:family="text"/>
    <style:style style:name="T62_30" style:family="text">
      <style:text-properties fo:color="#1155cc" style:text-underline-style="solid" style:text-underline-color="font-color"/>
    </style:style>
    <style:style style:name="T62_31" style:family="text"/>
    <style:style style:name="T62_32" style:family="text">
      <style:text-properties fo:color="#1155cc" style:text-underline-style="solid" style:text-underline-color="font-color"/>
    </style:style>
    <style:style style:name="T62_33" style:family="text"/>
    <style:style style:name="T62_34" style:family="text">
      <style:text-properties fo:color="#1155cc" style:text-underline-style="solid" style:text-underline-color="font-color"/>
    </style:style>
    <style:style style:name="T62_35" style:family="text"/>
    <style:style style:name="T62_36" style:family="text">
      <style:text-properties fo:color="#1155cc" style:text-underline-style="solid" style:text-underline-color="font-color"/>
    </style:style>
    <style:style style:name="T62_37" style:family="text"/>
    <style:style style:name="T62_38" style:family="text">
      <style:text-properties fo:color="#1155cc" style:text-underline-style="solid" style:text-underline-color="font-color"/>
    </style:style>
    <style:style style:name="T62_39" style:family="text"/>
    <style:style style:name="T62_40" style:family="text">
      <style:text-properties fo:color="#1155cc" style:text-underline-style="solid" style:text-underline-color="font-color"/>
    </style:style>
    <style:style style:name="T62_41" style:family="text"/>
    <style:style style:name="T62_42" style:family="text">
      <style:text-properties fo:color="#1155cc" style:text-underline-style="solid" style:text-underline-color="font-color"/>
    </style:style>
    <style:style style:name="T62_43" style:family="text"/>
    <style:style style:name="T62_44" style:family="text">
      <style:text-properties fo:color="#1155cc" style:text-underline-style="solid" style:text-underline-color="font-color"/>
    </style:style>
    <style:style style:name="T62_45" style:family="text"/>
    <style:style style:name="T62_46" style:family="text">
      <style:text-properties fo:color="#1155cc" style:text-underline-style="solid" style:text-underline-color="font-color"/>
    </style:style>
    <style:style style:name="T62_47" style:family="text"/>
    <style:style style:name="T62_48" style:family="text">
      <style:text-properties fo:color="#1155cc" style:text-underline-style="solid" style:text-underline-color="font-color"/>
    </style:style>
    <style:style style:name="T62_49" style:family="text"/>
    <style:style style:name="T62_50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Heading_20_1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 style:parent-style-name="Standard"/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/>
    <style:style style:name="T66_15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T67_29" style:family="text"/>
    <style:style style:name="T67_30" style:family="text">
      <style:text-properties fo:color="#1155cc" style:text-underline-style="solid" style:text-underline-color="font-color"/>
    </style:style>
    <style:style style:name="T67_31" style:family="text"/>
    <style:style style:name="T67_32" style:family="text">
      <style:text-properties fo:color="#1155cc" style:text-underline-style="solid" style:text-underline-color="font-color"/>
    </style:style>
    <style:style style:name="T67_33" style:family="text"/>
    <style:style style:name="T67_34" style:family="text">
      <style:text-properties fo:color="#1155cc" style:text-underline-style="solid" style:text-underline-color="font-color"/>
    </style:style>
    <style:style style:name="T67_35" style:family="text"/>
    <style:style style:name="T67_36" style:family="text">
      <style:text-properties fo:color="#1155cc" style:text-underline-style="solid" style:text-underline-color="font-color"/>
    </style:style>
    <style:style style:name="T67_37" style:family="text"/>
    <style:style style:name="T67_38" style:family="text">
      <style:text-properties fo:color="#1155cc" style:text-underline-style="solid" style:text-underline-color="font-color"/>
    </style:style>
    <style:style style:name="T67_39" style:family="text"/>
    <style:style style:name="T67_40" style:family="text">
      <style:text-properties fo:color="#1155cc" style:text-underline-style="solid" style:text-underline-color="font-color"/>
    </style:style>
    <style:style style:name="T67_41" style:family="text"/>
    <style:style style:name="T67_42" style:family="text">
      <style:text-properties fo:color="#1155cc" style:text-underline-style="solid" style:text-underline-color="font-color"/>
    </style:style>
    <style:style style:name="T67_43" style:family="text"/>
    <style:style style:name="T67_44" style:family="text">
      <style:text-properties fo:color="#1155cc" style:text-underline-style="solid" style:text-underline-color="font-color"/>
    </style:style>
    <style:style style:name="T67_45" style:family="text"/>
    <style:style style:name="T67_46" style:family="text">
      <style:text-properties fo:color="#1155cc" style:text-underline-style="solid" style:text-underline-color="font-color"/>
    </style:style>
    <style:style style:name="T67_47" style:family="text"/>
    <style:style style:name="T67_48" style:family="text">
      <style:text-properties fo:color="#1155cc" style:text-underline-style="solid" style:text-underline-color="font-color"/>
    </style:style>
    <style:style style:name="T67_49" style:family="text"/>
    <style:style style:name="T67_50" style:family="text">
      <style:text-properties fo:color="#1155cc" style:text-underline-style="solid" style:text-underline-color="font-color"/>
    </style:style>
    <style:style style:name="T67_51" style:family="text"/>
    <style:style style:name="T67_52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P71" style:family="paragraph" style:parent-style-name="Heading_20_1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T75_17" style:family="text"/>
    <style:style style:name="T75_18" style:family="text">
      <style:text-properties fo:color="#1155cc" style:text-underline-style="solid" style:text-underline-color="font-color"/>
    </style:style>
    <style:style style:name="T75_19" style:family="text"/>
    <style:style style:name="T75_20" style:family="text">
      <style:text-properties fo:color="#1155cc" style:text-underline-style="solid" style:text-underline-color="font-color"/>
    </style:style>
    <style:style style:name="T75_21" style:family="text"/>
    <style:style style:name="T75_22" style:family="text">
      <style:text-properties fo:color="#1155cc" style:text-underline-style="solid" style:text-underline-color="font-color"/>
    </style:style>
    <style:style style:name="T75_23" style:family="text"/>
    <style:style style:name="T75_24" style:family="text">
      <style:text-properties fo:color="#1155cc" style:text-underline-style="solid" style:text-underline-color="font-color"/>
    </style:style>
    <style:style style:name="T75_25" style:family="text"/>
    <style:style style:name="T75_26" style:family="text">
      <style:text-properties fo:color="#1155cc" style:text-underline-style="solid" style:text-underline-color="font-color"/>
    </style:style>
    <style:style style:name="T75_27" style:family="text"/>
    <style:style style:name="T75_28" style:family="text">
      <style:text-properties fo:color="#1155cc" style:text-underline-style="solid" style:text-underline-color="font-color"/>
    </style:style>
    <style:style style:name="T75_29" style:family="text"/>
    <style:style style:name="T75_30" style:family="text">
      <style:text-properties fo:color="#1155cc" style:text-underline-style="solid" style:text-underline-color="font-color"/>
    </style:style>
    <style:style style:name="T75_31" style:family="text"/>
    <style:style style:name="T75_32" style:family="text">
      <style:text-properties fo:color="#1155cc" style:text-underline-style="solid" style:text-underline-color="font-color"/>
    </style:style>
    <style:style style:name="T75_33" style:family="text"/>
    <style:style style:name="T75_34" style:family="text">
      <style:text-properties fo:color="#1155cc" style:text-underline-style="solid" style:text-underline-color="font-color"/>
    </style:style>
    <style:style style:name="T75_35" style:family="text"/>
    <style:style style:name="T75_36" style:family="text">
      <style:text-properties fo:color="#1155cc" style:text-underline-style="solid" style:text-underline-color="font-color"/>
    </style:style>
    <style:style style:name="T75_37" style:family="text"/>
    <style:style style:name="T75_38" style:family="text">
      <style:text-properties fo:color="#1155cc" style:text-underline-style="solid" style:text-underline-color="font-color"/>
    </style:style>
    <style:style style:name="T75_39" style:family="text"/>
    <style:style style:name="T75_40" style:family="text">
      <style:text-properties fo:color="#1155cc" style:text-underline-style="solid" style:text-underline-color="font-color"/>
    </style:style>
    <style:style style:name="T75_41" style:family="text"/>
    <style:style style:name="T75_42" style:family="text">
      <style:text-properties fo:color="#1155cc" style:text-underline-style="solid" style:text-underline-color="font-color"/>
    </style:style>
    <style:style style:name="T75_43" style:family="text"/>
    <style:style style:name="T75_44" style:family="text">
      <style:text-properties fo:color="#1155cc" style:text-underline-style="solid" style:text-underline-color="font-color"/>
    </style:style>
    <style:style style:name="T75_45" style:family="text"/>
    <style:style style:name="T75_46" style:family="text">
      <style:text-properties fo:color="#1155cc" style:text-underline-style="solid" style:text-underline-color="font-color"/>
    </style:style>
    <style:style style:name="T75_47" style:family="text"/>
    <style:style style:name="T75_48" style:family="text">
      <style:text-properties fo:color="#1155cc" style:text-underline-style="solid" style:text-underline-color="font-color"/>
    </style:style>
    <style:style style:name="T75_49" style:family="text"/>
    <style:style style:name="T75_50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Heading_20_2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fo:background-color="#6aa84f"/>
    </style:style>
    <style:style style:name="T79_2" style:family="text">
      <style:text-properties fo:background-color="#6aa84f"/>
    </style:style>
    <style:style style:name="T79_3" style:family="text">
      <style:text-properties fo:background-color="#6aa84f"/>
    </style:style>
    <style:style style:name="T79_4" style:family="text"/>
    <style:style style:name="T79_5" style:family="text"/>
    <style:style style:name="T79_6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fo:background-color="#ffff00"/>
    </style:style>
    <style:style style:name="T80_2" style:family="text">
      <style:text-properties fo:background-color="#ffff00"/>
    </style:style>
    <style:style style:name="T80_3" style:family="text">
      <style:text-properties fo:background-color="#ffff00"/>
    </style:style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fo:background-color="#00ffff"/>
    </style:style>
    <style:style style:name="T81_2" style:family="text">
      <style:text-properties fo:background-color="#00ffff"/>
    </style:style>
    <style:style style:name="T81_3" style:family="text">
      <style:text-properties fo:background-color="#00ffff"/>
    </style:style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background-color="#0000ff"/>
    </style:style>
    <style:style style:name="T82_2" style:family="text">
      <style:text-properties fo:background-color="#0000ff"/>
    </style:style>
    <style:style style:name="T82_3" style:family="text">
      <style:text-properties fo:background-color="#0000ff"/>
    </style:style>
    <style:style style:name="T82_4" style:family="text">
      <style:text-properties fo:background-color="#0000ff"/>
    </style:style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background-color="#f1c232"/>
    </style:style>
    <style:style style:name="T83_2" style:family="text">
      <style:text-properties fo:background-color="#f1c232"/>
    </style:style>
    <style:style style:name="T83_3" style:family="text">
      <style:text-properties fo:background-color="#f1c232"/>
    </style:style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>
      <style:text-properties fo:background-color="#ff0000"/>
    </style:style>
    <style:style style:name="T84_2" style:family="text">
      <style:text-properties fo:background-color="#ff0000"/>
    </style:style>
    <style:style style:name="T84_3" style:family="text">
      <style:text-properties fo:background-color="#ff0000"/>
    </style:style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P85" style:family="paragraph" style:parent-style-name="Heading_20_3">
      <style:paragraph-properties fo:break-before="auto" fo:line-height="115%" style:writing-mode="lr-tb"/>
    </style:style>
    <style:style style:name="P86" style:family="paragraph" style:parent-style-name="Heading_20_2">
      <style:paragraph-properties fo:break-before="auto" fo:line-height="115%" style:writing-mode="lr-tb"/>
    </style:style>
    <style:style style:name="T86_1" style:family="text" style:parent-style-name="Heading_20_2"/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/>
    <style:style style:name="P88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7.595cm" fo:margin-left="0cm"/>
    </style:style>
    <style:style style:name="Column4" style:family="table-column">
      <style:table-column-properties style:column-width="2.805cm"/>
    </style:style>
    <style:style style:name="Column5" style:family="table-column">
      <style:table-column-properties style:column-width="14.79cm"/>
    </style:style>
    <style:style style:name="Row3" style:family="table-row"/>
    <style:style style:name="Cell4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6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8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0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Heading_20_3">
      <style:paragraph-properties fo:break-before="auto" fo:line-height="115%" style:writing-mode="lr-tb"/>
    </style:style>
    <style:style style:name="P98" style:family="paragraph" style:parent-style-name="Heading_20_4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P10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4" style:family="table">
      <style:table-properties table:align="left" style:width="16.51cm" fo:margin-left="0cm"/>
    </style:style>
    <style:style style:name="Column6" style:family="table-column">
      <style:table-column-properties style:column-width="3.387cm"/>
    </style:style>
    <style:style style:name="Column7" style:family="table-column">
      <style:table-column-properties style:column-width="13.123cm"/>
    </style:style>
    <style:style style:name="Row7" style:family="table-row"/>
    <style:style style:name="Cell1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P1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5" style:family="table">
      <style:table-properties table:align="left" style:width="16.51cm" fo:margin-left="0cm"/>
    </style:style>
    <style:style style:name="Column8" style:family="table-column">
      <style:table-column-properties style:column-width="7.646cm"/>
    </style:style>
    <style:style style:name="Column9" style:family="table-column">
      <style:table-column-properties style:column-width="8.864cm"/>
    </style:style>
    <style:style style:name="Row8" style:family="table-row"/>
    <style:style style:name="Cell1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3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P1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6" style:family="table">
      <style:table-properties table:align="left" style:width="16.51cm" fo:margin-left="0cm"/>
    </style:style>
    <style:style style:name="Column10" style:family="table-column">
      <style:table-column-properties style:column-width="3.387cm"/>
    </style:style>
    <style:style style:name="Column11" style:family="table-column">
      <style:table-column-properties style:column-width="13.123cm"/>
    </style:style>
    <style:style style:name="Row10" style:family="table-row"/>
    <style:style style:name="Cell1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P1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5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135_1" style:family="text"/>
    <style:style style:name="T135_2" style:family="text"/>
    <style:style style:name="T135_3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7" style:family="table">
      <style:table-properties table:align="left" style:width="16.51cm" fo:margin-left="0cm"/>
    </style:style>
    <style:style style:name="Column12" style:family="table-column">
      <style:table-column-properties style:column-width="3.387cm"/>
    </style:style>
    <style:style style:name="Column13" style:family="table-column">
      <style:table-column-properties style:column-width="13.123cm"/>
    </style:style>
    <style:style style:name="Row11" style:family="table-row"/>
    <style:style style:name="Cell2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Heading_20_2">
      <style:paragraph-properties fo:break-before="auto" fo:line-height="115%" style:writing-mode="lr-tb"/>
    </style:style>
    <style:style style:name="T149_1" style:family="text" style:parent-style-name="Heading_20_2"/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/>
    <style:style style:name="P151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6.457cm" fo:margin-left="0.053cm"/>
    </style:style>
    <style:style style:name="Column14" style:family="table-column">
      <style:table-column-properties style:column-width="5.027cm"/>
    </style:style>
    <style:style style:name="Column15" style:family="table-column">
      <style:table-column-properties style:column-width="11.43cm"/>
    </style:style>
    <style:style style:name="Row12" style:family="table-row"/>
    <style:style style:name="Cell22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4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6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fo:background-color="#6aa84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P16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weight="bold" style:font-weight-asian="bold" style:font-weight-complex="bold"/>
    </style:style>
    <style:style style:name="P166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166_1" style:family="text"/>
    <style:style style:name="T166_2" style:family="text"/>
    <style:style style:name="T166_3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P1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9" style:family="table">
      <style:table-properties table:align="left" style:width="16.616cm" fo:margin-left="-0.106cm"/>
    </style:style>
    <style:style style:name="Column16" style:family="table-column">
      <style:table-column-properties style:column-width="3.492cm"/>
    </style:style>
    <style:style style:name="Column17" style:family="table-column">
      <style:table-column-properties style:column-width="13.123cm"/>
    </style:style>
    <style:style style:name="Row15" style:family="table-row"/>
    <style:style style:name="Cell2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P178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178_1" style:family="text"/>
    <style:style style:name="T178_2" style:family="text"/>
    <style:style style:name="T178_3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P1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0" style:family="table">
      <style:table-properties table:align="left" style:width="16.51cm" fo:margin-left="0cm"/>
    </style:style>
    <style:style style:name="Column18" style:family="table-column">
      <style:table-column-properties style:column-width="3.387cm"/>
    </style:style>
    <style:style style:name="Column19" style:family="table-column">
      <style:table-column-properties style:column-width="13.123cm"/>
    </style:style>
    <style:style style:name="Row18" style:family="table-row"/>
    <style:style style:name="Cell3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Heading_20_2">
      <style:paragraph-properties fo:break-before="auto" fo:line-height="115%" style:writing-mode="lr-tb"/>
    </style:style>
    <style:style style:name="T189_1" style:family="text"/>
    <style:style style:name="P190" style:family="paragraph" style:parent-style-name="Standard">
      <style:paragraph-properties fo:break-before="auto" fo:line-height="115%" style:writing-mode="lr-tb"/>
    </style:style>
    <style:style style:name="Table11" style:family="table">
      <style:table-properties table:align="left" style:width="16.51cm" fo:margin-left="0cm"/>
    </style:style>
    <style:style style:name="Column20" style:family="table-column">
      <style:table-column-properties style:column-width="5.08cm"/>
    </style:style>
    <style:style style:name="Column21" style:family="table-column">
      <style:table-column-properties style:column-width="11.43cm"/>
    </style:style>
    <style:style style:name="Row20" style:family="table-row"/>
    <style:style style:name="Cell38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0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2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4" style:family="table-cell">
      <style:table-cell-properties fo:background-color="#ff00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fo:background-color="#ff00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6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202_1" style:family="text"/>
    <style:style style:name="T202_2" style:family="text"/>
    <style:style style:name="T202_3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P20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2" style:family="table">
      <style:table-properties table:align="left" style:width="16.51cm" fo:margin-left="0cm"/>
    </style:style>
    <style:style style:name="Column22" style:family="table-column">
      <style:table-column-properties style:column-width="3.387cm"/>
    </style:style>
    <style:style style:name="Column23" style:family="table-column">
      <style:table-column-properties style:column-width="13.123cm"/>
    </style:style>
    <style:style style:name="Row25" style:family="table-row"/>
    <style:style style:name="Cell4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217_1" style:family="text"/>
    <style:style style:name="T217_2" style:family="text"/>
    <style:style style:name="T217_3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P2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3" style:family="table">
      <style:table-properties table:align="left" style:width="16.51cm" fo:margin-left="0cm"/>
    </style:style>
    <style:style style:name="Column24" style:family="table-column">
      <style:table-column-properties style:column-width="3.387cm"/>
    </style:style>
    <style:style style:name="Column25" style:family="table-column">
      <style:table-column-properties style:column-width="13.123cm"/>
    </style:style>
    <style:style style:name="Row27" style:family="table-row"/>
    <style:style style:name="Cell5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P2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4" style:family="table">
      <style:table-properties table:align="left" style:width="16.51cm" fo:margin-left="0cm"/>
    </style:style>
    <style:style style:name="Column26" style:family="table-column">
      <style:table-column-properties style:column-width="3.387cm"/>
    </style:style>
    <style:style style:name="Column27" style:family="table-column">
      <style:table-column-properties style:column-width="13.123cm"/>
    </style:style>
    <style:style style:name="Row28" style:family="table-row"/>
    <style:style style:name="Cell5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241_1" style:family="text"/>
    <style:style style:name="T241_2" style:family="text"/>
    <style:style style:name="T241_3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P2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5" style:family="table">
      <style:table-properties table:align="left" style:width="16.51cm" fo:margin-left="0cm"/>
    </style:style>
    <style:style style:name="Column28" style:family="table-column">
      <style:table-column-properties style:column-width="3.387cm"/>
    </style:style>
    <style:style style:name="Column29" style:family="table-column">
      <style:table-column-properties style:column-width="13.123cm"/>
    </style:style>
    <style:style style:name="Row29" style:family="table-row"/>
    <style:style style:name="Cell5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Heading_20_2">
      <style:paragraph-properties fo:break-before="auto" fo:line-height="115%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style:writing-mode="lr-tb"/>
    </style:style>
    <style:style style:name="Table16" style:family="table">
      <style:table-properties table:align="left" style:width="16.51cm" fo:margin-left="0cm"/>
    </style:style>
    <style:style style:name="Column30" style:family="table-column">
      <style:table-column-properties style:column-width="3.466cm"/>
    </style:style>
    <style:style style:name="Column31" style:family="table-column">
      <style:table-column-properties style:column-width="13.044cm"/>
    </style:style>
    <style:style style:name="Row30" style:family="table-row"/>
    <style:style style:name="Cell58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fo:background-color="#ffff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6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7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7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P272" style:family="paragraph" style:parent-style-name="Heading_20_4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P27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7" style:family="table">
      <style:table-properties table:align="left" style:width="16.51cm" fo:margin-left="0cm"/>
    </style:style>
    <style:style style:name="Column32" style:family="table-column">
      <style:table-column-properties style:column-width="3.387cm"/>
    </style:style>
    <style:style style:name="Column33" style:family="table-column">
      <style:table-column-properties style:column-width="13.123cm"/>
    </style:style>
    <style:style style:name="Row38" style:family="table-row"/>
    <style:style style:name="Cell7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P288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P29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8" style:family="table">
      <style:table-properties table:align="left" style:width="16.51cm" fo:margin-left="0cm"/>
    </style:style>
    <style:style style:name="Column34" style:family="table-column">
      <style:table-column-properties style:column-width="3.387cm"/>
    </style:style>
    <style:style style:name="Column35" style:family="table-column">
      <style:table-column-properties style:column-width="13.123cm"/>
    </style:style>
    <style:style style:name="Row41" style:family="table-row"/>
    <style:style style:name="Cell8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8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8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303_1" style:family="text"/>
    <style:style style:name="T303_2" style:family="text"/>
    <style:style style:name="T303_3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P307" style:family="paragraph" style:parent-style-name="Standard">
      <style:paragraph-properties fo:break-before="auto" fo:line-height="115%" style:writing-mode="lr-tb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P30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9" style:family="table">
      <style:table-properties table:align="left" style:width="16.51cm" fo:margin-left="0cm"/>
    </style:style>
    <style:style style:name="Column36" style:family="table-column">
      <style:table-column-properties style:column-width="3.387cm"/>
    </style:style>
    <style:style style:name="Column37" style:family="table-column">
      <style:table-column-properties style:column-width="13.123cm"/>
    </style:style>
    <style:style style:name="Row44" style:family="table-row"/>
    <style:style style:name="Cell8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313_1" style:family="text"/>
    <style:style style:name="T313_2" style:family="text"/>
    <style:style style:name="T313_3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P3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20" style:family="table">
      <style:table-properties table:align="left" style:width="16.51cm" fo:margin-left="0cm"/>
    </style:style>
    <style:style style:name="Column38" style:family="table-column">
      <style:table-column-properties style:column-width="3.387cm"/>
    </style:style>
    <style:style style:name="Column39" style:family="table-column">
      <style:table-column-properties style:column-width="13.123cm"/>
    </style:style>
    <style:style style:name="Row45" style:family="table-row"/>
    <style:style style:name="Cell8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break-before="auto" fo:line-height="115%" style:writing-mode="lr-tb"/>
    </style:style>
    <style:style style:name="P322" style:family="paragraph" style:parent-style-name="Standard">
      <style:paragraph-properties fo:break-before="auto" fo:line-height="115%" style:writing-mode="lr-tb"/>
    </style:style>
    <style:style style:name="P323" style:family="paragraph" style:parent-style-name="Standard">
      <style:paragraph-properties fo:break-before="auto" fo:line-height="115%" style:writing-mode="lr-tb"/>
    </style:style>
    <style:style style:name="P324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line-height="115%" style:writing-mode="lr-tb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P3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font-weight="bold" style:font-weight-asian="bold" style:font-weight-complex="bold"/>
    </style:style>
    <style:style style:name="P331" style:family="paragraph" style:parent-style-name="Standard">
      <style:paragraph-properties fo:break-before="auto" fo:line-height="115%" style:writing-mode="lr-tb"/>
    </style:style>
    <style:style style:name="P332" style:family="paragraph" style:parent-style-name="Heading_20_2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P334" style:family="paragraph" style:parent-style-name="Standard">
      <style:paragraph-properties fo:break-before="auto" fo:line-height="115%" style:writing-mode="lr-tb"/>
    </style:style>
    <style:style style:name="Table21" style:family="table">
      <style:table-properties table:align="left" style:width="16.563cm" fo:margin-left="-0.053cm"/>
    </style:style>
    <style:style style:name="Column40" style:family="table-column">
      <style:table-column-properties style:column-width="3.201cm"/>
    </style:style>
    <style:style style:name="Column41" style:family="table-column">
      <style:table-column-properties style:column-width="13.361cm"/>
    </style:style>
    <style:style style:name="Row46" style:family="table-row"/>
    <style:style style:name="Cell90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9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94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96" style:family="table-cell">
      <style:table-cell-properties fo:background-color="#ffd966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fo:background-color="#ffd966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98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P346" style:family="paragraph" style:parent-style-name="Standard">
      <style:paragraph-properties fo:break-before="auto" fo:line-height="115%" style:writing-mode="lr-tb"/>
    </style:style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Heading_20_2">
      <style:paragraph-properties fo:break-before="auto" fo:line-height="115%" style:writing-mode="lr-tb"/>
    </style:style>
    <style:style style:name="T350_1" style:family="text"/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break-before="auto" fo:line-height="115%" style:writing-mode="lr-tb"/>
    </style:style>
    <style:style style:name="Table22" style:family="table">
      <style:table-properties table:align="left" style:width="16.51cm" fo:margin-left="0cm"/>
    </style:style>
    <style:style style:name="Column42" style:family="table-column">
      <style:table-column-properties style:column-width="4.075cm"/>
    </style:style>
    <style:style style:name="Column43" style:family="table-column">
      <style:table-column-properties style:column-width="12.435cm"/>
    </style:style>
    <style:style style:name="Row51" style:family="table-row"/>
    <style:style style:name="Cell100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02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04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06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108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10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12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114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16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18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120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22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24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26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fo:background-color="#6aa84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1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P382" style:family="paragraph" style:parent-style-name="Heading_20_4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P384" style:family="paragraph" style:parent-style-name="Standard">
      <style:paragraph-properties fo:break-before="auto" fo:line-height="115%" style:writing-mode="lr-tb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P386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386_1" style:family="text"/>
    <style:style style:name="T386_2" style:family="text"/>
    <style:style style:name="T386_3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P388" style:family="paragraph" style:parent-style-name="Standard">
      <style:paragraph-properties fo:break-before="auto" fo:line-height="115%" style:writing-mode="lr-tb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P390" style:family="paragraph" style:parent-style-name="Standard">
      <style:paragraph-properties fo:break-before="auto" fo:line-height="115%" style:writing-mode="lr-tb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P39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23" style:family="table">
      <style:table-properties table:align="left" style:width="16.51cm" fo:margin-left="0cm"/>
    </style:style>
    <style:style style:name="Column44" style:family="table-column">
      <style:table-column-properties style:column-width="3.387cm"/>
    </style:style>
    <style:style style:name="Column45" style:family="table-column">
      <style:table-column-properties style:column-width="13.123cm"/>
    </style:style>
    <style:style style:name="Row65" style:family="table-row"/>
    <style:style style:name="Cell12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break-before="auto" fo:line-height="115%" style:writing-mode="lr-tb"/>
    </style:style>
    <style:style style:name="P397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397_1" style:family="text"/>
    <style:style style:name="T397_2" style:family="text"/>
    <style:style style:name="T397_3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P399" style:family="paragraph" style:parent-style-name="Standard">
      <style:paragraph-properties fo:break-before="auto" fo:line-height="115%" style:writing-mode="lr-tb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P40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24" style:family="table">
      <style:table-properties table:align="left" style:width="16.51cm" fo:margin-left="0cm"/>
    </style:style>
    <style:style style:name="Column46" style:family="table-column">
      <style:table-column-properties style:column-width="3.387cm"/>
    </style:style>
    <style:style style:name="Column47" style:family="table-column">
      <style:table-column-properties style:column-width="13.123cm"/>
    </style:style>
    <style:style style:name="Row66" style:family="table-row"/>
    <style:style style:name="Cell13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break-before="auto" fo:line-height="115%" style:writing-mode="lr-tb"/>
    </style:style>
    <style:style style:name="P408" style:family="paragraph" style:parent-style-name="Standard">
      <style:paragraph-properties fo:break-before="auto" fo:line-height="115%" style:writing-mode="lr-tb"/>
    </style:style>
    <style:style style:name="P409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409_1" style:family="text"/>
    <style:style style:name="T409_2" style:family="text"/>
    <style:style style:name="T409_3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P413" style:family="paragraph" style:parent-style-name="Standard">
      <style:paragraph-properties fo:break-before="auto" fo:line-height="115%" style:writing-mode="lr-tb"/>
    </style:style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P4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25" style:family="table">
      <style:table-properties table:align="left" style:width="16.51cm" fo:margin-left="0cm"/>
    </style:style>
    <style:style style:name="Column48" style:family="table-column">
      <style:table-column-properties style:column-width="3.387cm"/>
    </style:style>
    <style:style style:name="Column49" style:family="table-column">
      <style:table-column-properties style:column-width="13.123cm"/>
    </style:style>
    <style:style style:name="Row67" style:family="table-row"/>
    <style:style style:name="Cell13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13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break-before="auto" fo:line-height="115%" style:writing-mode="lr-tb"/>
    </style:style>
    <style:style style:name="P423" style:family="paragraph" style:parent-style-name="Standard">
      <style:paragraph-properties fo:break-before="auto" fo:line-height="115%" style:writing-mode="lr-tb"/>
    </style:style>
    <style:style style:name="P424" style:family="paragraph" style:parent-style-name="Standard">
      <style:paragraph-properties fo:break-before="auto" fo:line-height="115%" style:writing-mode="lr-tb"/>
    </style:style>
    <style:style style:name="P425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425_1" style:family="text"/>
    <style:style style:name="T425_2" style:family="text"/>
    <style:style style:name="T425_3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P429" style:family="paragraph" style:parent-style-name="Standard">
      <style:paragraph-properties fo:break-before="auto" fo:line-height="115%" style:writing-mode="lr-tb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P4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26" style:family="table">
      <style:table-properties table:align="left" style:width="16.51cm" fo:margin-left="0cm"/>
    </style:style>
    <style:style style:name="Column50" style:family="table-column">
      <style:table-column-properties style:column-width="3.387cm"/>
    </style:style>
    <style:style style:name="Column51" style:family="table-column">
      <style:table-column-properties style:column-width="13.123cm"/>
    </style:style>
    <style:style style:name="Row69" style:family="table-row"/>
    <style:style style:name="Cell13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break-before="auto" fo:line-height="115%" style:writing-mode="lr-tb"/>
    </style:style>
    <style:style style:name="P436" style:family="paragraph" style:parent-style-name="Standard">
      <style:paragraph-properties fo:break-before="auto" fo:line-height="115%" style:writing-mode="lr-tb"/>
    </style:style>
    <style:style style:name="P437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437_1" style:family="text"/>
    <style:style style:name="T437_2" style:family="text"/>
    <style:style style:name="T437_3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P44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27" style:family="table">
      <style:table-properties table:align="left" style:width="16.51cm" fo:margin-left="0cm"/>
    </style:style>
    <style:style style:name="Column52" style:family="table-column">
      <style:table-column-properties style:column-width="3.387cm"/>
    </style:style>
    <style:style style:name="Column53" style:family="table-column">
      <style:table-column-properties style:column-width="13.123cm"/>
    </style:style>
    <style:style style:name="Row70" style:family="table-row"/>
    <style:style style:name="Cell13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break-before="auto" fo:line-height="115%" style:writing-mode="lr-tb"/>
    </style:style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style:writing-mode="lr-tb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P449" style:family="paragraph" style:parent-style-name="Standard">
      <style:paragraph-properties fo:break-before="auto" fo:line-height="115%" style:writing-mode="lr-tb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P451" style:family="paragraph" style:parent-style-name="Standard">
      <style:paragraph-properties fo:break-before="auto" fo:line-height="115%" style:writing-mode="lr-tb"/>
    </style:style>
    <style:style style:name="P452" style:family="paragraph" style:parent-style-name="Standard">
      <style:paragraph-properties fo:break-before="auto" fo:line-height="115%" style:writing-mode="lr-tb"/>
    </style:style>
    <style:style style:name="P453" style:family="paragraph" style:parent-style-name="Heading_20_2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P454" style:family="paragraph" style:parent-style-name="Standard">
      <style:paragraph-properties fo:break-before="auto" fo:line-height="115%" style:writing-mode="lr-tb"/>
    </style:style>
    <style:style style:name="Table28" style:family="table">
      <style:table-properties table:align="left" style:width="16.51cm" fo:margin-left="0cm"/>
    </style:style>
    <style:style style:name="Column54" style:family="table-column">
      <style:table-column-properties style:column-width="8.255cm"/>
    </style:style>
    <style:style style:name="Column55" style:family="table-column">
      <style:table-column-properties style:column-width="8.255cm"/>
    </style:style>
    <style:style style:name="Row71" style:family="table-row"/>
    <style:style style:name="Cell140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5_1" style:family="text" style:parent-style-name="Standard"/>
    <style:style style:name="P4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9" style:family="text" style:parent-style-name="Standard"/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9" style:family="text" style:parent-style-name="Standard"/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9_4" style:family="text" style:parent-style-name="Standard"/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0_5" style:family="text" style:parent-style-name="Standard"/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2" style:family="table-row"/>
    <style:style style:name="Cell142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3" style:family="table-row"/>
    <style:style style:name="Cell144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break-before="auto" fo:line-height="115%" style:writing-mode="lr-tb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P470" style:family="paragraph" style:parent-style-name="Standard">
      <style:paragraph-properties fo:break-before="auto" fo:line-height="115%" style:writing-mode="lr-tb"/>
    </style:style>
    <style:style style:name="P471" style:family="paragraph" style:parent-style-name="Heading_20_1">
      <style:paragraph-properties fo:break-before="auto" fo:line-height="115%" style:writing-mode="lr-tb"/>
    </style:style>
    <style:style style:name="T471_1" style:family="text" style:parent-style-name="Heading_20_1"/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T473_19" style:family="text"/>
    <style:style style:name="T473_20" style:family="text"/>
    <style:style style:name="T473_21" style:family="text"/>
    <style:style style:name="T473_22" style:family="text"/>
    <style:style style:name="T473_23" style:family="text"/>
    <style:style style:name="T473_24" style:family="text"/>
    <style:style style:name="T473_25" style:family="text"/>
    <style:style style:name="T473_26" style:family="text"/>
    <style:style style:name="T473_27" style:family="text"/>
    <style:style style:name="T473_28" style:family="text"/>
    <style:style style:name="T473_29" style:family="text"/>
    <style:style style:name="T473_30" style:family="text"/>
    <style:style style:name="P474" style:family="paragraph" style:parent-style-name="Standard">
      <style:paragraph-properties fo:break-before="auto" fo:line-height="115%" style:writing-mode="lr-tb"/>
    </style:style>
    <style:style style:name="P47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29" style:family="table">
      <style:table-properties table:align="left" style:width="16.51cm" fo:margin-left="0cm"/>
    </style:style>
    <style:style style:name="Column56" style:family="table-column">
      <style:table-column-properties style:column-width="3.387cm"/>
    </style:style>
    <style:style style:name="Column57" style:family="table-column">
      <style:table-column-properties style:column-width="13.123cm"/>
    </style:style>
    <style:style style:name="Row74" style:family="table-row"/>
    <style:style style:name="Cell14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5" style:family="table-row"/>
    <style:style style:name="Cell14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2" style:family="paragraph" style:parent-style-name="Standard">
      <style:paragraph-properties fo:break-before="auto" fo:line-height="115%" style:writing-mode="lr-tb"/>
    </style:style>
    <style:style style:name="P483" style:family="paragraph" style:parent-style-name="Heading_20_1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T484_17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T485_11" style:family="text"/>
    <style:style style:name="T485_12" style:family="text"/>
    <style:style style:name="T485_13" style:family="text"/>
    <style:style style:name="T485_14" style:family="text"/>
    <style:style style:name="T485_15" style:family="text"/>
    <style:style style:name="T485_16" style:family="text"/>
    <style:style style:name="T485_17" style:family="text"/>
    <style:style style:name="T485_18" style:family="text"/>
    <style:style style:name="T485_19" style:family="text"/>
    <style:style style:name="T485_20" style:family="text"/>
    <style:style style:name="T485_21" style:family="text"/>
    <style:style style:name="P486" style:family="paragraph" style:parent-style-name="Heading_20_2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P487" style:family="paragraph" style:parent-style-name="Standard">
      <style:paragraph-properties fo:break-before="auto" fo:line-height="115%" style:writing-mode="lr-tb"/>
    </style:style>
    <style:style style:name="Table30" style:family="table">
      <style:table-properties table:align="left" style:width="16.51cm" fo:margin-left="0cm"/>
    </style:style>
    <style:style style:name="Column58" style:family="table-column">
      <style:table-column-properties style:column-width="5.503cm"/>
    </style:style>
    <style:style style:name="Column59" style:family="table-column">
      <style:table-column-properties style:column-width="5.503cm"/>
    </style:style>
    <style:style style:name="Column60" style:family="table-column">
      <style:table-column-properties style:column-width="5.503cm"/>
    </style:style>
    <style:style style:name="Row76" style:family="table-row"/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7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8" style:family="table-row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5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6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9" style:family="table-row"/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8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9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9_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0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0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0" style:family="table-row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1" style:family="table-row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4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05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5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2" style:family="table-row"/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3" style:family="table-row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13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3_1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4" style:family="table-row"/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5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16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1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6_1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5" style:family="table-row"/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6" style:family="table-row"/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7" style:family="table-row"/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8" style:family="table-row"/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9" style:family="table-row"/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0" style:family="table-row"/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1" style:family="table-row"/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2" style:family="table-row"/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0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0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41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1_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3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3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3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44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4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4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5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1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1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1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5_1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4" style:family="table-row"/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5" style:family="table-row"/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6" style:family="table-row"/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2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53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1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2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3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3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3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3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3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3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3_3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5" style:family="paragraph" style:parent-style-name="Standard">
      <style:paragraph-properties fo:break-before="auto" fo:line-height="115%" style:writing-mode="lr-tb"/>
    </style:style>
    <style:style style:name="P556" style:family="paragraph" style:parent-style-name="Heading_20_2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P557" style:family="paragraph" style:parent-style-name="Standard">
      <style:paragraph-properties fo:break-before="auto" fo:line-height="115%" style:writing-mode="lr-tb"/>
    </style:style>
    <style:style style:name="Table31" style:family="table">
      <style:table-properties table:align="left" style:width="16.51cm" fo:margin-left="0cm"/>
    </style:style>
    <style:style style:name="Column61" style:family="table-column">
      <style:table-column-properties style:column-width="5.503cm"/>
    </style:style>
    <style:style style:name="Column62" style:family="table-column">
      <style:table-column-properties style:column-width="5.503cm"/>
    </style:style>
    <style:style style:name="Column63" style:family="table-column">
      <style:table-column-properties style:column-width="5.503cm"/>
    </style:style>
    <style:style style:name="Row97" style:family="table-row"/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8" style:family="table-row"/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9" style:family="table-row"/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0" style:family="table-row"/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7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8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8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9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10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1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1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1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1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1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1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8_1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1" style:family="table-row"/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2" style:family="table-row"/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3" style:family="table-row"/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4" style:family="table-row"/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5" style:family="table-row"/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6" style:family="table-row"/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7" style:family="table-row"/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8" style:family="table-row"/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9" style:family="table-row"/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0" style:family="table-row"/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9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00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4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5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6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0_7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1" style:family="table-row"/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2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03_1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3_2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3_3" style:family="text">
      <style:text-properties fo:background-color="#ffff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5" style:family="paragraph" style:parent-style-name="Standard">
      <style:paragraph-properties fo:break-before="auto" fo:line-height="115%" style:writing-mode="lr-tb"/>
    </style:style>
    <style:style style:name="P606" style:family="paragraph" style:parent-style-name="Standard">
      <style:paragraph-properties fo:break-before="auto" fo:line-height="115%" style:writing-mode="lr-tb"/>
    </style:style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</office:automatic-styles>
  <office:body>
    <office:text>
      <text:p text:style-name="P1"><text:bookmark-start text:name="h.a81eg3q8m9u"/><text:bookmark-end text:name="h.a81eg3q8m9u"/><text:span text:style-name="T1_1"><text:tab/></text:span></text:p>
      <text:p text:style-name="P2"><text:span text:style-name="T2_1"><text:a xlink:type="simple" xlink:href="#h.e131h3fg2j85"><text:span text:style-name="T2_2">Получение</text:span></text:a></text:span><text:span text:style-name="T2_3"><text:a xlink:type="simple" xlink:href="#h.e131h3fg2j85"><text:span text:style-name="T2_4"><text:s/></text:span></text:a></text:span><text:span text:style-name="T2_5"><text:a xlink:type="simple" xlink:href="#h.e131h3fg2j85"><text:span text:style-name="T2_6">access</text:span></text:a></text:span><text:span text:style-name="T2_7"><text:a xlink:type="simple" xlink:href="#h.e131h3fg2j85"><text:span text:style-name="T2_8">_</text:span></text:a></text:span><text:span text:style-name="T2_9"><text:a xlink:type="simple" xlink:href="#h.e131h3fg2j85"><text:span text:style-name="T2_10">token</text:span></text:a></text:span></text:p>
      <text:p text:style-name="P3"><text:span text:style-name="T3_1"><text:a xlink:type="simple" xlink:href="#h.s5l31j9zz2h8"><text:span text:style-name="T3_2">Права</text:span></text:a></text:span><text:span text:style-name="T3_3"><text:a xlink:type="simple" xlink:href="#h.s5l31j9zz2h8"><text:span text:style-name="T3_4"><text:s/></text:span></text:a></text:span><text:span text:style-name="T3_5"><text:a xlink:type="simple" xlink:href="#h.s5l31j9zz2h8"><text:span text:style-name="T3_6">доступа</text:span></text:a></text:span><text:span text:style-name="T3_7"><text:a xlink:type="simple" xlink:href="#h.s5l31j9zz2h8"><text:span text:style-name="T3_8"><text:s/></text:span></text:a></text:span><text:span text:style-name="T3_9"><text:a xlink:type="simple" xlink:href="#h.s5l31j9zz2h8"><text:span text:style-name="T3_10">пользователей</text:span></text:a></text:span></text:p>
      <text:p text:style-name="P4"><text:span text:style-name="T4_1"><text:a xlink:type="simple" xlink:href="#h.ir1ic8xqmylz"><text:span text:style-name="T4_2">Работа</text:span></text:a></text:span><text:span text:style-name="T4_3"><text:a xlink:type="simple" xlink:href="#h.ir1ic8xqmylz"><text:span text:style-name="T4_4"><text:s/></text:span></text:a></text:span><text:span text:style-name="T4_5"><text:a xlink:type="simple" xlink:href="#h.ir1ic8xqmylz"><text:span text:style-name="T4_6">с</text:span></text:a></text:span><text:span text:style-name="T4_7"><text:a xlink:type="simple" xlink:href="#h.ir1ic8xqmylz"><text:span text:style-name="T4_8"><text:s/></text:span></text:a></text:span><text:span text:style-name="T4_9"><text:a xlink:type="simple" xlink:href="#h.ir1ic8xqmylz"><text:span text:style-name="T4_10">датами</text:span></text:a></text:span></text:p>
      <text:p text:style-name="P5"><text:span text:style-name="T5_1"><text:a xlink:type="simple" xlink:href="#h.q4a7neijwvyu"><text:span text:style-name="T5_2">Список</text:span></text:a></text:span><text:span text:style-name="T5_3"><text:a xlink:type="simple" xlink:href="#h.q4a7neijwvyu"><text:span text:style-name="T5_4"><text:s/></text:span></text:a></text:span><text:span text:style-name="T5_5"><text:a xlink:type="simple" xlink:href="#h.q4a7neijwvyu"><text:span text:style-name="T5_6">методов</text:span></text:a></text:span><text:span text:style-name="T5_7"><text:a xlink:type="simple" xlink:href="#h.q4a7neijwvyu"><text:span text:style-name="T5_8"><text:s/></text:span></text:a></text:span><text:span text:style-name="T5_9"><text:a xlink:type="simple" xlink:href="#h.q4a7neijwvyu"><text:span text:style-name="T5_10">и</text:span></text:a></text:span><text:span text:style-name="T5_11"><text:a xlink:type="simple" xlink:href="#h.q4a7neijwvyu"><text:span text:style-name="T5_12"><text:s/></text:span></text:a></text:span><text:span text:style-name="T5_13"><text:a xlink:type="simple" xlink:href="#h.q4a7neijwvyu"><text:span text:style-name="T5_14">их</text:span></text:a></text:span><text:span text:style-name="T5_15"><text:a xlink:type="simple" xlink:href="#h.q4a7neijwvyu"><text:span text:style-name="T5_16"><text:s/></text:span></text:a></text:span><text:span text:style-name="T5_17"><text:a xlink:type="simple" xlink:href="#h.q4a7neijwvyu"><text:span text:style-name="T5_18">описание</text:span></text:a></text:span></text:p>
      <text:p text:style-name="P6"><text:span text:style-name="T6_1"><text:a xlink:type="simple" xlink:href="#h.3rk2rln4lul2"><text:span text:style-name="T6_2">Общее</text:span></text:a></text:span><text:span text:style-name="T6_3"><text:a xlink:type="simple" xlink:href="#h.3rk2rln4lul2"><text:span text:style-name="T6_4"><text:s/></text:span></text:a></text:span><text:span text:style-name="T6_5"><text:a xlink:type="simple" xlink:href="#h.3rk2rln4lul2"><text:span text:style-name="T6_6">описание</text:span></text:a></text:span></text:p>
      <text:p text:style-name="P7"><text:span text:style-name="T7_1"><text:a xlink:type="simple" xlink:href="#h.1ghqnq1suqxs"><text:span text:style-name="T7_2">Правила</text:span></text:a></text:span><text:span text:style-name="T7_3"><text:a xlink:type="simple" xlink:href="#h.1ghqnq1suqxs"><text:span text:style-name="T7_4"><text:s/></text:span></text:a></text:span><text:span text:style-name="T7_5"><text:a xlink:type="simple" xlink:href="#h.1ghqnq1suqxs"><text:span text:style-name="T7_6">оформления</text:span></text:a></text:span><text:span text:style-name="T7_7"><text:a xlink:type="simple" xlink:href="#h.1ghqnq1suqxs"><text:span text:style-name="T7_8"><text:s/></text:span></text:a></text:span><text:span text:style-name="T7_9"><text:a xlink:type="simple" xlink:href="#h.1ghqnq1suqxs"><text:span text:style-name="T7_10">методов</text:span></text:a></text:span></text:p>
      <text:p text:style-name="P8"><text:span text:style-name="T8_1"><text:a xlink:type="simple" xlink:href="#h.nt6u3qjy43xj"><text:span text:style-name="T8_2">Пользователи</text:span></text:a></text:span></text:p>
      <text:p text:style-name="P9"><text:span text:style-name="T9_1"><text:a xlink:type="simple" xlink:href="#h.oqvqzycgp6lw"><text:span text:style-name="T9_2">user</text:span></text:a></text:span><text:span text:style-name="T9_3"><text:a xlink:type="simple" xlink:href="#h.oqvqzycgp6lw"><text:span text:style-name="T9_4">.</text:span></text:a></text:span><text:span text:style-name="T9_5"><text:a xlink:type="simple" xlink:href="#h.oqvqzycgp6lw"><text:span text:style-name="T9_6">get</text:span></text:a></text:span></text:p>
      <text:p text:style-name="P10"><text:span text:style-name="T10_1"><text:a xlink:type="simple" xlink:href="#h.utphjo5tjr3f"><text:span text:style-name="T10_2">user</text:span></text:a></text:span><text:span text:style-name="T10_3"><text:a xlink:type="simple" xlink:href="#h.utphjo5tjr3f"><text:span text:style-name="T10_4">.</text:span></text:a></text:span><text:span text:style-name="T10_5"><text:a xlink:type="simple" xlink:href="#h.utphjo5tjr3f"><text:span text:style-name="T10_6">list</text:span></text:a></text:span></text:p>
      <text:p text:style-name="P11"><text:span text:style-name="T11_1"><text:a xlink:type="simple" xlink:href="#h.t1ah89o3wxdp"><text:span text:style-name="T11_2">user</text:span></text:a></text:span><text:span text:style-name="T11_3"><text:a xlink:type="simple" xlink:href="#h.t1ah89o3wxdp"><text:span text:style-name="T11_4">.</text:span></text:a></text:span><text:span text:style-name="T11_5"><text:a xlink:type="simple" xlink:href="#h.t1ah89o3wxdp"><text:span text:style-name="T11_6">delete</text:span></text:a></text:span></text:p>
      <text:p text:style-name="P12"><text:span text:style-name="T12_1"><text:a xlink:type="simple" xlink:href="#h.4dpecmwixzo"><text:span text:style-name="T12_2">user</text:span></text:a></text:span><text:span text:style-name="T12_3"><text:a xlink:type="simple" xlink:href="#h.4dpecmwixzo"><text:span text:style-name="T12_4">.</text:span></text:a></text:span><text:span text:style-name="T12_5"><text:a xlink:type="simple" xlink:href="#h.4dpecmwixzo"><text:span text:style-name="T12_6">search</text:span></text:a></text:span></text:p>
      <text:p text:style-name="P13"><text:span text:style-name="T13_1"><text:a xlink:type="simple" xlink:href="#h.mq6t3raeaxo7"><text:span text:style-name="T13_2">Аккаунт</text:span></text:a></text:span></text:p>
      <text:p text:style-name="P14"><text:span text:style-name="T14_1"><text:a xlink:type="simple" xlink:href="#h.hohrvlsdfs8q"><text:span text:style-name="T14_2">account</text:span></text:a></text:span><text:span text:style-name="T14_3"><text:a xlink:type="simple" xlink:href="#h.hohrvlsdfs8q"><text:span text:style-name="T14_4">.</text:span></text:a></text:span><text:span text:style-name="T14_5"><text:a xlink:type="simple" xlink:href="#h.hohrvlsdfs8q"><text:span text:style-name="T14_6">getProfileInfo</text:span></text:a></text:span></text:p>
      <text:p text:style-name="P15"><text:span text:style-name="T15_1"><text:a xlink:type="simple" xlink:href="#h.1mgdqu47b1oa"><text:span text:style-name="T15_2">account</text:span></text:a></text:span><text:span text:style-name="T15_3"><text:a xlink:type="simple" xlink:href="#h.1mgdqu47b1oa"><text:span text:style-name="T15_4">.</text:span></text:a></text:span><text:span text:style-name="T15_5"><text:a xlink:type="simple" xlink:href="#h.1mgdqu47b1oa"><text:span text:style-name="T15_6">saveProfileInfo</text:span></text:a></text:span></text:p>
      <text:p text:style-name="P16"><text:span text:style-name="T16_1"><text:a xlink:type="simple" xlink:href="#h.xvfj0yfsemph"><text:span text:style-name="T16_2">account</text:span></text:a></text:span><text:span text:style-name="T16_3"><text:a xlink:type="simple" xlink:href="#h.xvfj0yfsemph"><text:span text:style-name="T16_4">.</text:span></text:a></text:span><text:span text:style-name="T16_5"><text:a xlink:type="simple" xlink:href="#h.xvfj0yfsemph"><text:span text:style-name="T16_6">changePassword</text:span></text:a></text:span></text:p>
      <text:p text:style-name="P17"><text:span text:style-name="T17_1"><text:a xlink:type="simple" xlink:href="#h.d0bumekqtbb2"><text:span text:style-name="T17_2">Игры</text:span></text:a></text:span></text:p>
      <text:p text:style-name="P18"><text:span text:style-name="T18_1"><text:a xlink:type="simple" xlink:href="#h.7q3uyy83pwbe"><text:span text:style-name="T18_2">games</text:span></text:a></text:span><text:span text:style-name="T18_3"><text:a xlink:type="simple" xlink:href="#h.7q3uyy83pwbe"><text:span text:style-name="T18_4">.</text:span></text:a></text:span><text:span text:style-name="T18_5"><text:a xlink:type="simple" xlink:href="#h.7q3uyy83pwbe"><text:span text:style-name="T18_6">create</text:span></text:a></text:span></text:p>
      <text:p text:style-name="P19"><text:span text:style-name="T19_1"><text:a xlink:type="simple" xlink:href="#h.sxsv52m0ve4"><text:span text:style-name="T19_2">games</text:span></text:a></text:span><text:span text:style-name="T19_3"><text:a xlink:type="simple" xlink:href="#h.sxsv52m0ve4"><text:span text:style-name="T19_4">.</text:span></text:a></text:span><text:span text:style-name="T19_5"><text:a xlink:type="simple" xlink:href="#h.sxsv52m0ve4"><text:span text:style-name="T19_6">list</text:span></text:a></text:span></text:p>
      <text:p text:style-name="P20"><text:span text:style-name="T20_1"><text:a xlink:type="simple" xlink:href="#h.40zmmulgsf1g"><text:span text:style-name="T20_2">games</text:span></text:a></text:span><text:span text:style-name="T20_3"><text:a xlink:type="simple" xlink:href="#h.40zmmulgsf1g"><text:span text:style-name="T20_4">.</text:span></text:a></text:span><text:span text:style-name="T20_5"><text:a xlink:type="simple" xlink:href="#h.40zmmulgsf1g"><text:span text:style-name="T20_6">get</text:span></text:a></text:span></text:p>
      <text:p text:style-name="P21"><text:span text:style-name="T21_1"><text:a xlink:type="simple" xlink:href="#h.3pr8p6d2d9u2"><text:span text:style-name="T21_2">games</text:span></text:a></text:span><text:span text:style-name="T21_3"><text:a xlink:type="simple" xlink:href="#h.3pr8p6d2d9u2"><text:span text:style-name="T21_4">.</text:span></text:a></text:span><text:span text:style-name="T21_5"><text:a xlink:type="simple" xlink:href="#h.3pr8p6d2d9u2"><text:span text:style-name="T21_6">delete</text:span></text:a></text:span></text:p>
      <text:p text:style-name="P22"><text:span text:style-name="T22_1"><text:a xlink:type="simple" xlink:href="#h.9hb0hfupvozy"><text:span text:style-name="T22_2">Команды</text:span></text:a></text:span></text:p>
      <text:p text:style-name="P23"><text:span text:style-name="T23_1"><text:a xlink:type="simple" xlink:href="#h.5ea4y5ryxlnq"><text:span text:style-name="T23_2">teams</text:span></text:a></text:span><text:span text:style-name="T23_3"><text:a xlink:type="simple" xlink:href="#h.5ea4y5ryxlnq"><text:span text:style-name="T23_4">.</text:span></text:a></text:span><text:span text:style-name="T23_5"><text:a xlink:type="simple" xlink:href="#h.5ea4y5ryxlnq"><text:span text:style-name="T23_6">create</text:span></text:a></text:span></text:p>
      <text:p text:style-name="P24"><text:span text:style-name="T24_1"><text:a xlink:type="simple" xlink:href="#h.zg9v4typ1e6b"><text:span text:style-name="T24_2">teams</text:span></text:a></text:span><text:span text:style-name="T24_3"><text:a xlink:type="simple" xlink:href="#h.zg9v4typ1e6b"><text:span text:style-name="T24_4">.</text:span></text:a></text:span><text:span text:style-name="T24_5"><text:a xlink:type="simple" xlink:href="#h.zg9v4typ1e6b"><text:span text:style-name="T24_6">edit</text:span></text:a></text:span></text:p>
      <text:p text:style-name="P25"><text:span text:style-name="T25_1"><text:a xlink:type="simple" xlink:href="#h.h2u0jl4hoens"><text:span text:style-name="T25_2">teams</text:span></text:a></text:span><text:span text:style-name="T25_3"><text:a xlink:type="simple" xlink:href="#h.h2u0jl4hoens"><text:span text:style-name="T25_4">.</text:span></text:a></text:span><text:span text:style-name="T25_5"><text:a xlink:type="simple" xlink:href="#h.h2u0jl4hoens"><text:span text:style-name="T25_6">delete</text:span></text:a></text:span></text:p>
      <text:p text:style-name="P26"><text:span text:style-name="T26_1"><text:a xlink:type="simple" xlink:href="#h.2udoiug060zj"><text:span text:style-name="T26_2">teams</text:span></text:a></text:span><text:span text:style-name="T26_3"><text:a xlink:type="simple" xlink:href="#h.2udoiug060zj"><text:span text:style-name="T26_4">.</text:span></text:a></text:span><text:span text:style-name="T26_5"><text:a xlink:type="simple" xlink:href="#h.2udoiug060zj"><text:span text:style-name="T26_6">get</text:span></text:a></text:span></text:p>
      <text:p text:style-name="P27"><text:span text:style-name="T27_1"><text:a xlink:type="simple" xlink:href="#h.qofzg0yttqew"><text:span text:style-name="T27_2">teams</text:span></text:a></text:span><text:span text:style-name="T27_3"><text:a xlink:type="simple" xlink:href="#h.qofzg0yttqew"><text:span text:style-name="T27_4">.</text:span></text:a></text:span><text:span text:style-name="T27_5"><text:a xlink:type="simple" xlink:href="#h.qofzg0yttqew"><text:span text:style-name="T27_6">list</text:span></text:a></text:span></text:p>
      <text:p text:style-name="P28"><text:span text:style-name="T28_1"><text:a xlink:type="simple" xlink:href="#h.gy2tzv1el7nr"><text:span text:style-name="T28_2">Страницы</text:span></text:a></text:span></text:p>
      <text:p text:style-name="P29"><text:span text:style-name="T29_1"><text:a xlink:type="simple" xlink:href="#h.qwyl796l6ngg"><text:span text:style-name="T29_2">Квесты</text:span></text:a></text:span></text:p>
      <text:p text:style-name="P30"><text:span text:style-name="T30_1"><text:a xlink:type="simple" xlink:href="#h.38ir227t8g4d"><text:span text:style-name="T30_2">quest</text:span></text:a></text:span><text:span text:style-name="T30_3"><text:a xlink:type="simple" xlink:href="#h.38ir227t8g4d"><text:span text:style-name="T30_4">.</text:span></text:a></text:span><text:span text:style-name="T30_5"><text:a xlink:type="simple" xlink:href="#h.38ir227t8g4d"><text:span text:style-name="T30_6">create</text:span></text:a></text:span></text:p>
      <text:p text:style-name="P31"><text:span text:style-name="T31_1"><text:a xlink:type="simple" xlink:href="#h.h1y6iud6g8et"><text:span text:style-name="T31_2">quest</text:span></text:a></text:span><text:span text:style-name="T31_3"><text:a xlink:type="simple" xlink:href="#h.h1y6iud6g8et"><text:span text:style-name="T31_4">.</text:span></text:a></text:span><text:span text:style-name="T31_5"><text:a xlink:type="simple" xlink:href="#h.h1y6iud6g8et"><text:span text:style-name="T31_6">addSection</text:span></text:a></text:span></text:p>
      <text:p text:style-name="P32"><text:span text:style-name="T32_1"><text:a xlink:type="simple" xlink:href="#h.2z6k9524jj6"><text:span text:style-name="T32_2">quest</text:span></text:a></text:span><text:span text:style-name="T32_3"><text:a xlink:type="simple" xlink:href="#h.2z6k9524jj6"><text:span text:style-name="T32_4">.</text:span></text:a></text:span><text:span text:style-name="T32_5"><text:a xlink:type="simple" xlink:href="#h.2z6k9524jj6"><text:span text:style-name="T32_6">getSection</text:span></text:a></text:span></text:p>
      <text:p text:style-name="P33"><text:span text:style-name="T33_1"><text:a xlink:type="simple" xlink:href="#h.54c8w42na5j1"><text:span text:style-name="T33_2">quest</text:span></text:a></text:span><text:span text:style-name="T33_3"><text:a xlink:type="simple" xlink:href="#h.54c8w42na5j1"><text:span text:style-name="T33_4">.</text:span></text:a></text:span><text:span text:style-name="T33_5"><text:a xlink:type="simple" xlink:href="#h.54c8w42na5j1"><text:span text:style-name="T33_6">editSection</text:span></text:a></text:span></text:p>
      <text:p text:style-name="P34"><text:span text:style-name="T34_1"><text:a xlink:type="simple" xlink:href="#h.c5q2srpw4zul"><text:span text:style-name="T34_2">quest</text:span></text:a></text:span><text:span text:style-name="T34_3"><text:a xlink:type="simple" xlink:href="#h.c5q2srpw4zul"><text:span text:style-name="T34_4">.</text:span></text:a></text:span><text:span text:style-name="T34_5"><text:a xlink:type="simple" xlink:href="#h.c5q2srpw4zul"><text:span text:style-name="T34_6">deleteSection</text:span></text:a></text:span></text:p>
      <text:p text:style-name="P35"><text:span text:style-name="T35_1"><text:a xlink:type="simple" xlink:href="#h.qfs0inswvr2"><text:span text:style-name="T35_2">quest</text:span></text:a></text:span><text:span text:style-name="T35_3"><text:a xlink:type="simple" xlink:href="#h.qfs0inswvr2"><text:span text:style-name="T35_4">.</text:span></text:a></text:span><text:span text:style-name="T35_5"><text:a xlink:type="simple" xlink:href="#h.qfs0inswvr2"><text:span text:style-name="T35_6">listSection</text:span></text:a></text:span></text:p>
      <text:p text:style-name="P36"><text:span text:style-name="T36_1"><text:a xlink:type="simple" xlink:href="#h.fdznw0odisnm"><text:span text:style-name="T36_2">Авторизация</text:span></text:a></text:span><text:span text:style-name="T36_3"><text:a xlink:type="simple" xlink:href="#h.fdznw0odisnm"><text:span text:style-name="T36_4"><text:s/>(</text:span></text:a></text:span><text:span text:style-name="T36_5"><text:a xlink:type="simple" xlink:href="#h.fdznw0odisnm"><text:span text:style-name="T36_6">метод</text:span></text:a></text:span><text:span text:style-name="T36_7"><text:a xlink:type="simple" xlink:href="#h.fdznw0odisnm"><text:span text:style-name="T36_8"><text:s/></text:span></text:a></text:span><text:span text:style-name="T36_9"><text:a xlink:type="simple" xlink:href="#h.fdznw0odisnm"><text:span text:style-name="T36_10">не</text:span></text:a></text:span><text:span text:style-name="T36_11"><text:a xlink:type="simple" xlink:href="#h.fdznw0odisnm"><text:span text:style-name="T36_12"><text:s/></text:span></text:a></text:span><text:span text:style-name="T36_13"><text:a xlink:type="simple" xlink:href="#h.fdznw0odisnm"><text:span text:style-name="T36_14">требует</text:span></text:a></text:span><text:span text:style-name="T36_15"><text:a xlink:type="simple" xlink:href="#h.fdznw0odisnm"><text:span text:style-name="T36_16"><text:s/></text:span></text:a></text:span><text:span text:style-name="T36_17"><text:a xlink:type="simple" xlink:href="#h.fdznw0odisnm"><text:span text:style-name="T36_18">access</text:span></text:a></text:span><text:span text:style-name="T36_19"><text:a xlink:type="simple" xlink:href="#h.fdznw0odisnm"><text:span text:style-name="T36_20">_</text:span></text:a></text:span><text:span text:style-name="T36_21"><text:a xlink:type="simple" xlink:href="#h.fdznw0odisnm"><text:span text:style-name="T36_22">token</text:span></text:a></text:span><text:span text:style-name="T36_23"><text:a xlink:type="simple" xlink:href="#h.fdznw0odisnm"><text:span text:style-name="T36_24">)</text:span></text:a></text:span></text:p>
      <text:p text:style-name="P37"><text:span text:style-name="T37_1"><text:a xlink:type="simple" xlink:href="#h.gk4ifnt5yj6w"><text:span text:style-name="T37_2">Пагинация</text:span></text:a></text:span></text:p>
      <text:p text:style-name="P38"><text:span text:style-name="T38_1"><text:a xlink:type="simple" xlink:href="#h.q6hcz0mzjdjp"><text:span text:style-name="T38_2">Описание</text:span></text:a></text:span><text:span text:style-name="T38_3"><text:a xlink:type="simple" xlink:href="#h.q6hcz0mzjdjp"><text:span text:style-name="T38_4"><text:s/></text:span></text:a></text:span><text:span text:style-name="T38_5"><text:a xlink:type="simple" xlink:href="#h.q6hcz0mzjdjp"><text:span text:style-name="T38_6">чего</text:span></text:a></text:span><text:span text:style-name="T38_7"><text:a xlink:type="simple" xlink:href="#h.q6hcz0mzjdjp"><text:span text:style-name="T38_8"><text:s/></text:span></text:a></text:span><text:span text:style-name="T38_9"><text:a xlink:type="simple" xlink:href="#h.q6hcz0mzjdjp"><text:span text:style-name="T38_10">можно</text:span></text:a></text:span><text:span text:style-name="T38_11"><text:a xlink:type="simple" xlink:href="#h.q6hcz0mzjdjp"><text:span text:style-name="T38_12"><text:s/></text:span></text:a></text:span><text:span text:style-name="T38_13"><text:a xlink:type="simple" xlink:href="#h.q6hcz0mzjdjp"><text:span text:style-name="T38_14">делать</text:span></text:a></text:span><text:span text:style-name="T38_15"><text:a xlink:type="simple" xlink:href="#h.q6hcz0mzjdjp"><text:span text:style-name="T38_16"><text:s/></text:span></text:a></text:span><text:span text:style-name="T38_17"><text:a xlink:type="simple" xlink:href="#h.q6hcz0mzjdjp"><text:span text:style-name="T38_18">в</text:span></text:a></text:span><text:span text:style-name="T38_19"><text:a xlink:type="simple" xlink:href="#h.q6hcz0mzjdjp"><text:span text:style-name="T38_20"><text:s/></text:span></text:a></text:span><text:span text:style-name="T38_21"><text:a xlink:type="simple" xlink:href="#h.q6hcz0mzjdjp"><text:span text:style-name="T38_22">системе</text:span></text:a></text:span></text:p>
      <text:p text:style-name="P39"><text:span text:style-name="T39_1"><text:a xlink:type="simple" xlink:href="#h.7n6tss2uzlk1"><text:span text:style-name="T39_2">Доступная</text:span></text:a></text:span><text:span text:style-name="T39_3"><text:a xlink:type="simple" xlink:href="#h.7n6tss2uzlk1"><text:span text:style-name="T39_4"><text:s/></text:span></text:a></text:span><text:span text:style-name="T39_5"><text:a xlink:type="simple" xlink:href="#h.7n6tss2uzlk1"><text:span text:style-name="T39_6">часть</text:span></text:a></text:span><text:span text:style-name="T39_7"><text:a xlink:type="simple" xlink:href="#h.7n6tss2uzlk1"><text:span text:style-name="T39_8"><text:s/></text:span></text:a></text:span><text:span text:style-name="T39_9"><text:a xlink:type="simple" xlink:href="#h.7n6tss2uzlk1"><text:span text:style-name="T39_10">для</text:span></text:a></text:span><text:span text:style-name="T39_11"><text:a xlink:type="simple" xlink:href="#h.7n6tss2uzlk1"><text:span text:style-name="T39_12"><text:s/></text:span></text:a></text:span><text:span text:style-name="T39_13"><text:a xlink:type="simple" xlink:href="#h.7n6tss2uzlk1"><text:span text:style-name="T39_14">всех</text:span></text:a></text:span><text:span text:style-name="T39_15"><text:a xlink:type="simple" xlink:href="#h.7n6tss2uzlk1"><text:span text:style-name="T39_16"><text:s/></text:span></text:a></text:span><text:span text:style-name="T39_17"><text:a xlink:type="simple" xlink:href="#h.7n6tss2uzlk1"><text:span text:style-name="T39_18">пользователей</text:span></text:a></text:span></text:p>
      <text:p text:style-name="P40"><text:span text:style-name="T40_1"><text:a xlink:type="simple" xlink:href="#h.u642l4npdh5b"><text:span text:style-name="T40_2">Админская</text:span></text:a></text:span><text:span text:style-name="T40_3"><text:a xlink:type="simple" xlink:href="#h.u642l4npdh5b"><text:span text:style-name="T40_4"><text:s/></text:span></text:a></text:span><text:span text:style-name="T40_5"><text:a xlink:type="simple" xlink:href="#h.u642l4npdh5b"><text:span text:style-name="T40_6">часть</text:span></text:a></text:span><text:span text:style-name="T40_7"><text:a xlink:type="simple" xlink:href="#h.u642l4npdh5b"><text:span text:style-name="T40_8"><text:s/></text:span></text:a></text:span><text:span text:style-name="T40_9"><text:a xlink:type="simple" xlink:href="#h.u642l4npdh5b"><text:span text:style-name="T40_10">системы</text:span></text:a></text:span></text:p>
      <text:p text:style-name="P41"/>
      <text:p text:style-name="P42"><text:bookmark-start text:name="h.j9t5npvvz9uu"/><text:bookmark-end text:name="h.j9t5npvvz9uu"/></text:p>
      <text:p text:style-name="P43"/>
      <text:p text:style-name="P44"/>
      <text:h text:style-name="P45" text:outline-level="10"><text:bookmark-start text:name="h.e131h3fg2j85"/><text:bookmark-end text:name="h.e131h3fg2j85"/><text:span text:style-name="T45_1">П</text:span><text:span text:style-name="T45_2"><office:annotation><dc:creator/><text:p text:style-name="P46"><text:span text:style-name="T46_1">тоже</text:span><text:span text:style-name="T46_2"><text:s/></text:span><text:span text:style-name="T46_3">перенес</text:span><text:span text:style-name="T46_4"><text:s/></text:span><text:span text:style-name="T46_5">но</text:span><text:span text:style-name="T46_6"><text:s/></text:span><text:span text:style-name="T46_7">пока</text:span><text:span text:style-name="T46_8"><text:s/></text:span><text:span text:style-name="T46_9">удалять</text:span><text:span text:style-name="T46_10"><text:s/></text:span><text:span text:style-name="T46_11">не</text:span><text:span text:style-name="T46_12"><text:s/></text:span><text:span text:style-name="T46_13">буду</text:span></text:p></office:annotation></text:span><text:span text:style-name="T46_14">олучение</text:span><text:span text:style-name="T46_15"><text:s/></text:span><text:span text:style-name="T46_16">access</text:span><text:span text:style-name="T46_17">_</text:span><text:span text:style-name="T46_18">token</text:span></text:h>
      <text:p text:style-name="P47"><text:span text:style-name="T47_1">Перенесено</text:span><text:span text:style-name="T47_2">:</text:span></text:p>
      <text:p text:style-name="P48"><text:span text:style-name="T48_1"><text:a xlink:type="simple" xlink:href="http://gitlab.keva.su/freehackquest/fhq-api/blob/master/apidoc/fhq-api.pdf"><text:span text:style-name="T48_2">http</text:span></text:a></text:span><text:span text:style-name="T48_3"><text:a xlink:type="simple" xlink:href="http://gitlab.keva.su/freehackquest/fhq-api/blob/master/apidoc/fhq-api.pdf"><text:span text:style-name="T48_4">://</text:span></text:a></text:span><text:span text:style-name="T48_5"><text:a xlink:type="simple" xlink:href="http://gitlab.keva.su/freehackquest/fhq-api/blob/master/apidoc/fhq-api.pdf"><text:span text:style-name="T48_6">gitlab</text:span></text:a></text:span><text:span text:style-name="T48_7"><text:a xlink:type="simple" xlink:href="http://gitlab.keva.su/freehackquest/fhq-api/blob/master/apidoc/fhq-api.pdf"><text:span text:style-name="T48_8">.</text:span></text:a></text:span><text:span text:style-name="T48_9"><text:a xlink:type="simple" xlink:href="http://gitlab.keva.su/freehackquest/fhq-api/blob/master/apidoc/fhq-api.pdf"><text:span text:style-name="T48_10">keva</text:span></text:a></text:span><text:span text:style-name="T48_11"><text:a xlink:type="simple" xlink:href="http://gitlab.keva.su/freehackquest/fhq-api/blob/master/apidoc/fhq-api.pdf"><text:span text:style-name="T48_12">.</text:span></text:a></text:span><text:span text:style-name="T48_13"><text:a xlink:type="simple" xlink:href="http://gitlab.keva.su/freehackquest/fhq-api/blob/master/apidoc/fhq-api.pdf"><text:span text:style-name="T48_14">su</text:span></text:a></text:span><text:span text:style-name="T48_15"><text:a xlink:type="simple" xlink:href="http://gitlab.keva.su/freehackquest/fhq-api/blob/master/apidoc/fhq-api.pdf"><text:span text:style-name="T48_16">/</text:span></text:a></text:span><text:span text:style-name="T48_17"><text:a xlink:type="simple" xlink:href="http://gitlab.keva.su/freehackquest/fhq-api/blob/master/apidoc/fhq-api.pdf"><text:span text:style-name="T48_18">freehackquest</text:span></text:a></text:span><text:span text:style-name="T48_19"><text:a xlink:type="simple" xlink:href="http://gitlab.keva.su/freehackquest/fhq-api/blob/master/apidoc/fhq-api.pdf"><text:span text:style-name="T48_20">/</text:span></text:a></text:span><text:span text:style-name="T48_21"><text:a xlink:type="simple" xlink:href="http://gitlab.keva.su/freehackquest/fhq-api/blob/master/apidoc/fhq-api.pdf"><text:span text:style-name="T48_22">fhq</text:span></text:a></text:span><text:span text:style-name="T48_23"><text:a xlink:type="simple" xlink:href="http://gitlab.keva.su/freehackquest/fhq-api/blob/master/apidoc/fhq-api.pdf"><text:span text:style-name="T48_24">-</text:span></text:a></text:span><text:span text:style-name="T48_25"><text:a xlink:type="simple" xlink:href="http://gitlab.keva.su/freehackquest/fhq-api/blob/master/apidoc/fhq-api.pdf"><text:span text:style-name="T48_26">api</text:span></text:a></text:span><text:span text:style-name="T48_27"><text:a xlink:type="simple" xlink:href="http://gitlab.keva.su/freehackquest/fhq-api/blob/master/apidoc/fhq-api.pdf"><text:span text:style-name="T48_28">/</text:span></text:a></text:span><text:span text:style-name="T48_29"><text:a xlink:type="simple" xlink:href="http://gitlab.keva.su/freehackquest/fhq-api/blob/master/apidoc/fhq-api.pdf"><text:span text:style-name="T48_30">blob</text:span></text:a></text:span><text:span text:style-name="T48_31"><text:a xlink:type="simple" xlink:href="http://gitlab.keva.su/freehackquest/fhq-api/blob/master/apidoc/fhq-api.pdf"><text:span text:style-name="T48_32">/</text:span></text:a></text:span><text:span text:style-name="T48_33"><text:a xlink:type="simple" xlink:href="http://gitlab.keva.su/freehackquest/fhq-api/blob/master/apidoc/fhq-api.pdf"><text:span text:style-name="T48_34">master</text:span></text:a></text:span><text:span text:style-name="T48_35"><text:a xlink:type="simple" xlink:href="http://gitlab.keva.su/freehackquest/fhq-api/blob/master/apidoc/fhq-api.pdf"><text:span text:style-name="T48_36">/</text:span></text:a></text:span><text:span text:style-name="T48_37"><text:a xlink:type="simple" xlink:href="http://gitlab.keva.su/freehackquest/fhq-api/blob/master/apidoc/fhq-api.pdf"><text:span text:style-name="T48_38">apidoc</text:span></text:a></text:span><text:span text:style-name="T48_39"><text:a xlink:type="simple" xlink:href="http://gitlab.keva.su/freehackquest/fhq-api/blob/master/apidoc/fhq-api.pdf"><text:span text:style-name="T48_40">/</text:span></text:a></text:span><text:span text:style-name="T48_41"><text:a xlink:type="simple" xlink:href="http://gitlab.keva.su/freehackquest/fhq-api/blob/master/apidoc/fhq-api.pdf"><text:span text:style-name="T48_42">fhq</text:span></text:a></text:span><text:span text:style-name="T48_43"><text:a xlink:type="simple" xlink:href="http://gitlab.keva.su/freehackquest/fhq-api/blob/master/apidoc/fhq-api.pdf"><text:span text:style-name="T48_44">-</text:span></text:a></text:span><text:span text:style-name="T48_45"><text:a xlink:type="simple" xlink:href="http://gitlab.keva.su/freehackquest/fhq-api/blob/master/apidoc/fhq-api.pdf"><text:span text:style-name="T48_46">api</text:span></text:a></text:span><text:span text:style-name="T48_47"><text:a xlink:type="simple" xlink:href="http://gitlab.keva.su/freehackquest/fhq-api/blob/master/apidoc/fhq-api.pdf"><text:span text:style-name="T48_48">.</text:span></text:a></text:span><text:span text:style-name="T48_49"><text:a xlink:type="simple" xlink:href="http://gitlab.keva.su/freehackquest/fhq-api/blob/master/apidoc/fhq-api.pdf"><text:span text:style-name="T48_50">pdf</text:span></text:a></text:span></text:p>
      <text:p text:style-name="P49"/>
      <text:p text:style-name="P50"><text:span text:style-name="T50_1">Для</text:span><text:span text:style-name="T50_2"><text:s/></text:span><text:span text:style-name="T50_3">получения</text:span><text:span text:style-name="T50_4"><text:s/></text:span><text:span text:style-name="T50_5">access</text:span><text:span text:style-name="T50_6">_</text:span><text:span text:style-name="T50_7">token</text:span><text:span text:style-name="T50_8"><text:s/></text:span><text:span text:style-name="T50_9">необходимо</text:span><text:span text:style-name="T50_10"><text:s/></text:span><text:span text:style-name="T50_11">передать</text:span><text:span text:style-name="T50_12"><text:s/></text:span><text:span text:style-name="T50_13">на</text:span><text:span text:style-name="T50_14"><text:s/></text:span><text:span text:style-name="T50_15">специальный</text:span><text:span text:style-name="T50_16"><text:s/></text:span><text:span text:style-name="T50_17">адрес</text:span><text:span text:style-name="T50_18"><text:s/></text:span><text:span text:style-name="T50_19">GET</text:span><text:span text:style-name="T50_20"><text:s/></text:span><text:span text:style-name="T50_21">запрос</text:span><text:span text:style-name="T50_22"><text:s/></text:span><text:span text:style-name="T50_23">вида</text:span><text:span text:style-name="T50_24">.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1"/>
          </table:table-cell>
          <table:table-cell table:style-name="Cell2">
            <text:p text:style-name="P52"><text:span text:style-name="T52_1">https</text:span><text:span text:style-name="T52_2">://</text:span><text:span text:style-name="T52_3">api</text:span><text:span text:style-name="T52_4">.</text:span><text:span text:style-name="T52_5">example</text:span><text:span text:style-name="T52_6">.</text:span><text:span text:style-name="T52_7">com</text:span><text:span text:style-name="T52_8">/</text:span><text:span text:style-name="T52_9">token</text:span><text:span text:style-name="T52_10">/?</text:span><text:span text:style-name="T52_11">client</text:span><text:span text:style-name="T52_12">_</text:span><text:span text:style-name="T52_13">id</text:span><text:span text:style-name="T52_14">=</text:span><text:span text:style-name="T52_15">web</text:span><text:span text:style-name="T52_16">&amp;</text:span><text:span text:style-name="T52_17">username</text:span><text:span text:style-name="T52_18">=</text:span><text:span text:style-name="T52_19">root</text:span><text:span text:style-name="T52_20">&amp;</text:span><text:span text:style-name="T52_21">password</text:span><text:span text:style-name="T52_22">=123456</text:span></text:p>
          </table:table-cell>
        </table:table-row>
      </table:table>
      <text:p text:style-name="P53"/>
      <text:p text:style-name="P54"><text:span text:style-name="T54_1">Для</text:span><text:span text:style-name="T54_2"><text:s/></text:span><text:span text:style-name="T54_3">получения</text:span><text:span text:style-name="T54_4"><text:s/></text:span><text:span text:style-name="T54_5">логина</text:span><text:span text:style-name="T54_6"><text:s/></text:span><text:span text:style-name="T54_7">и</text:span><text:span text:style-name="T54_8"><text:s/></text:span><text:span text:style-name="T54_9">пароля</text:span><text:span text:style-name="T54_10"><text:s/></text:span><text:span text:style-name="T54_11">необходимо</text:span><text:span text:style-name="T54_12"><text:s/></text:span><text:span text:style-name="T54_13">зарегистрироваться</text:span><text:span text:style-name="T54_14">,<text:s/></text:span><text:span text:style-name="T54_15">используя</text:span><text:span text:style-name="T54_16"><text:s/></text:span><text:span text:style-name="T54_17">метод</text:span><text:span text:style-name="T54_18"><text:s/></text:span><text:span text:style-name="T54_19">auth</text:span><text:span text:style-name="T54_20">.</text:span><text:span text:style-name="T54_21">signup</text:span><text:span text:style-name="T54_22">.</text:span></text:p>
      <text:p text:style-name="P55"/>
      <text:p text:style-name="P56"><text:span text:style-name="T56_1">В</text:span><text:span text:style-name="T56_2"><text:s/></text:span><text:span text:style-name="T56_3">ответ</text:span><text:span text:style-name="T56_4"><text:s/></text:span><text:span text:style-name="T56_5">сервер</text:span><text:span text:style-name="T56_6"><text:s/></text:span><text:span text:style-name="T56_7">вернет</text:span><text:span text:style-name="T56_8"><text:s/></text:span><text:span text:style-name="T56_9">ответ</text:span><text:span text:style-name="T56_10"><text:s/></text:span><text:span text:style-name="T56_11">типа</text:span><text:span text:style-name="T56_12">:</text:span></text:p>
      <text:p text:style-name="P57"/>
      <table:table table:style-name="Table2">
        <table:table-column table:style-name="Column3"/>
        <table:table-row table:style-name="Row2">
          <table:table-cell table:style-name="Cell3">
            <text:p text:style-name="P58"><text:span text:style-name="T58_1">{"</text:span><text:span text:style-name="T58_2">access</text:span><text:span text:style-name="T58_3">_</text:span><text:span text:style-name="T58_4">token</text:span><text:span text:style-name="T58_5">":"62947380</text:span><text:span text:style-name="T58_6">b</text:span><text:span text:style-name="T58_7">6</text:span><text:span text:style-name="T58_8">bacd</text:span><text:span text:style-name="T58_9">6</text:span><text:span text:style-name="T58_10">b</text:span><text:span text:style-name="T58_11">6</text:span><text:span text:style-name="T58_12">ca</text:span><text:span text:style-name="T58_13">49</text:span><text:span text:style-name="T58_14">c</text:span><text:span text:style-name="T58_15">6</text:span><text:span text:style-name="T58_16">b</text:span><text:span text:style-name="T58_17">8</text:span><text:span text:style-name="T58_18">e</text:span><text:span text:style-name="T58_19">90</text:span><text:span text:style-name="T58_20">dc</text:span><text:span text:style-name="T58_21">3</text:span><text:span text:style-name="T58_22">f</text:span><text:span text:style-name="T58_23">79</text:span><text:span text:style-name="T58_24">dae</text:span><text:span text:style-name="T58_25">1</text:span><text:span text:style-name="T58_26">f</text:span><text:span text:style-name="T58_27">1</text:span><text:span text:style-name="T58_28">dd</text:span><text:span text:style-name="T58_29">6</text:span><text:span text:style-name="T58_30">af</text:span><text:span text:style-name="T58_31">695</text:span><text:span text:style-name="T58_32">e</text:span><text:span text:style-name="T58_33">046453</text:span><text:span text:style-name="T58_34">d</text:span><text:span text:style-name="T58_35">4550</text:span><text:span text:style-name="T58_36">c</text:span><text:span text:style-name="T58_37">12</text:span><text:span text:style-name="T58_38">b</text:span><text:span text:style-name="T58_39">","</text:span><text:span text:style-name="T58_40">user</text:span><text:span text:style-name="T58_41">_</text:span><text:span text:style-name="T58_42">id</text:span><text:span text:style-name="T58_43">":"234","</text:span><text:span text:style-name="T58_44">expires</text:span><text:span text:style-name="T58_45">_</text:span><text:span text:style-name="T58_46">in</text:span><text:span text:style-name="T58_47">":1401646393}</text:span></text:p>
          </table:table-cell>
        </table:table-row>
      </table:table>
      <text:p text:style-name="P59"/>
      <text:p text:style-name="P60"><text:span text:style-name="T60_1">Права</text:span><text:span text:style-name="T60_2"><text:s/></text:span><text:span text:style-name="T60_3">доступа</text:span><text:span text:style-name="T60_4"><text:s/></text:span><text:span text:style-name="T60_5">пользователей</text:span></text:p>
      <text:p text:style-name="P61"><text:span text:style-name="T61_1">Перенесено</text:span><text:span text:style-name="T61_2">:</text:span></text:p>
      <text:p text:style-name="P62"><text:span text:style-name="T62_1"><text:a xlink:type="simple" xlink:href="http://gitlab.keva.su/freehackquest/fhq-api/blob/master/apidoc/fhq-api.pdf"><text:span text:style-name="T62_2">http</text:span></text:a></text:span><text:span text:style-name="T62_3"><text:a xlink:type="simple" xlink:href="http://gitlab.keva.su/freehackquest/fhq-api/blob/master/apidoc/fhq-api.pdf"><text:span text:style-name="T62_4">://</text:span></text:a></text:span><text:span text:style-name="T62_5"><text:a xlink:type="simple" xlink:href="http://gitlab.keva.su/freehackquest/fhq-api/blob/master/apidoc/fhq-api.pdf"><text:span text:style-name="T62_6">gitlab</text:span></text:a></text:span><text:span text:style-name="T62_7"><text:a xlink:type="simple" xlink:href="http://gitlab.keva.su/freehackquest/fhq-api/blob/master/apidoc/fhq-api.pdf"><text:span text:style-name="T62_8">.</text:span></text:a></text:span><text:span text:style-name="T62_9"><text:a xlink:type="simple" xlink:href="http://gitlab.keva.su/freehackquest/fhq-api/blob/master/apidoc/fhq-api.pdf"><text:span text:style-name="T62_10">keva</text:span></text:a></text:span><text:span text:style-name="T62_11"><text:a xlink:type="simple" xlink:href="http://gitlab.keva.su/freehackquest/fhq-api/blob/master/apidoc/fhq-api.pdf"><text:span text:style-name="T62_12">.</text:span></text:a></text:span><text:span text:style-name="T62_13"><text:a xlink:type="simple" xlink:href="http://gitlab.keva.su/freehackquest/fhq-api/blob/master/apidoc/fhq-api.pdf"><text:span text:style-name="T62_14">su</text:span></text:a></text:span><text:span text:style-name="T62_15"><text:a xlink:type="simple" xlink:href="http://gitlab.keva.su/freehackquest/fhq-api/blob/master/apidoc/fhq-api.pdf"><text:span text:style-name="T62_16">/</text:span></text:a></text:span><text:span text:style-name="T62_17"><text:a xlink:type="simple" xlink:href="http://gitlab.keva.su/freehackquest/fhq-api/blob/master/apidoc/fhq-api.pdf"><text:span text:style-name="T62_18">freehackquest</text:span></text:a></text:span><text:span text:style-name="T62_19"><text:a xlink:type="simple" xlink:href="http://gitlab.keva.su/freehackquest/fhq-api/blob/master/apidoc/fhq-api.pdf"><text:span text:style-name="T62_20">/</text:span></text:a></text:span><text:span text:style-name="T62_21"><text:a xlink:type="simple" xlink:href="http://gitlab.keva.su/freehackquest/fhq-api/blob/master/apidoc/fhq-api.pdf"><text:span text:style-name="T62_22">fhq</text:span></text:a></text:span><text:span text:style-name="T62_23"><text:a xlink:type="simple" xlink:href="http://gitlab.keva.su/freehackquest/fhq-api/blob/master/apidoc/fhq-api.pdf"><text:span text:style-name="T62_24">-</text:span></text:a></text:span><text:span text:style-name="T62_25"><text:a xlink:type="simple" xlink:href="http://gitlab.keva.su/freehackquest/fhq-api/blob/master/apidoc/fhq-api.pdf"><text:span text:style-name="T62_26">api</text:span></text:a></text:span><text:span text:style-name="T62_27"><text:a xlink:type="simple" xlink:href="http://gitlab.keva.su/freehackquest/fhq-api/blob/master/apidoc/fhq-api.pdf"><text:span text:style-name="T62_28">/</text:span></text:a></text:span><text:span text:style-name="T62_29"><text:a xlink:type="simple" xlink:href="http://gitlab.keva.su/freehackquest/fhq-api/blob/master/apidoc/fhq-api.pdf"><text:span text:style-name="T62_30">blob</text:span></text:a></text:span><text:span text:style-name="T62_31"><text:a xlink:type="simple" xlink:href="http://gitlab.keva.su/freehackquest/fhq-api/blob/master/apidoc/fhq-api.pdf"><text:span text:style-name="T62_32">/</text:span></text:a></text:span><text:span text:style-name="T62_33"><text:a xlink:type="simple" xlink:href="http://gitlab.keva.su/freehackquest/fhq-api/blob/master/apidoc/fhq-api.pdf"><text:span text:style-name="T62_34">master</text:span></text:a></text:span><text:span text:style-name="T62_35"><text:a xlink:type="simple" xlink:href="http://gitlab.keva.su/freehackquest/fhq-api/blob/master/apidoc/fhq-api.pdf"><text:span text:style-name="T62_36">/</text:span></text:a></text:span><text:span text:style-name="T62_37"><text:a xlink:type="simple" xlink:href="http://gitlab.keva.su/freehackquest/fhq-api/blob/master/apidoc/fhq-api.pdf"><text:span text:style-name="T62_38">apidoc</text:span></text:a></text:span><text:span text:style-name="T62_39"><text:a xlink:type="simple" xlink:href="http://gitlab.keva.su/freehackquest/fhq-api/blob/master/apidoc/fhq-api.pdf"><text:span text:style-name="T62_40">/</text:span></text:a></text:span><text:span text:style-name="T62_41"><text:a xlink:type="simple" xlink:href="http://gitlab.keva.su/freehackquest/fhq-api/blob/master/apidoc/fhq-api.pdf"><text:span text:style-name="T62_42">fhq</text:span></text:a></text:span><text:span text:style-name="T62_43"><text:a xlink:type="simple" xlink:href="http://gitlab.keva.su/freehackquest/fhq-api/blob/master/apidoc/fhq-api.pdf"><text:span text:style-name="T62_44">-</text:span></text:a></text:span><text:span text:style-name="T62_45"><text:a xlink:type="simple" xlink:href="http://gitlab.keva.su/freehackquest/fhq-api/blob/master/apidoc/fhq-api.pdf"><text:span text:style-name="T62_46">api</text:span></text:a></text:span><text:span text:style-name="T62_47"><text:a xlink:type="simple" xlink:href="http://gitlab.keva.su/freehackquest/fhq-api/blob/master/apidoc/fhq-api.pdf"><text:span text:style-name="T62_48">.</text:span></text:a></text:span><text:span text:style-name="T62_49"><text:a xlink:type="simple" xlink:href="http://gitlab.keva.su/freehackquest/fhq-api/blob/master/apidoc/fhq-api.pdf"><text:span text:style-name="T62_50">pdf</text:span></text:a></text:span></text:p>
      <text:p text:style-name="P63"/>
      <text:h text:style-name="P64" text:outline-level="10"><text:bookmark-start text:name="h.ir1ic8xqmylz"/><text:bookmark-end text:name="h.ir1ic8xqmylz"/><text:span text:style-name="T64_1">Работа</text:span><text:span text:style-name="T64_2"><text:s/></text:span><text:span text:style-name="T64_3">с</text:span><text:span text:style-name="T64_4"><text:s/></text:span><text:span text:style-name="T64_5">датами</text:span></text:h>
      <text:p text:style-name="P65"><text:span text:style-name="T65_1"><office:annotation><dc:creator/><text:p text:style-name="P66"><text:span text:style-name="T66_1">тоже</text:span><text:span text:style-name="T66_2"><text:s/></text:span><text:span text:style-name="T66_3">перенес</text:span><text:span text:style-name="T66_4"><text:s/></text:span><text:span text:style-name="T66_5">но</text:span><text:span text:style-name="T66_6"><text:s/></text:span><text:span text:style-name="T66_7">пока</text:span><text:span text:style-name="T66_8"><text:s/></text:span><text:span text:style-name="T66_9">удалять</text:span><text:span text:style-name="T66_10"><text:s/></text:span><text:span text:style-name="T66_11">не</text:span><text:span text:style-name="T66_12"><text:s/></text:span><text:span text:style-name="T66_13">буду</text:span></text:p></office:annotation></text:span><text:span text:style-name="T66_14">Перенесено</text:span><text:span text:style-name="T66_15">:</text:span></text:p>
      <text:p text:style-name="P67"><text:span text:style-name="T67_1"><text:a xlink:type="simple" xlink:href="http://gitlab.keva.su/freehackquest/fhq-api/blob/master/apidoc/fhq-api.pdf"><text:span text:style-name="T67_2">http</text:span></text:a></text:span><text:span text:style-name="T67_3"><text:a xlink:type="simple" xlink:href="http://gitlab.keva.su/freehackquest/fhq-api/blob/master/apidoc/fhq-api.pdf"><text:span text:style-name="T67_4">://</text:span></text:a></text:span><text:span text:style-name="T67_5"><text:a xlink:type="simple" xlink:href="http://gitlab.keva.su/freehackquest/fhq-api/blob/master/apidoc/fhq-api.pdf"><text:span text:style-name="T67_6">gitlab</text:span></text:a></text:span><text:span text:style-name="T67_7"><text:a xlink:type="simple" xlink:href="http://gitlab.keva.su/freehackquest/fhq-api/blob/master/apidoc/fhq-api.pdf"><text:span text:style-name="T67_8">.</text:span></text:a></text:span><text:span text:style-name="T67_9"><text:a xlink:type="simple" xlink:href="http://gitlab.keva.su/freehackquest/fhq-api/blob/master/apidoc/fhq-api.pdf"><text:span text:style-name="T67_10">ke</text:span></text:a></text:span><text:span text:style-name="T67_11"><text:a xlink:type="simple" xlink:href="http://gitlab.keva.su/freehackquest/fhq-api/blob/master/apidoc/fhq-api.pdf"><text:span text:style-name="T67_12">va</text:span></text:a></text:span><text:span text:style-name="T67_13"><text:a xlink:type="simple" xlink:href="http://gitlab.keva.su/freehackquest/fhq-api/blob/master/apidoc/fhq-api.pdf"><text:span text:style-name="T67_14">.</text:span></text:a></text:span><text:span text:style-name="T67_15"><text:a xlink:type="simple" xlink:href="http://gitlab.keva.su/freehackquest/fhq-api/blob/master/apidoc/fhq-api.pdf"><text:span text:style-name="T67_16">su</text:span></text:a></text:span><text:span text:style-name="T67_17"><text:a xlink:type="simple" xlink:href="http://gitlab.keva.su/freehackquest/fhq-api/blob/master/apidoc/fhq-api.pdf"><text:span text:style-name="T67_18">/</text:span></text:a></text:span><text:span text:style-name="T67_19"><text:a xlink:type="simple" xlink:href="http://gitlab.keva.su/freehackquest/fhq-api/blob/master/apidoc/fhq-api.pdf"><text:span text:style-name="T67_20">freehackquest</text:span></text:a></text:span><text:span text:style-name="T67_21"><text:a xlink:type="simple" xlink:href="http://gitlab.keva.su/freehackquest/fhq-api/blob/master/apidoc/fhq-api.pdf"><text:span text:style-name="T67_22">/</text:span></text:a></text:span><text:span text:style-name="T67_23"><text:a xlink:type="simple" xlink:href="http://gitlab.keva.su/freehackquest/fhq-api/blob/master/apidoc/fhq-api.pdf"><text:span text:style-name="T67_24">fhq</text:span></text:a></text:span><text:span text:style-name="T67_25"><text:a xlink:type="simple" xlink:href="http://gitlab.keva.su/freehackquest/fhq-api/blob/master/apidoc/fhq-api.pdf"><text:span text:style-name="T67_26">-</text:span></text:a></text:span><text:span text:style-name="T67_27"><text:a xlink:type="simple" xlink:href="http://gitlab.keva.su/freehackquest/fhq-api/blob/master/apidoc/fhq-api.pdf"><text:span text:style-name="T67_28">api</text:span></text:a></text:span><text:span text:style-name="T67_29"><text:a xlink:type="simple" xlink:href="http://gitlab.keva.su/freehackquest/fhq-api/blob/master/apidoc/fhq-api.pdf"><text:span text:style-name="T67_30">/</text:span></text:a></text:span><text:span text:style-name="T67_31"><text:a xlink:type="simple" xlink:href="http://gitlab.keva.su/freehackquest/fhq-api/blob/master/apidoc/fhq-api.pdf"><text:span text:style-name="T67_32">blob</text:span></text:a></text:span><text:span text:style-name="T67_33"><text:a xlink:type="simple" xlink:href="http://gitlab.keva.su/freehackquest/fhq-api/blob/master/apidoc/fhq-api.pdf"><text:span text:style-name="T67_34">/</text:span></text:a></text:span><text:span text:style-name="T67_35"><text:a xlink:type="simple" xlink:href="http://gitlab.keva.su/freehackquest/fhq-api/blob/master/apidoc/fhq-api.pdf"><text:span text:style-name="T67_36">master</text:span></text:a></text:span><text:span text:style-name="T67_37"><text:a xlink:type="simple" xlink:href="http://gitlab.keva.su/freehackquest/fhq-api/blob/master/apidoc/fhq-api.pdf"><text:span text:style-name="T67_38">/</text:span></text:a></text:span><text:span text:style-name="T67_39"><text:a xlink:type="simple" xlink:href="http://gitlab.keva.su/freehackquest/fhq-api/blob/master/apidoc/fhq-api.pdf"><text:span text:style-name="T67_40">apidoc</text:span></text:a></text:span><text:span text:style-name="T67_41"><text:a xlink:type="simple" xlink:href="http://gitlab.keva.su/freehackquest/fhq-api/blob/master/apidoc/fhq-api.pdf"><text:span text:style-name="T67_42">/</text:span></text:a></text:span><text:span text:style-name="T67_43"><text:a xlink:type="simple" xlink:href="http://gitlab.keva.su/freehackquest/fhq-api/blob/master/apidoc/fhq-api.pdf"><text:span text:style-name="T67_44">fhq</text:span></text:a></text:span><text:span text:style-name="T67_45"><text:a xlink:type="simple" xlink:href="http://gitlab.keva.su/freehackquest/fhq-api/blob/master/apidoc/fhq-api.pdf"><text:span text:style-name="T67_46">-</text:span></text:a></text:span><text:span text:style-name="T67_47"><text:a xlink:type="simple" xlink:href="http://gitlab.keva.su/freehackquest/fhq-api/blob/master/apidoc/fhq-api.pdf"><text:span text:style-name="T67_48">api</text:span></text:a></text:span><text:span text:style-name="T67_49"><text:a xlink:type="simple" xlink:href="http://gitlab.keva.su/freehackquest/fhq-api/blob/master/apidoc/fhq-api.pdf"><text:span text:style-name="T67_50">.</text:span></text:a></text:span><text:span text:style-name="T67_51"><text:a xlink:type="simple" xlink:href="http://gitlab.keva.su/freehackquest/fhq-api/blob/master/apidoc/fhq-api.pdf"><text:span text:style-name="T67_52">pdf</text:span></text:a></text:span></text:p>
      <text:p text:style-name="P68"/>
      <text:p text:style-name="P69"><text:span text:style-name="T69_1">Все</text:span><text:span text:style-name="T69_2"><text:s/></text:span><text:span text:style-name="T69_3">временные</text:span><text:span text:style-name="T69_4"><text:s/></text:span><text:span text:style-name="T69_5">данные</text:span><text:span text:style-name="T69_6"><text:s/></text:span><text:span text:style-name="T69_7">отдаются</text:span><text:span text:style-name="T69_8"><text:s/></text:span><text:span text:style-name="T69_9">в</text:span><text:span text:style-name="T69_10"><text:s/></text:span><text:span text:style-name="T69_11">UNIX</text:span><text:span text:style-name="T69_12"><text:s/></text:span><text:span text:style-name="T69_13">формате</text:span><text:span text:style-name="T69_14">.<text:s/></text:span></text:p>
      <text:p text:style-name="P70"><text:span text:style-name="T70_1">Исключение</text:span><text:span text:style-name="T70_2"><text:s/></text:span><text:span text:style-name="T70_3">составляют</text:span><text:span text:style-name="T70_4"><text:s/></text:span><text:span text:style-name="T70_5">поля</text:span><text:span text:style-name="T70_6">,<text:s/></text:span><text:span text:style-name="T70_7">где</text:span><text:span text:style-name="T70_8"><text:s/></text:span><text:span text:style-name="T70_9">этот</text:span><text:span text:style-name="T70_10"><text:s/></text:span><text:span text:style-name="T70_11">формат</text:span><text:span text:style-name="T70_12"><text:s/></text:span><text:span text:style-name="T70_13">будет</text:span><text:span text:style-name="T70_14"><text:s/></text:span><text:span text:style-name="T70_15">являться</text:span><text:span text:style-name="T70_16"><text:s/></text:span><text:span text:style-name="T70_17">излишним</text:span><text:span text:style-name="T70_18"><text:s/>(</text:span><text:span text:style-name="T70_19">например</text:span><text:span text:style-name="T70_20"><text:s/></text:span><text:span text:style-name="T70_21">вывод</text:span><text:span text:style-name="T70_22"><text:s/></text:span><text:span text:style-name="T70_23">даты</text:span><text:span text:style-name="T70_24"><text:s/></text:span><text:span text:style-name="T70_25">рождения</text:span><text:span text:style-name="T70_26">)</text:span></text:p>
      <text:h text:style-name="P71" text:outline-level="10"><text:bookmark-start text:name="h.q4a7neijwvyu"/><text:bookmark-end text:name="h.q4a7neijwvyu"/><text:span text:style-name="T71_1">Список</text:span><text:span text:style-name="T71_2"><text:s/></text:span><text:span text:style-name="T71_3">методов</text:span><text:span text:style-name="T71_4"><text:s/></text:span><text:span text:style-name="T71_5">и</text:span><text:span text:style-name="T71_6"><text:s/></text:span><text:span text:style-name="T71_7">их</text:span><text:span text:style-name="T71_8"><text:s/></text:span><text:span text:style-name="T71_9">описание</text:span></text:h>
      <text:p text:style-name="P72"/>
      <text:p text:style-name="P73"><text:span text:style-name="T73_1">Общее</text:span><text:span text:style-name="T73_2"><text:s/></text:span><text:span text:style-name="T73_3">описание</text:span></text:p>
      <text:p text:style-name="P74"><text:span text:style-name="T74_1">Перенесено</text:span><text:span text:style-name="T74_2">:</text:span></text:p>
      <text:p text:style-name="P75"><text:span text:style-name="T75_1"><text:a xlink:type="simple" xlink:href="http://gitlab.keva.su/freehackquest/fhq-api/blob/master/apidoc/fhq-api.pdf"><text:span text:style-name="T75_2">http</text:span></text:a></text:span><text:span text:style-name="T75_3"><text:a xlink:type="simple" xlink:href="http://gitlab.keva.su/freehackquest/fhq-api/blob/master/apidoc/fhq-api.pdf"><text:span text:style-name="T75_4">://</text:span></text:a></text:span><text:span text:style-name="T75_5"><text:a xlink:type="simple" xlink:href="http://gitlab.keva.su/freehackquest/fhq-api/blob/master/apidoc/fhq-api.pdf"><text:span text:style-name="T75_6">gitlab</text:span></text:a></text:span><text:span text:style-name="T75_7"><text:a xlink:type="simple" xlink:href="http://gitlab.keva.su/freehackquest/fhq-api/blob/master/apidoc/fhq-api.pdf"><text:span text:style-name="T75_8">.</text:span></text:a></text:span><text:span text:style-name="T75_9"><text:a xlink:type="simple" xlink:href="http://gitlab.keva.su/freehackquest/fhq-api/blob/master/apidoc/fhq-api.pdf"><text:span text:style-name="T75_10">keva</text:span></text:a></text:span><text:span text:style-name="T75_11"><text:a xlink:type="simple" xlink:href="http://gitlab.keva.su/freehackquest/fhq-api/blob/master/apidoc/fhq-api.pdf"><text:span text:style-name="T75_12">.</text:span></text:a></text:span><text:span text:style-name="T75_13"><text:a xlink:type="simple" xlink:href="http://gitlab.keva.su/freehackquest/fhq-api/blob/master/apidoc/fhq-api.pdf"><text:span text:style-name="T75_14">su</text:span></text:a></text:span><text:span text:style-name="T75_15"><text:a xlink:type="simple" xlink:href="http://gitlab.keva.su/freehackquest/fhq-api/blob/master/apidoc/fhq-api.pdf"><text:span text:style-name="T75_16">/</text:span></text:a></text:span><text:span text:style-name="T75_17"><text:a xlink:type="simple" xlink:href="http://gitlab.keva.su/freehackquest/fhq-api/blob/master/apidoc/fhq-api.pdf"><text:span text:style-name="T75_18">freehackquest</text:span></text:a></text:span><text:span text:style-name="T75_19"><text:a xlink:type="simple" xlink:href="http://gitlab.keva.su/freehackquest/fhq-api/blob/master/apidoc/fhq-api.pdf"><text:span text:style-name="T75_20">/</text:span></text:a></text:span><text:span text:style-name="T75_21"><text:a xlink:type="simple" xlink:href="http://gitlab.keva.su/freehackquest/fhq-api/blob/master/apidoc/fhq-api.pdf"><text:span text:style-name="T75_22">fhq</text:span></text:a></text:span><text:span text:style-name="T75_23"><text:a xlink:type="simple" xlink:href="http://gitlab.keva.su/freehackquest/fhq-api/blob/master/apidoc/fhq-api.pdf"><text:span text:style-name="T75_24">-</text:span></text:a></text:span><text:span text:style-name="T75_25"><text:a xlink:type="simple" xlink:href="http://gitlab.keva.su/freehackquest/fhq-api/blob/master/apidoc/fhq-api.pdf"><text:span text:style-name="T75_26">api</text:span></text:a></text:span><text:span text:style-name="T75_27"><text:a xlink:type="simple" xlink:href="http://gitlab.keva.su/freehackquest/fhq-api/blob/master/apidoc/fhq-api.pdf"><text:span text:style-name="T75_28">/</text:span></text:a></text:span><text:span text:style-name="T75_29"><text:a xlink:type="simple" xlink:href="http://gitlab.keva.su/freehackquest/fhq-api/blob/master/apidoc/fhq-api.pdf"><text:span text:style-name="T75_30">blob</text:span></text:a></text:span><text:span text:style-name="T75_31"><text:a xlink:type="simple" xlink:href="http://gitlab.keva.su/freehackquest/fhq-api/blob/master/apidoc/fhq-api.pdf"><text:span text:style-name="T75_32">/</text:span></text:a></text:span><text:span text:style-name="T75_33"><text:a xlink:type="simple" xlink:href="http://gitlab.keva.su/freehackquest/fhq-api/blob/master/apidoc/fhq-api.pdf"><text:span text:style-name="T75_34">master</text:span></text:a></text:span><text:span text:style-name="T75_35"><text:a xlink:type="simple" xlink:href="http://gitlab.keva.su/freehackquest/fhq-api/blob/master/apidoc/fhq-api.pdf"><text:span text:style-name="T75_36">/</text:span></text:a></text:span><text:span text:style-name="T75_37"><text:a xlink:type="simple" xlink:href="http://gitlab.keva.su/freehackquest/fhq-api/blob/master/apidoc/fhq-api.pdf"><text:span text:style-name="T75_38">apidoc</text:span></text:a></text:span><text:span text:style-name="T75_39"><text:a xlink:type="simple" xlink:href="http://gitlab.keva.su/freehackquest/fhq-api/blob/master/apidoc/fhq-api.pdf"><text:span text:style-name="T75_40">/</text:span></text:a></text:span><text:span text:style-name="T75_41"><text:a xlink:type="simple" xlink:href="http://gitlab.keva.su/freehackquest/fhq-api/blob/master/apidoc/fhq-api.pdf"><text:span text:style-name="T75_42">fhq</text:span></text:a></text:span><text:span text:style-name="T75_43"><text:a xlink:type="simple" xlink:href="http://gitlab.keva.su/freehackquest/fhq-api/blob/master/apidoc/fhq-api.pdf"><text:span text:style-name="T75_44">-</text:span></text:a></text:span><text:span text:style-name="T75_45"><text:a xlink:type="simple" xlink:href="http://gitlab.keva.su/freehackquest/fhq-api/blob/master/apidoc/fhq-api.pdf"><text:span text:style-name="T75_46">api</text:span></text:a></text:span><text:span text:style-name="T75_47"><text:a xlink:type="simple" xlink:href="http://gitlab.keva.su/freehackquest/fhq-api/blob/master/apidoc/fhq-api.pdf"><text:span text:style-name="T75_48">.</text:span></text:a></text:span><text:span text:style-name="T75_49"><text:a xlink:type="simple" xlink:href="http://gitlab.keva.su/freehackquest/fhq-api/blob/master/apidoc/fhq-api.pdf"><text:span text:style-name="T75_50">pdf</text:span></text:a></text:span></text:p>
      <text:p text:style-name="P76"/>
      <text:h text:style-name="P77" text:outline-level="10"><text:bookmark-start text:name="h.1ghqnq1suqxs"/><text:bookmark-end text:name="h.1ghqnq1suqxs"/><text:span text:style-name="T77_1">Правила</text:span><text:span text:style-name="T77_2"><text:s/></text:span><text:span text:style-name="T77_3">оформления</text:span><text:span text:style-name="T77_4"><text:s/></text:span><text:span text:style-name="T77_5">м</text:span><text:span text:style-name="T77_6">етодов</text:span></text:h>
      <text:p text:style-name="P78"><text:span text:style-name="T78_1">Сделаем</text:span><text:span text:style-name="T78_2"><text:s/></text:span><text:span text:style-name="T78_3">несколько</text:span><text:span text:style-name="T78_4"><text:s/></text:span><text:span text:style-name="T78_5">правил</text:span><text:span text:style-name="T78_6">:</text:span></text:p>
      <text:list text:style-name="LS1" xml:id="list0">
        <text:list-item>
          <text:p text:style-name="P79"><text:span text:style-name="T79_1">Зеленый</text:span><text:span text:style-name="T79_2"><text:s/></text:span><text:span text:style-name="T79_3">цвет</text:span><text:span text:style-name="T79_4"><text:s/>-<text:s/></text:span><text:span text:style-name="T79_5">готово</text:span><text:span text:style-name="T79_6">.</text:span></text:p>
        </text:list-item>
        <text:list-item>
          <text:p text:style-name="P80"><text:span text:style-name="T80_1">Желтый</text:span><text:span text:style-name="T80_2"><text:s/></text:span><text:span text:style-name="T80_3">цвет</text:span><text:span text:style-name="T80_4"><text:s/>-<text:s/></text:span><text:span text:style-name="T80_5">готово</text:span><text:span text:style-name="T80_6">,<text:s/></text:span><text:span text:style-name="T80_7">но</text:span><text:span text:style-name="T80_8"><text:s/></text:span><text:span text:style-name="T80_9">не</text:span><text:span text:style-name="T80_10"><text:s/></text:span><text:span text:style-name="T80_11">доделан</text:span><text:span text:style-name="T80_12"><text:s/></text:span><text:span text:style-name="T80_13">некоторый</text:span><text:span text:style-name="T80_14"><text:s/></text:span><text:span text:style-name="T80_15">функционал</text:span><text:span text:style-name="T80_16">.</text:span></text:p>
        </text:list-item>
        <text:list-item>
          <text:p text:style-name="P81"><text:span text:style-name="T81_1">Голубой</text:span><text:span text:style-name="T81_2"><text:s/></text:span><text:span text:style-name="T81_3">цвет</text:span><text:span text:style-name="T81_4"><text:s/>-<text:s/></text:span><text:span text:style-name="T81_5">отправлено</text:span><text:span text:style-name="T81_6"><text:s/></text:span><text:span text:style-name="T81_7">на</text:span><text:span text:style-name="T81_8"><text:s/></text:span><text:span text:style-name="T81_9">тестирование</text:span><text:span text:style-name="T81_10">.</text:span></text:p>
        </text:list-item>
        <text:list-item>
          <text:p text:style-name="P82"><text:span text:style-name="T82_1">Синий</text:span><text:span text:style-name="T82_2"><text:s/></text:span><text:span text:style-name="T82_3">цвет</text:span><text:span text:style-name="T82_4"><text:s/></text:span><text:span text:style-name="T82_5">-<text:s/></text:span><text:span text:style-name="T82_6">отложено</text:span><text:span text:style-name="T82_7">,<text:s/></text:span><text:span text:style-name="T82_8">будет</text:span><text:span text:style-name="T82_9"><text:s/></text:span><text:span text:style-name="T82_10">реализовано</text:span><text:span text:style-name="T82_11"><text:s/></text:span><text:span text:style-name="T82_12">позже</text:span><text:span text:style-name="T82_13">.</text:span></text:p>
        </text:list-item>
        <text:list-item>
          <text:p text:style-name="P83"><text:span text:style-name="T83_1">Оранжевый</text:span><text:span text:style-name="T83_2"><text:s/></text:span><text:span text:style-name="T83_3">цвет</text:span><text:span text:style-name="T83_4"><text:s/>-<text:s/></text:span><text:span text:style-name="T83_5">метод</text:span><text:span text:style-name="T83_6"><text:s/></text:span><text:span text:style-name="T83_7">будет</text:span><text:span text:style-name="T83_8"><text:s/></text:span><text:span text:style-name="T83_9">убран</text:span><text:span text:style-name="T83_10"><text:s/></text:span><text:span text:style-name="T83_11">или</text:span><text:span text:style-name="T83_12"><text:s/></text:span><text:span text:style-name="T83_13">перенесен</text:span><text:span text:style-name="T83_14">.</text:span></text:p>
        </text:list-item>
        <text:list-item>
          <text:p text:style-name="P84"><text:span text:style-name="T84_1">Красный</text:span><text:span text:style-name="T84_2"><text:s/></text:span><text:span text:style-name="T84_3">цвет</text:span><text:span text:style-name="T84_4"><text:s/>-<text:s/></text:span><text:span text:style-name="T84_5">есть</text:span><text:span text:style-name="T84_6"><text:s/></text:span><text:span text:style-name="T84_7">вопросы</text:span><text:span text:style-name="T84_8">,<text:s/></text:span><text:span text:style-name="T84_9">нужно</text:span><text:span text:style-name="T84_10"><text:s/></text:span><text:span text:style-name="T84_11">обсудить</text:span><text:span text:style-name="T84_12">.</text:span></text:p>
        </text:list-item>
      </text:list>
      <text:h text:style-name="P85" text:outline-level="10"><text:bookmark-start text:name="h.p14ys2tyknyc"/><text:bookmark-end text:name="h.p14ys2tyknyc"/></text:h>
      <text:h text:style-name="P86" text:outline-level="10"><text:bookmark-start text:name="h.nt6u3qjy43xj"/><text:bookmark-end text:name="h.nt6u3qjy43xj"/><text:span text:style-name="T86_1"><office:annotation><dc:creator/><text:p text:style-name="P87"><text:span text:style-name="T87_1">Готово</text:span></text:p></office:annotation></text:span><text:span text:style-name="T87_2">Пользователи</text:span></text:h>
      <text:p text:style-name="P88"/>
      <table:table table:style-name="Table3">
        <table:table-column table:style-name="Column4"/>
        <table:table-column table:style-name="Column5"/>
        <table:table-row table:style-name="Row3">
          <table:table-cell table:style-name="Cell4">
            <text:p text:style-name="P89"><text:span text:style-name="T89_1">user</text:span><text:span text:style-name="T89_2">.</text:span><text:span text:style-name="T89_3">get</text:span></text:p>
          </table:table-cell>
          <table:table-cell table:style-name="Cell5">
            <text:p text:style-name="P90"><text:span text:style-name="T90_1">Возвращает</text:span><text:span text:style-name="T90_2"><text:s/></text:span><text:span text:style-name="T90_3">краткую</text:span><text:span text:style-name="T90_4"><text:s/></text:span><text:span text:style-name="T90_5">информацию</text:span><text:span text:style-name="T90_6"><text:s/></text:span><text:span text:style-name="T90_7">о</text:span><text:span text:style-name="T90_8"><text:s/></text:span><text:span text:style-name="T90_9">пользователе</text:span></text:p>
          </table:table-cell>
        </table:table-row>
        <table:table-row table:style-name="Row4">
          <table:table-cell table:style-name="Cell6">
            <text:p text:style-name="P91"><text:span text:style-name="T91_1">user</text:span><text:span text:style-name="T91_2">.</text:span><text:span text:style-name="T91_3">list</text:span></text:p>
          </table:table-cell>
          <table:table-cell table:style-name="Cell7">
            <text:p text:style-name="P92"><text:span text:style-name="T92_1">Возвращает</text:span><text:span text:style-name="T92_2"><text:s/></text:span><text:span text:style-name="T92_3">список</text:span><text:span text:style-name="T92_4"><text:s/></text:span><text:span text:style-name="T92_5">пользователей</text:span><text:span text:style-name="T92_6"><text:s/></text:span><text:span text:style-name="T92_7">с</text:span><text:span text:style-name="T92_8"><text:s/></text:span><text:span text:style-name="T92_9">краткой</text:span><text:span text:style-name="T92_10"><text:s/></text:span><text:span text:style-name="T92_11">информацией</text:span><text:span text:style-name="T92_12"><text:s/></text:span><text:span text:style-name="T92_13">о</text:span><text:span text:style-name="T92_14"><text:s/></text:span><text:span text:style-name="T92_15">них</text:span></text:p>
          </table:table-cell>
        </table:table-row>
        <table:table-row table:style-name="Row5">
          <table:table-cell table:style-name="Cell8">
            <text:p text:style-name="P93"><text:span text:style-name="T93_1">user</text:span><text:span text:style-name="T93_2">.</text:span><text:span text:style-name="T93_3">delete</text:span></text:p>
          </table:table-cell>
          <table:table-cell table:style-name="Cell9">
            <text:p text:style-name="P94"><text:span text:style-name="T94_1">Удаляет</text:span><text:span text:style-name="T94_2"><text:s/></text:span><text:span text:style-name="T94_3">пользователя</text:span></text:p>
          </table:table-cell>
        </table:table-row>
        <table:table-row table:style-name="Row6">
          <table:table-cell table:style-name="Cell10">
            <text:p text:style-name="P95"><text:span text:style-name="T95_1">user</text:span><text:span text:style-name="T95_2">.</text:span><text:span text:style-name="T95_3">search</text:span></text:p>
          </table:table-cell>
          <table:table-cell table:style-name="Cell11">
            <text:p text:style-name="P96"><text:span text:style-name="T96_1">Поиск</text:span><text:span text:style-name="T96_2"><text:s/></text:span><text:span text:style-name="T96_3">пользователей</text:span></text:p>
          </table:table-cell>
        </table:table-row>
      </table:table>
      <text:h text:style-name="P97" text:outline-level="10"><text:bookmark-start text:name="h.9jjyc42n948h"/><text:bookmark-end text:name="h.9jjyc42n948h"/></text:h>
      <text:h text:style-name="P98" text:outline-level="10"><text:bookmark-start text:name="h.oqvqzycgp6lw"/><text:bookmark-end text:name="h.oqvqzycgp6lw"/><text:span text:style-name="T98_1">user</text:span><text:span text:style-name="T98_2">.</text:span><text:span text:style-name="T98_3">get</text:span></text:h>
      <text:p text:style-name="P99"><text:span text:style-name="T99_1">Метод</text:span><text:span text:style-name="T99_2"><text:s/></text:span><text:span text:style-name="T99_3">не</text:span><text:span text:style-name="T99_4"><text:s/></text:span><text:span text:style-name="T99_5">требует</text:span><text:span text:style-name="T99_6"><text:s/></text:span><text:span text:style-name="T99_7">access</text:span><text:span text:style-name="T99_8">_</text:span><text:span text:style-name="T99_9">token</text:span></text:p>
      <text:p text:style-name="P100"/>
      <text:p text:style-name="P101"><text:span text:style-name="T101_1">Получение</text:span><text:span text:style-name="T101_2"><text:s/></text:span><text:span text:style-name="T101_3">расширенной</text:span><text:span text:style-name="T101_4"><text:s/></text:span><text:span text:style-name="T101_5">информации</text:span><text:span text:style-name="T101_6"><text:s/></text:span><text:span text:style-name="T101_7">о</text:span><text:span text:style-name="T101_8"><text:s/></text:span><text:span text:style-name="T101_9">пользователе</text:span><text:span text:style-name="T101_10">.</text:span></text:p>
      <text:p text:style-name="P102"/>
      <text:p text:style-name="P103"><text:span text:style-name="T103_1">Входные</text:span><text:span text:style-name="T103_2"><text:s/></text:span><text:span text:style-name="T103_3">параметры</text:span><text:span text:style-name="T103_4">:</text:span></text:p>
      <text:p text:style-name="P104"/>
      <table:table table:style-name="Table4">
        <table:table-column table:style-name="Column6"/>
        <table:table-column table:style-name="Column7"/>
        <table:table-row table:style-name="Row7">
          <table:table-cell table:style-name="Cell12">
            <text:p text:style-name="P105"><text:span text:style-name="T105_1">id</text:span></text:p>
          </table:table-cell>
          <table:table-cell table:style-name="Cell13">
            <text:p text:style-name="P106"><text:span text:style-name="T106_1">Идентификатор</text:span><text:span text:style-name="T106_2"><text:s/></text:span><text:span text:style-name="T106_3">пользователя</text:span></text:p>
            <text:p text:style-name="P107"><text:span text:style-name="T107_1">(</text:span><text:span text:style-name="T107_2">Целое</text:span><text:span text:style-name="T107_3"><text:s/></text:span><text:span text:style-name="T107_4">положительное</text:span><text:span text:style-name="T107_5"><text:s/></text:span><text:span text:style-name="T107_6">число</text:span><text:span text:style-name="T107_7">)</text:span></text:p>
          </table:table-cell>
        </table:table-row>
      </table:table>
      <text:p text:style-name="P108"/>
      <text:h text:style-name="P109" text:outline-level="10"><text:bookmark-start text:name="h.utphjo5tjr3f"/><text:bookmark-end text:name="h.utphjo5tjr3f"/><text:span text:style-name="T109_1">user</text:span><text:span text:style-name="T109_2">.</text:span><text:span text:style-name="T109_3">list</text:span></text:h>
      <text:p text:style-name="P110"/>
      <text:p text:style-name="P111"><text:span text:style-name="T111_1">Используется</text:span><text:span text:style-name="T111_2"><text:s/></text:span><text:span text:style-name="T111_3">пагинация</text:span></text:p>
      <text:p text:style-name="P112"/>
      <text:p text:style-name="P113"><text:span text:style-name="T113_1">Список</text:span><text:span text:style-name="T113_2"><text:s/></text:span><text:span text:style-name="T113_3">зарегистрированных</text:span><text:span text:style-name="T113_4"><text:s/></text:span><text:span text:style-name="T113_5">пользователей</text:span><text:span text:style-name="T113_6">.</text:span></text:p>
      <text:p text:style-name="P114"/>
      <text:p text:style-name="P115"><text:span text:style-name="T115_1">Входные</text:span><text:span text:style-name="T115_2"><text:s/></text:span><text:span text:style-name="T115_3">параметры</text:span><text:span text:style-name="T115_4">:</text:span></text:p>
      <text:p text:style-name="P116"/>
      <table:table table:style-name="Table5">
        <table:table-column table:style-name="Column8"/>
        <table:table-column table:style-name="Column9"/>
        <table:table-row table:style-name="Row8">
          <table:table-cell table:style-name="Cell14">
            <text:p text:style-name="P117"><text:span text:style-name="T117_1">Нет</text:span></text:p>
          </table:table-cell>
          <table:table-cell table:style-name="Cell15">
            <text:p text:style-name="P118"/>
          </table:table-cell>
        </table:table-row>
        <table:table-row table:style-name="Row9">
          <table:table-cell table:style-name="Cell16">
            <text:p text:style-name="P119"/>
          </table:table-cell>
          <table:table-cell table:style-name="Cell17">
            <text:p text:style-name="P120"/>
          </table:table-cell>
        </table:table-row>
      </table:table>
      <text:p text:style-name="P121"/>
      <text:p text:style-name="P122"/>
      <text:h text:style-name="P123" text:outline-level="10"><text:bookmark-start text:name="h.t1ah89o3wxdp"/><text:bookmark-end text:name="h.t1ah89o3wxdp"/><text:span text:style-name="T123_1">user</text:span><text:span text:style-name="T123_2">.</text:span><text:span text:style-name="T123_3">delete</text:span></text:h>
      <text:p text:style-name="P124"><text:span text:style-name="T124_1">Для</text:span><text:span text:style-name="T124_2"><text:s/></text:span><text:span text:style-name="T124_3">выполнения</text:span><text:span text:style-name="T124_4"><text:s/></text:span><text:span text:style-name="T124_5">метода</text:span><text:span text:style-name="T124_6"><text:s/></text:span><text:span text:style-name="T124_7">необходим</text:span><text:span text:style-name="T124_8">о</text:span><text:span text:style-name="T124_9"><text:s/></text:span><text:span text:style-name="T124_10">иметь</text:span><text:span text:style-name="T124_11"><text:s/></text:span><text:span text:style-name="T124_12">права</text:span><text:span text:style-name="T124_13"><text:s/>“</text:span><text:span text:style-name="T124_14">admin</text:span><text:span text:style-name="T124_15">”</text:span></text:p>
      <text:p text:style-name="P125"/>
      <text:p text:style-name="P126"><text:span text:style-name="T126_1">Удаление</text:span><text:span text:style-name="T126_2"><text:s/></text:span><text:span text:style-name="T126_3">пользователя</text:span><text:span text:style-name="T126_4">.<text:s/></text:span></text:p>
      <text:p text:style-name="P127"/>
      <text:p text:style-name="P128"><text:span text:style-name="T128_1">Входные</text:span><text:span text:style-name="T128_2"><text:s/></text:span><text:span text:style-name="T128_3">параметры</text:span><text:span text:style-name="T128_4">:</text:span></text:p>
      <text:p text:style-name="P129"/>
      <table:table table:style-name="Table6">
        <table:table-column table:style-name="Column10"/>
        <table:table-column table:style-name="Column11"/>
        <table:table-row table:style-name="Row10">
          <table:table-cell table:style-name="Cell18">
            <text:p text:style-name="P130"><text:span text:style-name="T130_1">id</text:span></text:p>
          </table:table-cell>
          <table:table-cell table:style-name="Cell19">
            <text:p text:style-name="P131"><text:span text:style-name="T131_1">Идентификатор</text:span><text:span text:style-name="T131_2"><text:s/></text:span><text:span text:style-name="T131_3">пользователя</text:span></text:p>
            <text:p text:style-name="P132"><text:span text:style-name="T132_1">(</text:span><text:span text:style-name="T132_2">Целое</text:span><text:span text:style-name="T132_3"><text:s/></text:span><text:span text:style-name="T132_4">положительное</text:span><text:span text:style-name="T132_5"><text:s/></text:span><text:span text:style-name="T132_6">число</text:span><text:span text:style-name="T132_7">)</text:span></text:p>
          </table:table-cell>
        </table:table-row>
      </table:table>
      <text:h text:style-name="P133" text:outline-level="10"><text:bookmark-start text:name="h.yww3ylq0idam"/><text:bookmark-end text:name="h.yww3ylq0idam"/></text:h>
      <text:p text:style-name="P134"/>
      <text:h text:style-name="P135" text:outline-level="10"><text:bookmark-start text:name="h.4dpecmwixzo"/><text:bookmark-end text:name="h.4dpecmwixzo"/><text:span text:style-name="T135_1">user</text:span><text:span text:style-name="T135_2">.</text:span><text:span text:style-name="T135_3">search</text:span></text:h>
      <text:p text:style-name="P136"/>
      <text:p text:style-name="P137"><text:span text:style-name="T137_1">Используется</text:span><text:span text:style-name="T137_2"><text:s/></text:span><text:span text:style-name="T137_3">пагинация</text:span></text:p>
      <text:p text:style-name="P138"/>
      <text:p text:style-name="P139"><text:span text:style-name="T139_1">Поиск</text:span><text:span text:style-name="T139_2"><text:s/></text:span><text:span text:style-name="T139_3">зарегистрированных</text:span><text:span text:style-name="T139_4"><text:s/></text:span><text:span text:style-name="T139_5">пользователей</text:span><text:span text:style-name="T139_6"><text:s/></text:span><text:span text:style-name="T139_7">по</text:span><text:span text:style-name="T139_8"><text:s/></text:span><text:span text:style-name="T139_9">никнейму</text:span><text:span text:style-name="T139_10">.</text:span></text:p>
      <text:p text:style-name="P140"/>
      <text:p text:style-name="P141"><text:span text:style-name="T141_1">Входные</text:span><text:span text:style-name="T141_2"><text:s/></text:span><text:span text:style-name="T141_3">параметры</text:span><text:span text:style-name="T141_4">:</text:span></text:p>
      <text:p text:style-name="P142"/>
      <table:table table:style-name="Table7">
        <table:table-column table:style-name="Column12"/>
        <table:table-column table:style-name="Column13"/>
        <table:table-row table:style-name="Row11">
          <table:table-cell table:style-name="Cell20">
            <text:p text:style-name="P143"><text:span text:style-name="T143_1">nick</text:span></text:p>
          </table:table-cell>
          <table:table-cell table:style-name="Cell21">
            <text:p text:style-name="P144"><text:span text:style-name="T144_1">Никнейм</text:span><text:span text:style-name="T144_2"><text:s/></text:span><text:span text:style-name="T144_3">пользователя</text:span></text:p>
            <text:p text:style-name="P145"><text:span text:style-name="T145_1">(</text:span><text:span text:style-name="T145_2">Строка</text:span><text:span text:style-name="T145_3">)</text:span></text:p>
          </table:table-cell>
        </table:table-row>
      </table:table>
      <text:p text:style-name="P146"/>
      <text:p text:style-name="P147"/>
      <text:p text:style-name="P148"/>
      <text:h text:style-name="P149" text:outline-level="10"><text:bookmark-start text:name="h.mq6t3raeaxo7"/><text:bookmark-end text:name="h.mq6t3raeaxo7"/><text:span text:style-name="T149_1"><office:annotation><dc:creator/><text:p text:style-name="P150"><text:span text:style-name="T150_1">готово</text:span></text:p></office:annotation></text:span><text:span text:style-name="T150_2">Аккаунт</text:span></text:h>
      <text:p text:style-name="P151"/>
      <table:table table:style-name="Table8">
        <table:table-column table:style-name="Column14"/>
        <table:table-column table:style-name="Column15"/>
        <table:table-row table:style-name="Row12">
          <table:table-cell table:style-name="Cell22">
            <text:p text:style-name="P152"><text:span text:style-name="T152_1">account</text:span><text:span text:style-name="T152_2">.</text:span><text:span text:style-name="T152_3">getProfileInfo</text:span></text:p>
          </table:table-cell>
          <table:table-cell table:style-name="Cell23">
            <text:p text:style-name="P153"><text:span text:style-name="T153_1">Возвращает</text:span><text:span text:style-name="T153_2"><text:s/></text:span><text:span text:style-name="T153_3">расширенную</text:span><text:span text:style-name="T153_4"><text:s/></text:span><text:span text:style-name="T153_5">информацию</text:span><text:span text:style-name="T153_6"><text:s/></text:span><text:span text:style-name="T153_7">о</text:span><text:span text:style-name="T153_8"><text:s/></text:span><text:span text:style-name="T153_9">пользователи</text:span></text:p>
          </table:table-cell>
        </table:table-row>
        <table:table-row table:style-name="Row13">
          <table:table-cell table:style-name="Cell24">
            <text:p text:style-name="P154"><text:span text:style-name="T154_1">account</text:span><text:span text:style-name="T154_2">.</text:span><text:span text:style-name="T154_3">saveProfileInfo</text:span></text:p>
          </table:table-cell>
          <table:table-cell table:style-name="Cell25">
            <text:p text:style-name="P155"><text:span text:style-name="T155_1">Позволяет</text:span><text:span text:style-name="T155_2"><text:s/></text:span><text:span text:style-name="T155_3">редактировать</text:span><text:span text:style-name="T155_4"><text:s/></text:span><text:span text:style-name="T155_5">информацию</text:span><text:span text:style-name="T155_6"><text:s/></text:span><text:span text:style-name="T155_7">текущего</text:span><text:span text:style-name="T155_8"><text:s/></text:span><text:span text:style-name="T155_9">профиля</text:span></text:p>
          </table:table-cell>
        </table:table-row>
        <table:table-row table:style-name="Row14">
          <table:table-cell table:style-name="Cell26">
            <text:p text:style-name="P156"><text:span text:style-name="T156_1">account</text:span><text:span text:style-name="T156_2">.</text:span><text:span text:style-name="T156_3">changePassword</text:span></text:p>
          </table:table-cell>
          <table:table-cell table:style-name="Cell27">
            <text:p text:style-name="P157"><text:span text:style-name="T157_1">Смена</text:span><text:span text:style-name="T157_2"><text:s/></text:span><text:span text:style-name="T157_3">пароля</text:span><text:span text:style-name="T157_4"><text:s/></text:span><text:span text:style-name="T157_5">для</text:span><text:span text:style-name="T157_6"><text:s/></text:span><text:span text:style-name="T157_7">пользователя</text:span></text:p>
          </table:table-cell>
        </table:table-row>
      </table:table>
      <text:p text:style-name="P158"/>
      <text:h text:style-name="P159" text:outline-level="10"><text:bookmark-start text:name="h.hohrvlsdfs8q"/><text:bookmark-end text:name="h.hohrvlsdfs8q"/><text:span text:style-name="T159_1">account</text:span><text:span text:style-name="T159_2">.</text:span><text:span text:style-name="T159_3">getProfileInfo</text:span></text:h>
      <text:p text:style-name="P160"><text:span text:style-name="T160_1">Метод</text:span><text:span text:style-name="T160_2"><text:s/></text:span><text:span text:style-name="T160_3">требует</text:span><text:span text:style-name="T160_4"><text:s/></text:span><text:span text:style-name="T160_5">access</text:span><text:span text:style-name="T160_6">_</text:span><text:span text:style-name="T160_7">token</text:span></text:p>
      <text:p text:style-name="P161"/>
      <text:p text:style-name="P162"><text:span text:style-name="T162_1">Получение</text:span><text:span text:style-name="T162_2"><text:s/></text:span><text:span text:style-name="T162_3">расширенной</text:span><text:span text:style-name="T162_4"><text:s/></text:span><text:span text:style-name="T162_5">информации</text:span><text:span text:style-name="T162_6"><text:s/></text:span><text:span text:style-name="T162_7">о</text:span><text:span text:style-name="T162_8"><text:s/></text:span><text:span text:style-name="T162_9">своем</text:span><text:span text:style-name="T162_10"><text:s/></text:span><text:span text:style-name="T162_11">аккаунте</text:span><text:span text:style-name="T162_12">.</text:span></text:p>
      <text:p text:style-name="P163"><text:span text:style-name="T163_1">Входные</text:span><text:span text:style-name="T163_2"><text:s/></text:span><text:span text:style-name="T163_3">параметры</text:span><text:span text:style-name="T163_4">:</text:span></text:p>
      <text:p text:style-name="P164"/>
      <text:p text:style-name="P165"><text:span text:style-name="T165_1">Нет</text:span></text:p>
      <text:h text:style-name="P166" text:outline-level="10"><text:bookmark-start text:name="h.1mgdqu47b1oa"/><text:bookmark-end text:name="h.1mgdqu47b1oa"/><text:span text:style-name="T166_1">account</text:span><text:span text:style-name="T166_2">.</text:span><text:span text:style-name="T166_3">saveProfileInfo</text:span></text:h>
      <text:p text:style-name="P167"><text:span text:style-name="T167_1">Метод</text:span><text:span text:style-name="T167_2"><text:s/></text:span><text:span text:style-name="T167_3">требует</text:span><text:span text:style-name="T167_4"><text:s/></text:span><text:span text:style-name="T167_5">access</text:span><text:span text:style-name="T167_6">_</text:span><text:span text:style-name="T167_7">token</text:span></text:p>
      <text:p text:style-name="P168"/>
      <text:p text:style-name="P169"><text:span text:style-name="T169_1">Входные</text:span><text:span text:style-name="T169_2"><text:s/></text:span><text:span text:style-name="T169_3">параметры</text:span><text:span text:style-name="T169_4">:</text:span></text:p>
      <text:p text:style-name="P170"/>
      <table:table table:style-name="Table9">
        <table:table-column table:style-name="Column16"/>
        <table:table-column table:style-name="Column17"/>
        <table:table-row table:style-name="Row15">
          <table:table-cell table:style-name="Cell28">
            <text:p text:style-name="P171"><text:span text:style-name="T171_1">nick</text:span></text:p>
          </table:table-cell>
          <table:table-cell table:style-name="Cell29">
            <text:p text:style-name="P172"><text:span text:style-name="T172_1">Новый</text:span><text:span text:style-name="T172_2"><text:s/></text:span><text:span text:style-name="T172_3">никнейм</text:span><text:span text:style-name="T172_4"><text:s/></text:span><text:span text:style-name="T172_5">пользователя</text:span></text:p>
          </table:table-cell>
        </table:table-row>
        <table:table-row table:style-name="Row16">
          <table:table-cell table:style-name="Cell30">
            <text:p text:style-name="P173"><text:span text:style-name="T173_1">mail</text:span></text:p>
          </table:table-cell>
          <table:table-cell table:style-name="Cell31">
            <text:p text:style-name="P174"><text:span text:style-name="T174_1">Новый</text:span><text:span text:style-name="T174_2"><text:s/></text:span><text:span text:style-name="T174_3">адрес</text:span><text:span text:style-name="T174_4"><text:s/></text:span><text:span text:style-name="T174_5">электронной</text:span><text:span text:style-name="T174_6"><text:s/></text:span><text:span text:style-name="T174_7">почты</text:span><text:span text:style-name="T174_8"><text:s/></text:span><text:span text:style-name="T174_9">пользователя</text:span></text:p>
          </table:table-cell>
        </table:table-row>
        <table:table-row table:style-name="Row17">
          <table:table-cell table:style-name="Cell32">
            <text:p text:style-name="P175"><text:span text:style-name="T175_1">json</text:span><text:span text:style-name="T175_2">_</text:span><text:span text:style-name="T175_3">data</text:span></text:p>
          </table:table-cell>
          <table:table-cell table:style-name="Cell33">
            <text:p text:style-name="P176"><text:span text:style-name="T176_1">Новая</text:span><text:span text:style-name="T176_2"><text:s/></text:span><text:span text:style-name="T176_3">инфорамация</text:span><text:span text:style-name="T176_4"><text:s/></text:span><text:span text:style-name="T176_5">пользователя</text:span><text:span text:style-name="T176_6"><text:s/></text:span><text:span text:style-name="T176_7">типа</text:span><text:span text:style-name="T176_8"><text:s/>“</text:span><text:span text:style-name="T176_9">О</text:span><text:span text:style-name="T176_10"><text:s/></text:span><text:span text:style-name="T176_11">себе</text:span><text:span text:style-name="T176_12">”</text:span></text:p>
          </table:table-cell>
        </table:table-row>
      </table:table>
      <text:p text:style-name="P177"><text:span text:style-name="T177_1"><text:tab/><text:tab/><text:tab/></text:span></text:p>
      <text:h text:style-name="P178" text:outline-level="10"><text:bookmark-start text:name="h.xvfj0yfsemph"/><text:bookmark-end text:name="h.xvfj0yfsemph"/><text:span text:style-name="T178_1">account</text:span><text:span text:style-name="T178_2">.</text:span><text:span text:style-name="T178_3">changePassword</text:span></text:h>
      <text:p text:style-name="P179"><text:span text:style-name="T179_1">Метод</text:span><text:span text:style-name="T179_2"><text:s/></text:span><text:span text:style-name="T179_3">требует</text:span><text:span text:style-name="T179_4"><text:s/></text:span><text:span text:style-name="T179_5">access</text:span><text:span text:style-name="T179_6">_</text:span><text:span text:style-name="T179_7">token</text:span></text:p>
      <text:p text:style-name="P180"/>
      <text:p text:style-name="P181"><text:span text:style-name="T181_1">Входные</text:span><text:span text:style-name="T181_2"><text:s/></text:span><text:span text:style-name="T181_3">параметры</text:span><text:span text:style-name="T181_4">:</text:span></text:p>
      <text:p text:style-name="P182"/>
      <table:table table:style-name="Table10">
        <table:table-column table:style-name="Column18"/>
        <table:table-column table:style-name="Column19"/>
        <table:table-row table:style-name="Row18">
          <table:table-cell table:style-name="Cell34">
            <text:p text:style-name="P183"><text:span text:style-name="T183_1">oldpass</text:span></text:p>
          </table:table-cell>
          <table:table-cell table:style-name="Cell35">
            <text:p text:style-name="P184"><text:span text:style-name="T184_1">Старый</text:span><text:span text:style-name="T184_2"><text:s/></text:span><text:span text:style-name="T184_3">пароль</text:span><text:span text:style-name="T184_4"><text:s/></text:span><text:span text:style-name="T184_5">пользователя</text:span></text:p>
          </table:table-cell>
        </table:table-row>
        <table:table-row table:style-name="Row19">
          <table:table-cell table:style-name="Cell36">
            <text:p text:style-name="P185"><text:span text:style-name="T185_1">newpass</text:span></text:p>
          </table:table-cell>
          <table:table-cell table:style-name="Cell37">
            <text:p text:style-name="P186"><text:span text:style-name="T186_1">Новый</text:span><text:span text:style-name="T186_2"><text:s/></text:span><text:span text:style-name="T186_3">пароль</text:span><text:span text:style-name="T186_4"><text:s/></text:span><text:span text:style-name="T186_5">пользователя</text:span></text:p>
          </table:table-cell>
        </table:table-row>
      </table:table>
      <text:p text:style-name="P187"/>
      <text:p text:style-name="P188"/>
      <text:h text:style-name="P189" text:outline-level="10"><text:bookmark-start text:name="h.d0bumekqtbb2"/><text:bookmark-end text:name="h.d0bumekqtbb2"/><text:span text:style-name="T189_1">Игры</text:span></text:h>
      <text:p text:style-name="P190"/>
      <table:table table:style-name="Table11">
        <table:table-column table:style-name="Column20"/>
        <table:table-column table:style-name="Column21"/>
        <table:table-row table:style-name="Row20">
          <table:table-cell table:style-name="Cell38">
            <text:p text:style-name="P191"><text:span text:style-name="T191_1">games</text:span><text:span text:style-name="T191_2">.</text:span><text:span text:style-name="T191_3">list</text:span></text:p>
          </table:table-cell>
          <table:table-cell table:style-name="Cell39">
            <text:p text:style-name="P192"><text:span text:style-name="T192_1">Выводит</text:span><text:span text:style-name="T192_2"><text:s/></text:span><text:span text:style-name="T192_3">список</text:span><text:span text:style-name="T192_4"><text:s/></text:span><text:span text:style-name="T192_5">игр</text:span></text:p>
          </table:table-cell>
        </table:table-row>
        <table:table-row table:style-name="Row21">
          <table:table-cell table:style-name="Cell40">
            <text:p text:style-name="P193"><text:span text:style-name="T193_1">games</text:span><text:span text:style-name="T193_2">.</text:span><text:span text:style-name="T193_3">create</text:span></text:p>
          </table:table-cell>
          <table:table-cell table:style-name="Cell41">
            <text:p text:style-name="P194"><text:span text:style-name="T194_1">Позволяет</text:span><text:span text:style-name="T194_2"><text:s/></text:span><text:span text:style-name="T194_3">создавать</text:span><text:span text:style-name="T194_4"><text:s/></text:span><text:span text:style-name="T194_5">игру</text:span></text:p>
          </table:table-cell>
        </table:table-row>
        <table:table-row table:style-name="Row22">
          <table:table-cell table:style-name="Cell42">
            <text:p text:style-name="P195"><text:span text:style-name="T195_1">games</text:span><text:span text:style-name="T195_2">.</text:span><text:span text:style-name="T195_3">get</text:span></text:p>
          </table:table-cell>
          <table:table-cell table:style-name="Cell43">
            <text:p text:style-name="P196"><text:span text:style-name="T196_1">Возвращает</text:span><text:span text:style-name="T196_2"><text:s/></text:span><text:span text:style-name="T196_3">подробную</text:span><text:span text:style-name="T196_4"><text:s/></text:span><text:span text:style-name="T196_5">информацию</text:span><text:span text:style-name="T196_6"><text:s/></text:span><text:span text:style-name="T196_7">о</text:span><text:span text:style-name="T196_8"><text:s/></text:span><text:span text:style-name="T196_9">игре</text:span></text:p>
          </table:table-cell>
        </table:table-row>
        <table:table-row table:style-name="Row23">
          <table:table-cell table:style-name="Cell44">
            <text:p text:style-name="P197"><text:span text:style-name="T197_1">games</text:span><text:span text:style-name="T197_2">.</text:span><text:span text:style-name="T197_3">edit</text:span></text:p>
          </table:table-cell>
          <table:table-cell table:style-name="Cell45">
            <text:p text:style-name="P198"><text:span text:style-name="T198_1">Изменяет</text:span><text:span text:style-name="T198_2"><text:s/></text:span><text:span text:style-name="T198_3">информацию</text:span><text:span text:style-name="T198_4"><text:s/></text:span><text:span text:style-name="T198_5">о</text:span><text:span text:style-name="T198_6"><text:s/></text:span><text:span text:style-name="T198_7">игре</text:span></text:p>
          </table:table-cell>
        </table:table-row>
        <table:table-row table:style-name="Row24">
          <table:table-cell table:style-name="Cell46">
            <text:p text:style-name="P199"><text:span text:style-name="T199_1">games</text:span><text:span text:style-name="T199_2">.</text:span><text:span text:style-name="T199_3">delete</text:span></text:p>
          </table:table-cell>
          <table:table-cell table:style-name="Cell47">
            <text:p text:style-name="P200"><text:span text:style-name="T200_1">Удаляет</text:span><text:span text:style-name="T200_2"><text:s/></text:span><text:span text:style-name="T200_3">игру</text:span></text:p>
          </table:table-cell>
        </table:table-row>
      </table:table>
      <text:p text:style-name="P201"/>
      <text:h text:style-name="P202" text:outline-level="10"><text:bookmark-start text:name="h.7q3uyy83pwbe"/><text:bookmark-end text:name="h.7q3uyy83pwbe"/><text:span text:style-name="T202_1">games</text:span><text:span text:style-name="T202_2">.</text:span><text:span text:style-name="T202_3">create</text:span></text:h>
      <text:p text:style-name="P203"><text:span text:style-name="T203_1">Метод</text:span><text:span text:style-name="T203_2"><text:s/></text:span><text:span text:style-name="T203_3">требует</text:span><text:span text:style-name="T203_4"><text:s/></text:span><text:span text:style-name="T203_5">access</text:span><text:span text:style-name="T203_6">_</text:span><text:span text:style-name="T203_7">token</text:span><text:span text:style-name="T203_8"><text:s/></text:span><text:span text:style-name="T203_9">с</text:span><text:span text:style-name="T203_10"><text:s/></text:span><text:span text:style-name="T203_11">правами</text:span><text:span text:style-name="T203_12"><text:s/></text:span><text:span text:style-name="T203_13">admin</text:span><text:span text:style-name="T203_14">.</text:span></text:p>
      <text:p text:style-name="P204"/>
      <text:p text:style-name="P205"><text:span text:style-name="T205_1">Создание</text:span><text:span text:style-name="T205_2"><text:s/></text:span><text:span text:style-name="T205_3">игры</text:span><text:span text:style-name="T205_4">.</text:span></text:p>
      <text:p text:style-name="P206"/>
      <text:p text:style-name="P207"><text:span text:style-name="T207_1">Входные</text:span><text:span text:style-name="T207_2"><text:s/></text:span><text:span text:style-name="T207_3">параметры</text:span><text:span text:style-name="T207_4">:</text:span></text:p>
      <text:p text:style-name="P208"/>
      <table:table table:style-name="Table12">
        <table:table-column table:style-name="Column22"/>
        <table:table-column table:style-name="Column23"/>
        <table:table-row table:style-name="Row25">
          <table:table-cell table:style-name="Cell48">
            <text:p text:style-name="P209"><text:span text:style-name="T209_1">title</text:span></text:p>
          </table:table-cell>
          <table:table-cell table:style-name="Cell49">
            <text:p text:style-name="P210"><text:span text:style-name="T210_1">Название</text:span><text:span text:style-name="T210_2"><text:s/></text:span><text:span text:style-name="T210_3">игры</text:span></text:p>
            <text:p text:style-name="P211"><text:span text:style-name="T211_1">(</text:span><text:span text:style-name="T211_2">Строка</text:span><text:span text:style-name="T211_3"><text:s/></text:span><text:span text:style-name="T211_4">до</text:span><text:span text:style-name="T211_5"><text:s/>50<text:s/></text:span><text:span text:style-name="T211_6">символов</text:span><text:span text:style-name="T211_7">)</text:span></text:p>
          </table:table-cell>
        </table:table-row>
        <table:table-row table:style-name="Row26">
          <table:table-cell table:style-name="Cell50">
            <text:p text:style-name="P212"><text:span text:style-name="T212_1">rules</text:span></text:p>
          </table:table-cell>
          <table:table-cell table:style-name="Cell51">
            <text:p text:style-name="P213"><text:span text:style-name="T213_1">Правила</text:span><text:span text:style-name="T213_2"><text:s/></text:span><text:span text:style-name="T213_3">игры</text:span><text:span text:style-name="T213_4"><text:s/>(</text:span><text:span text:style-name="T213_5">опционально</text:span><text:span text:style-name="T213_6">)</text:span></text:p>
          </table:table-cell>
        </table:table-row>
      </table:table>
      <text:p text:style-name="P214"/>
      <text:p text:style-name="P215"><text:span text:style-name="T215_1">В</text:span><text:span text:style-name="T215_2"><text:s/></text:span><text:span text:style-name="T215_3">случае</text:span><text:span text:style-name="T215_4"><text:s/></text:span><text:span text:style-name="T215_5">успеха</text:span><text:span text:style-name="T215_6"><text:s/></text:span><text:span text:style-name="T215_7">возвращает</text:span><text:span text:style-name="T215_8"><text:s/>1.</text:span></text:p>
      <text:p text:style-name="P216"/>
      <text:h text:style-name="P217" text:outline-level="10"><text:bookmark-start text:name="h.sxsv52m0ve4"/><text:bookmark-end text:name="h.sxsv52m0ve4"/><text:span text:style-name="T217_1">games</text:span><text:span text:style-name="T217_2">.</text:span><text:span text:style-name="T217_3">list</text:span></text:h>
      <text:p text:style-name="P218"><text:span text:style-name="T218_1">Метод</text:span><text:span text:style-name="T218_2"><text:s/></text:span><text:span text:style-name="T218_3">требует</text:span><text:span text:style-name="T218_4"><text:s/></text:span><text:span text:style-name="T218_5">access</text:span><text:span text:style-name="T218_6">_</text:span><text:span text:style-name="T218_7">token</text:span><text:span text:style-name="T218_8">.</text:span></text:p>
      <text:p text:style-name="P219"/>
      <text:p text:style-name="P220"><text:span text:style-name="T220_1">Выводит</text:span><text:span text:style-name="T220_2"><text:s/></text:span><text:span text:style-name="T220_3">список</text:span><text:span text:style-name="T220_4"><text:s/></text:span><text:span text:style-name="T220_5">игр</text:span><text:span text:style-name="T220_6"><text:s/></text:span><text:span text:style-name="T220_7">с</text:span><text:span text:style-name="T220_8"><text:s/></text:span><text:span text:style-name="T220_9">краткой</text:span><text:span text:style-name="T220_10"><text:s/></text:span><text:span text:style-name="T220_11">информацией</text:span><text:span text:style-name="T220_12">.</text:span></text:p>
      <text:p text:style-name="P221"/>
      <text:p text:style-name="P222"><text:span text:style-name="T222_1">Входные</text:span><text:span text:style-name="T222_2"><text:s/></text:span><text:span text:style-name="T222_3">параметры</text:span><text:span text:style-name="T222_4">:</text:span></text:p>
      <text:p text:style-name="P223"/>
      <table:table table:style-name="Table13">
        <table:table-column table:style-name="Column24"/>
        <table:table-column table:style-name="Column25"/>
        <table:table-row table:style-name="Row27">
          <table:table-cell table:style-name="Cell52">
            <text:p text:style-name="P224"><text:span text:style-name="T224_1">Нет</text:span></text:p>
          </table:table-cell>
          <table:table-cell table:style-name="Cell53">
            <text:p text:style-name="P225"/>
          </table:table-cell>
        </table:table-row>
      </table:table>
      <text:p text:style-name="P226"/>
      <text:p text:style-name="P227"><text:span text:style-name="T227_1">В</text:span><text:span text:style-name="T227_2"><text:s/></text:span><text:span text:style-name="T227_3">случае</text:span><text:span text:style-name="T227_4"><text:s/></text:span><text:span text:style-name="T227_5">успеха</text:span><text:span text:style-name="T227_6"><text:s/></text:span><text:span text:style-name="T227_7">возвращает</text:span><text:span text:style-name="T227_8"><text:s/></text:span><text:span text:style-name="T227_9">массив</text:span><text:span text:style-name="T227_10"><text:s/></text:span><text:span text:style-name="T227_11">с</text:span><text:span text:style-name="T227_12"><text:s/></text:span><text:span text:style-name="T227_13">играми</text:span><text:span text:style-name="T227_14">.</text:span></text:p>
      <text:p text:style-name="P228"/>
      <text:h text:style-name="P229" text:outline-level="10"><text:bookmark-start text:name="h.40zmmulgsf1g"/><text:bookmark-end text:name="h.40zmmulgsf1g"/><text:span text:style-name="T229_1">games</text:span><text:span text:style-name="T229_2">.</text:span><text:span text:style-name="T229_3">get</text:span></text:h>
      <text:p text:style-name="P230"><text:span text:style-name="T230_1">Метод</text:span><text:span text:style-name="T230_2"><text:s/></text:span><text:span text:style-name="T230_3">требует</text:span><text:span text:style-name="T230_4"><text:s/></text:span><text:span text:style-name="T230_5">access</text:span><text:span text:style-name="T230_6">_</text:span><text:span text:style-name="T230_7">token</text:span><text:span text:style-name="T230_8">.</text:span></text:p>
      <text:p text:style-name="P231"/>
      <text:p text:style-name="P232"><text:span text:style-name="T232_1">Создание</text:span><text:span text:style-name="T232_2"><text:s/></text:span><text:span text:style-name="T232_3">игры</text:span><text:span text:style-name="T232_4">.</text:span></text:p>
      <text:p text:style-name="P233"/>
      <text:p text:style-name="P234"><text:span text:style-name="T234_1">Входные</text:span><text:span text:style-name="T234_2"><text:s/></text:span><text:span text:style-name="T234_3">параметры</text:span><text:span text:style-name="T234_4">:</text:span></text:p>
      <text:p text:style-name="P235"/>
      <table:table table:style-name="Table14">
        <table:table-column table:style-name="Column26"/>
        <table:table-column table:style-name="Column27"/>
        <table:table-row table:style-name="Row28">
          <table:table-cell table:style-name="Cell54">
            <text:p text:style-name="P236"><text:span text:style-name="T236_1">id</text:span></text:p>
          </table:table-cell>
          <table:table-cell table:style-name="Cell55">
            <text:p text:style-name="P237"><text:span text:style-name="T237_1">Идентификатор</text:span><text:span text:style-name="T237_2"><text:s/></text:span><text:span text:style-name="T237_3">игры</text:span></text:p>
          </table:table-cell>
        </table:table-row>
      </table:table>
      <text:p text:style-name="P238"/>
      <text:p text:style-name="P239"><text:span text:style-name="T239_1">В</text:span><text:span text:style-name="T239_2"><text:s/></text:span><text:span text:style-name="T239_3">случае</text:span><text:span text:style-name="T239_4"><text:s/></text:span><text:span text:style-name="T239_5">успеха</text:span><text:span text:style-name="T239_6"><text:s/></text:span><text:span text:style-name="T239_7">возвращает</text:span><text:span text:style-name="T239_8"><text:s/></text:span><text:span text:style-name="T239_9">массив</text:span><text:span text:style-name="T239_10"><text:s/></text:span><text:span text:style-name="T239_11">с</text:span><text:span text:style-name="T239_12"><text:s/></text:span><text:span text:style-name="T239_13">игрой</text:span><text:span text:style-name="T239_14">.</text:span></text:p>
      <text:p text:style-name="P240"/>
      <text:h text:style-name="P241" text:outline-level="10"><text:bookmark-start text:name="h.3pr8p6d2d9u2"/><text:bookmark-end text:name="h.3pr8p6d2d9u2"/><text:span text:style-name="T241_1">games</text:span><text:span text:style-name="T241_2">.</text:span><text:span text:style-name="T241_3">delete</text:span></text:h>
      <text:p text:style-name="P242"><text:span text:style-name="T242_1">Метод</text:span><text:span text:style-name="T242_2"><text:s/></text:span><text:span text:style-name="T242_3">требует</text:span><text:span text:style-name="T242_4"><text:s/></text:span><text:span text:style-name="T242_5">access</text:span><text:span text:style-name="T242_6">_</text:span><text:span text:style-name="T242_7">token</text:span><text:span text:style-name="T242_8"><text:s/></text:span><text:span text:style-name="T242_9">с</text:span><text:span text:style-name="T242_10"><text:s/></text:span><text:span text:style-name="T242_11">правами</text:span><text:span text:style-name="T242_12"><text:s/></text:span><text:span text:style-name="T242_13">admin</text:span><text:span text:style-name="T242_14">.</text:span></text:p>
      <text:p text:style-name="P243"/>
      <text:p text:style-name="P244"><text:span text:style-name="T244_1">Удаление</text:span><text:span text:style-name="T244_2"><text:s/></text:span><text:span text:style-name="T244_3">игры</text:span><text:span text:style-name="T244_4">.</text:span></text:p>
      <text:p text:style-name="P245"/>
      <text:p text:style-name="P246"><text:span text:style-name="T246_1">Входные</text:span><text:span text:style-name="T246_2"><text:s/></text:span><text:span text:style-name="T246_3">параметры</text:span><text:span text:style-name="T246_4">:</text:span></text:p>
      <text:p text:style-name="P247"/>
      <table:table table:style-name="Table15">
        <table:table-column table:style-name="Column28"/>
        <table:table-column table:style-name="Column29"/>
        <table:table-row table:style-name="Row29">
          <table:table-cell table:style-name="Cell56">
            <text:p text:style-name="P248"><text:span text:style-name="T248_1">id</text:span></text:p>
          </table:table-cell>
          <table:table-cell table:style-name="Cell57">
            <text:p text:style-name="P249"><text:span text:style-name="T249_1">Идентификатор</text:span><text:span text:style-name="T249_2"><text:s/></text:span><text:span text:style-name="T249_3">игры</text:span></text:p>
          </table:table-cell>
        </table:table-row>
      </table:table>
      <text:p text:style-name="P250"/>
      <text:p text:style-name="P251"><text:span text:style-name="T251_1">В</text:span><text:span text:style-name="T251_2"><text:s/></text:span><text:span text:style-name="T251_3">случае</text:span><text:span text:style-name="T251_4"><text:s/></text:span><text:span text:style-name="T251_5">успеха</text:span><text:span text:style-name="T251_6"><text:s/></text:span><text:span text:style-name="T251_7">возвращает</text:span><text:span text:style-name="T251_8"><text:s/>1.</text:span></text:p>
      <text:p text:style-name="P252"/>
      <text:h text:style-name="P253" text:outline-level="10"><text:bookmark-start text:name="h.9hb0hfupvozy"/><text:bookmark-end text:name="h.9hb0hfupvozy"/><text:span text:style-name="T253_1">Команды</text:span></text:h>
      <text:p text:style-name="P254"/>
      <table:table table:style-name="Table16">
        <table:table-column table:style-name="Column30"/>
        <table:table-column table:style-name="Column31"/>
        <table:table-row table:style-name="Row30">
          <table:table-cell table:style-name="Cell58">
            <text:p text:style-name="P255"><text:span text:style-name="T255_1">teams</text:span><text:span text:style-name="T255_2">.</text:span><text:span text:style-name="T255_3">create</text:span></text:p>
          </table:table-cell>
          <table:table-cell table:style-name="Cell59">
            <text:p text:style-name="P256"><text:span text:style-name="T256_1">Создает</text:span><text:span text:style-name="T256_2"><text:s/></text:span><text:span text:style-name="T256_3">команду</text:span></text:p>
          </table:table-cell>
        </table:table-row>
        <table:table-row table:style-name="Row31">
          <table:table-cell table:style-name="Cell60">
            <text:p text:style-name="P257"><text:span text:style-name="T257_1">teams</text:span><text:span text:style-name="T257_2">.</text:span><text:span text:style-name="T257_3">edit</text:span></text:p>
          </table:table-cell>
          <table:table-cell table:style-name="Cell61">
            <text:p text:style-name="P258"><text:span text:style-name="T258_1">Изменяет</text:span><text:span text:style-name="T258_2"><text:s/></text:span><text:span text:style-name="T258_3">информацию</text:span><text:span text:style-name="T258_4"><text:s/></text:span><text:span text:style-name="T258_5">о</text:span><text:span text:style-name="T258_6"><text:s/></text:span><text:span text:style-name="T258_7">команде</text:span></text:p>
          </table:table-cell>
        </table:table-row>
        <table:table-row table:style-name="Row32">
          <table:table-cell table:style-name="Cell62">
            <text:p text:style-name="P259"><text:span text:style-name="T259_1">teams</text:span><text:span text:style-name="T259_2">.</text:span><text:span text:style-name="T259_3">delete</text:span></text:p>
          </table:table-cell>
          <table:table-cell table:style-name="Cell63">
            <text:p text:style-name="P260"><text:span text:style-name="T260_1">Удаляет</text:span><text:span text:style-name="T260_2"><text:s/></text:span><text:span text:style-name="T260_3">команду</text:span></text:p>
          </table:table-cell>
        </table:table-row>
        <table:table-row table:style-name="Row33">
          <table:table-cell table:style-name="Cell64">
            <text:p text:style-name="P261"><text:span text:style-name="T261_1">teams</text:span><text:span text:style-name="T261_2">.</text:span><text:span text:style-name="T261_3">get</text:span></text:p>
          </table:table-cell>
          <table:table-cell table:style-name="Cell65">
            <text:p text:style-name="P262"><text:span text:style-name="T262_1">Возвращает</text:span><text:span text:style-name="T262_2"><text:s/></text:span><text:span text:style-name="T262_3">подробную</text:span><text:span text:style-name="T262_4"><text:s/></text:span><text:span text:style-name="T262_5">информацию</text:span><text:span text:style-name="T262_6"><text:s/></text:span><text:span text:style-name="T262_7">о</text:span><text:span text:style-name="T262_8"><text:s/></text:span><text:span text:style-name="T262_9">команде</text:span></text:p>
          </table:table-cell>
        </table:table-row>
        <table:table-row table:style-name="Row34">
          <table:table-cell table:style-name="Cell66">
            <text:p text:style-name="P263"><text:span text:style-name="T263_1">teams</text:span><text:span text:style-name="T263_2">.</text:span><text:span text:style-name="T263_3">list</text:span></text:p>
          </table:table-cell>
          <table:table-cell table:style-name="Cell67">
            <text:p text:style-name="P264"><text:span text:style-name="T264_1">Возвращает</text:span><text:span text:style-name="T264_2"><text:s/></text:span><text:span text:style-name="T264_3">список</text:span><text:span text:style-name="T264_4"><text:s/></text:span><text:span text:style-name="T264_5">команд</text:span></text:p>
          </table:table-cell>
        </table:table-row>
        <table:table-row table:style-name="Row35">
          <table:table-cell table:style-name="Cell68">
            <text:p text:style-name="P265"><text:span text:style-name="T265_1">teams</text:span><text:span text:style-name="T265_2">.</text:span><text:span text:style-name="T265_3">join</text:span></text:p>
          </table:table-cell>
          <table:table-cell table:style-name="Cell69">
            <text:p text:style-name="P266"><text:span text:style-name="T266_1">Позволяет</text:span><text:span text:style-name="T266_2"><text:s/></text:span><text:span text:style-name="T266_3">вступить</text:span><text:span text:style-name="T266_4"><text:s/></text:span><text:span text:style-name="T266_5">в</text:span><text:span text:style-name="T266_6"><text:s/></text:span><text:span text:style-name="T266_7">команду</text:span></text:p>
          </table:table-cell>
        </table:table-row>
        <table:table-row table:style-name="Row36">
          <table:table-cell table:style-name="Cell70">
            <text:p text:style-name="P267"><text:span text:style-name="T267_1">teams</text:span><text:span text:style-name="T267_2">.</text:span><text:span text:style-name="T267_3">leave</text:span></text:p>
          </table:table-cell>
          <table:table-cell table:style-name="Cell71">
            <text:p text:style-name="P268"><text:span text:style-name="T268_1">Метод</text:span><text:span text:style-name="T268_2"><text:s/></text:span><text:span text:style-name="T268_3">позволяет</text:span><text:span text:style-name="T268_4"><text:s/></text:span><text:span text:style-name="T268_5">выходить</text:span><text:span text:style-name="T268_6"><text:s/></text:span><text:span text:style-name="T268_7">из</text:span><text:span text:style-name="T268_8"><text:s/></text:span><text:span text:style-name="T268_9">команды</text:span></text:p>
          </table:table-cell>
        </table:table-row>
        <table:table-row table:style-name="Row37">
          <table:table-cell table:style-name="Cell72">
            <text:p text:style-name="P269"><text:span text:style-name="T269_1">teams</text:span><text:span text:style-name="T269_2">.</text:span><text:span text:style-name="T269_3">members</text:span></text:p>
          </table:table-cell>
          <table:table-cell table:style-name="Cell73">
            <text:p text:style-name="P270"><text:span text:style-name="T270_1">Возвращает</text:span><text:span text:style-name="T270_2"><text:s/></text:span><text:span text:style-name="T270_3">список</text:span><text:span text:style-name="T270_4"><text:s/></text:span><text:span text:style-name="T270_5">участников</text:span><text:span text:style-name="T270_6"><text:s/></text:span><text:span text:style-name="T270_7">команды</text:span></text:p>
          </table:table-cell>
        </table:table-row>
      </table:table>
      <text:h text:style-name="P271" text:outline-level="10"><text:bookmark-start text:name="h.yda5jho9na2v"/><text:bookmark-end text:name="h.yda5jho9na2v"/></text:h>
      <text:h text:style-name="P272" text:outline-level="10"><text:bookmark-start text:name="h.5ea4y5ryxlnq"/><text:bookmark-end text:name="h.5ea4y5ryxlnq"/><text:span text:style-name="T272_1">teams</text:span><text:span text:style-name="T272_2">.</text:span><text:span text:style-name="T272_3">create</text:span></text:h>
      <text:p text:style-name="P273"><text:span text:style-name="T273_1">Метод</text:span><text:span text:style-name="T273_2"><text:s/></text:span><text:span text:style-name="T273_3">требует</text:span><text:span text:style-name="T273_4"><text:s/></text:span><text:span text:style-name="T273_5">access</text:span><text:span text:style-name="T273_6">_</text:span><text:span text:style-name="T273_7">token</text:span><text:span text:style-name="T273_8"><text:s/></text:span><text:span text:style-name="T273_9">с</text:span><text:span text:style-name="T273_10"><text:s/></text:span><text:span text:style-name="T273_11">правами</text:span><text:span text:style-name="T273_12"><text:s/></text:span><text:span text:style-name="T273_13">admin</text:span><text:span text:style-name="T273_14">.</text:span></text:p>
      <text:p text:style-name="P274"/>
      <text:p text:style-name="P275"><text:span text:style-name="T275_1">Создание</text:span><text:span text:style-name="T275_2"><text:s/></text:span><text:span text:style-name="T275_3">команды</text:span><text:span text:style-name="T275_4">.</text:span></text:p>
      <text:p text:style-name="P276"/>
      <text:p text:style-name="P277"><text:span text:style-name="T277_1">Входные</text:span><text:span text:style-name="T277_2"><text:s/></text:span><text:span text:style-name="T277_3">параметры</text:span><text:span text:style-name="T277_4">:</text:span></text:p>
      <text:p text:style-name="P278"/>
      <table:table table:style-name="Table17">
        <table:table-column table:style-name="Column32"/>
        <table:table-column table:style-name="Column33"/>
        <table:table-row table:style-name="Row38">
          <table:table-cell table:style-name="Cell74">
            <text:p text:style-name="P279"><text:span text:style-name="T279_1">title</text:span></text:p>
          </table:table-cell>
          <table:table-cell table:style-name="Cell75">
            <text:p text:style-name="P280"><text:span text:style-name="T280_1">Название</text:span><text:span text:style-name="T280_2"><text:s/></text:span><text:span text:style-name="T280_3">команды</text:span></text:p>
            <text:p text:style-name="P281"><text:span text:style-name="T281_1">(</text:span><text:span text:style-name="T281_2">Строка</text:span><text:span text:style-name="T281_3"><text:s/></text:span><text:span text:style-name="T281_4">до</text:span><text:span text:style-name="T281_5"><text:s/>255<text:s/></text:span><text:span text:style-name="T281_6">символов</text:span><text:span text:style-name="T281_7">)</text:span></text:p>
          </table:table-cell>
        </table:table-row>
        <table:table-row table:style-name="Row39">
          <table:table-cell table:style-name="Cell76">
            <text:p text:style-name="P282"><text:span text:style-name="T282_1">logo</text:span></text:p>
          </table:table-cell>
          <table:table-cell table:style-name="Cell77">
            <text:p text:style-name="P283"><text:span text:style-name="T283_1">Логотип</text:span><text:span text:style-name="T283_2"><text:s/></text:span><text:span text:style-name="T283_3">команды</text:span><text:span text:style-name="T283_4"><text:s/>(</text:span><text:span text:style-name="T283_5">опционально</text:span><text:span text:style-name="T283_6">)</text:span></text:p>
          </table:table-cell>
        </table:table-row>
        <table:table-row table:style-name="Row40">
          <table:table-cell table:style-name="Cell78">
            <text:p text:style-name="P284"><text:span text:style-name="T284_1">...</text:span></text:p>
          </table:table-cell>
          <table:table-cell table:style-name="Cell79">
            <text:p text:style-name="P285"/>
          </table:table-cell>
        </table:table-row>
      </table:table>
      <text:p text:style-name="P286"/>
      <text:p text:style-name="P287"><text:span text:style-name="T287_1">В</text:span><text:span text:style-name="T287_2"><text:s/></text:span><text:span text:style-name="T287_3">случае</text:span><text:span text:style-name="T287_4"><text:s/></text:span><text:span text:style-name="T287_5">успеха</text:span><text:span text:style-name="T287_6"><text:s/></text:span><text:span text:style-name="T287_7">возвращает</text:span><text:span text:style-name="T287_8"><text:s/></text:span><text:span text:style-name="T287_9">id</text:span><text:span text:style-name="T287_10"><text:s/></text:span><text:span text:style-name="T287_11">команды</text:span><text:span text:style-name="T287_12">.</text:span></text:p>
      <text:h text:style-name="P288" text:outline-level="10"><text:bookmark-start text:name="h.zg9v4typ1e6b"/><text:bookmark-end text:name="h.zg9v4typ1e6b"/><text:span text:style-name="T288_1">teams</text:span><text:span text:style-name="T288_2">.</text:span><text:span text:style-name="T288_3">edit</text:span></text:h>
      <text:p text:style-name="P289"><text:span text:style-name="T289_1">Метод</text:span><text:span text:style-name="T289_2"><text:s/></text:span><text:span text:style-name="T289_3">требует</text:span><text:span text:style-name="T289_4"><text:s/></text:span><text:span text:style-name="T289_5">access</text:span><text:span text:style-name="T289_6">_</text:span><text:span text:style-name="T289_7">token</text:span><text:span text:style-name="T289_8"><text:s/></text:span><text:span text:style-name="T289_9">с</text:span><text:span text:style-name="T289_10"><text:s/></text:span><text:span text:style-name="T289_11">правами</text:span><text:span text:style-name="T289_12"><text:s/></text:span><text:span text:style-name="T289_13">admin</text:span><text:span text:style-name="T289_14">.</text:span></text:p>
      <text:p text:style-name="P290"/>
      <text:p text:style-name="P291"><text:span text:style-name="T291_1">Редактирование</text:span><text:span text:style-name="T291_2"><text:s/></text:span><text:span text:style-name="T291_3">информации</text:span><text:span text:style-name="T291_4"><text:s/></text:span><text:span text:style-name="T291_5">о</text:span><text:span text:style-name="T291_6"><text:s/></text:span><text:span text:style-name="T291_7">команде</text:span><text:span text:style-name="T291_8">.</text:span></text:p>
      <text:p text:style-name="P292"/>
      <text:p text:style-name="P293"><text:span text:style-name="T293_1">Входные</text:span><text:span text:style-name="T293_2"><text:s/></text:span><text:span text:style-name="T293_3">параметры</text:span><text:span text:style-name="T293_4">:</text:span></text:p>
      <text:p text:style-name="P294"/>
      <table:table table:style-name="Table18">
        <table:table-column table:style-name="Column34"/>
        <table:table-column table:style-name="Column35"/>
        <table:table-row table:style-name="Row41">
          <table:table-cell table:style-name="Cell80">
            <text:p text:style-name="P295"><text:span text:style-name="T295_1">title</text:span></text:p>
          </table:table-cell>
          <table:table-cell table:style-name="Cell81">
            <text:p text:style-name="P296"><text:span text:style-name="T296_1">Название</text:span><text:span text:style-name="T296_2"><text:s/></text:span><text:span text:style-name="T296_3">команды</text:span></text:p>
            <text:p text:style-name="P297"><text:span text:style-name="T297_1">(</text:span><text:span text:style-name="T297_2">Строка</text:span><text:span text:style-name="T297_3"><text:s/></text:span><text:span text:style-name="T297_4">до</text:span><text:span text:style-name="T297_5"><text:s/>255<text:s/></text:span><text:span text:style-name="T297_6">символов</text:span><text:span text:style-name="T297_7">)</text:span></text:p>
          </table:table-cell>
        </table:table-row>
        <table:table-row table:style-name="Row42">
          <table:table-cell table:style-name="Cell82">
            <text:p text:style-name="P298"><text:span text:style-name="T298_1">logo</text:span></text:p>
          </table:table-cell>
          <table:table-cell table:style-name="Cell83">
            <text:p text:style-name="P299"><text:span text:style-name="T299_1">Логотип</text:span><text:span text:style-name="T299_2"><text:s/></text:span><text:span text:style-name="T299_3">команды</text:span><text:span text:style-name="T299_4"><text:s/>(</text:span><text:span text:style-name="T299_5">опционально</text:span><text:span text:style-name="T299_6">)</text:span></text:p>
          </table:table-cell>
        </table:table-row>
        <table:table-row table:style-name="Row43">
          <table:table-cell table:style-name="Cell84">
            <text:p text:style-name="P300"><text:span text:style-name="T300_1">...</text:span></text:p>
          </table:table-cell>
          <table:table-cell table:style-name="Cell85">
            <text:p text:style-name="P301"/>
          </table:table-cell>
        </table:table-row>
      </table:table>
      <text:p text:style-name="P302"/>
      <text:h text:style-name="P303" text:outline-level="10"><text:bookmark-start text:name="h.h2u0jl4hoens"/><text:bookmark-end text:name="h.h2u0jl4hoens"/><text:span text:style-name="T303_1">teams</text:span><text:span text:style-name="T303_2">.</text:span><text:span text:style-name="T303_3">delete</text:span></text:h>
      <text:p text:style-name="P304"><text:span text:style-name="T304_1">Метод</text:span><text:span text:style-name="T304_2"><text:s/></text:span><text:span text:style-name="T304_3">требует</text:span><text:span text:style-name="T304_4"><text:s/></text:span><text:span text:style-name="T304_5">access</text:span><text:span text:style-name="T304_6">_</text:span><text:span text:style-name="T304_7">token</text:span><text:span text:style-name="T304_8"><text:s/></text:span><text:span text:style-name="T304_9">с</text:span><text:span text:style-name="T304_10"><text:s/></text:span><text:span text:style-name="T304_11">правами</text:span><text:span text:style-name="T304_12"><text:s/></text:span><text:span text:style-name="T304_13">admin</text:span></text:p>
      <text:p text:style-name="P305"/>
      <text:p text:style-name="P306"><text:span text:style-name="T306_1">Удаление</text:span><text:span text:style-name="T306_2"><text:s/></text:span><text:span text:style-name="T306_3">команды</text:span></text:p>
      <text:p text:style-name="P307"/>
      <text:p text:style-name="P308"><text:span text:style-name="T308_1">Входные</text:span><text:span text:style-name="T308_2"><text:s/></text:span><text:span text:style-name="T308_3">параметры</text:span><text:span text:style-name="T308_4">:</text:span></text:p>
      <text:p text:style-name="P309"/>
      <table:table table:style-name="Table19">
        <table:table-column table:style-name="Column36"/>
        <table:table-column table:style-name="Column37"/>
        <table:table-row table:style-name="Row44">
          <table:table-cell table:style-name="Cell86">
            <text:p text:style-name="P310"><text:span text:style-name="T310_1">id</text:span></text:p>
          </table:table-cell>
          <table:table-cell table:style-name="Cell87">
            <text:p text:style-name="P311"><text:span text:style-name="T311_1">Уникальный</text:span><text:span text:style-name="T311_2"><text:s/></text:span><text:span text:style-name="T311_3">идентификатор</text:span><text:span text:style-name="T311_4"><text:s/></text:span><text:span text:style-name="T311_5">команды</text:span></text:p>
            <text:p text:style-name="P312"><text:span text:style-name="T312_1">(</text:span><text:span text:style-name="T312_2">Число</text:span><text:span text:style-name="T312_3">)</text:span></text:p>
          </table:table-cell>
        </table:table-row>
      </table:table>
      <text:h text:style-name="P313" text:outline-level="10"><text:bookmark-start text:name="h.2udoiug060zj"/><text:bookmark-end text:name="h.2udoiug060zj"/><text:span text:style-name="T313_1">teams</text:span><text:span text:style-name="T313_2">.</text:span><text:span text:style-name="T313_3">get</text:span></text:h>
      <text:p text:style-name="P314"><text:span text:style-name="T314_1">Получение</text:span><text:span text:style-name="T314_2"><text:s/></text:span><text:span text:style-name="T314_3">информации</text:span><text:span text:style-name="T314_4"><text:s/></text:span><text:span text:style-name="T314_5">о</text:span><text:span text:style-name="T314_6"><text:s/></text:span><text:span text:style-name="T314_7">команде</text:span><text:span text:style-name="T314_8">.</text:span></text:p>
      <text:p text:style-name="P315"/>
      <text:p text:style-name="P316"><text:span text:style-name="T316_1">Входные</text:span><text:span text:style-name="T316_2"><text:s/></text:span><text:span text:style-name="T316_3">параметры</text:span><text:span text:style-name="T316_4">:</text:span></text:p>
      <text:p text:style-name="P317"/>
      <table:table table:style-name="Table20">
        <table:table-column table:style-name="Column38"/>
        <table:table-column table:style-name="Column39"/>
        <table:table-row table:style-name="Row45">
          <table:table-cell table:style-name="Cell88">
            <text:p text:style-name="P318"><text:span text:style-name="T318_1">id</text:span></text:p>
          </table:table-cell>
          <table:table-cell table:style-name="Cell89">
            <text:p text:style-name="P319"><text:span text:style-name="T319_1">Уникальный</text:span><text:span text:style-name="T319_2"><text:s/></text:span><text:span text:style-name="T319_3">идентификатор</text:span><text:span text:style-name="T319_4"><text:s/></text:span><text:span text:style-name="T319_5">команды</text:span></text:p>
            <text:p text:style-name="P320"><text:span text:style-name="T320_1">(</text:span><text:span text:style-name="T320_2">Число</text:span><text:span text:style-name="T320_3">)</text:span></text:p>
          </table:table-cell>
        </table:table-row>
      </table:table>
      <text:p text:style-name="P321"/>
      <text:p text:style-name="P322"/>
      <text:p text:style-name="P323"/>
      <text:h text:style-name="P324" text:outline-level="10"><text:bookmark-start text:name="h.qofzg0yttqew"/><text:bookmark-end text:name="h.qofzg0yttqew"/><text:span text:style-name="T324_1">teams</text:span><text:span text:style-name="T324_2">.</text:span><text:span text:style-name="T324_3">list</text:span></text:h>
      <text:p text:style-name="P325"/>
      <text:p text:style-name="P326"><text:span text:style-name="T326_1">Выводит</text:span><text:span text:style-name="T326_2"><text:s/></text:span><text:span text:style-name="T326_3">список</text:span><text:span text:style-name="T326_4"><text:s/></text:span><text:span text:style-name="T326_5">команд</text:span><text:span text:style-name="T326_6">.</text:span></text:p>
      <text:p text:style-name="P327"/>
      <text:p text:style-name="P328"><text:span text:style-name="T328_1">Входные</text:span><text:span text:style-name="T328_2"><text:s/></text:span><text:span text:style-name="T328_3">параметры</text:span><text:span text:style-name="T328_4">:</text:span></text:p>
      <text:p text:style-name="P329"/>
      <text:p text:style-name="P330"><text:span text:style-name="T330_1">Нет</text:span></text:p>
      <text:p text:style-name="P331"/>
      <text:h text:style-name="P332" text:outline-level="10"><text:bookmark-start text:name="h.gy2tzv1el7nr"/><text:bookmark-end text:name="h.gy2tzv1el7nr"/><text:span text:style-name="T332_1">Страницы</text:span></text:h>
      <text:p text:style-name="P333"><text:span text:style-name="T333_1">Нужны</text:span><text:span text:style-name="T333_2"><text:s/></text:span><text:span text:style-name="T333_3">для</text:span><text:span text:style-name="T333_4"><text:s/></text:span><text:span text:style-name="T333_5">создания</text:span><text:span text:style-name="T333_6"><text:s/></text:span><text:span text:style-name="T333_7">статического</text:span><text:span text:style-name="T333_8"><text:s/></text:span><text:span text:style-name="T333_9">контента</text:span><text:span text:style-name="T333_10"><text:s/></text:span><text:span text:style-name="T333_11">на</text:span><text:span text:style-name="T333_12"><text:s/></text:span><text:span text:style-name="T333_13">сайте</text:span><text:span text:style-name="T333_14">.</text:span></text:p>
      <text:p text:style-name="P334"/>
      <table:table table:style-name="Table21">
        <table:table-column table:style-name="Column40"/>
        <table:table-column table:style-name="Column41"/>
        <table:table-row table:style-name="Row46">
          <table:table-cell table:style-name="Cell90">
            <text:p text:style-name="P335"><text:span text:style-name="T335_1">pages</text:span><text:span text:style-name="T335_2">.</text:span><text:span text:style-name="T335_3">create</text:span></text:p>
          </table:table-cell>
          <table:table-cell table:style-name="Cell91">
            <text:p text:style-name="P336"><text:span text:style-name="T336_1">Создает</text:span><text:span text:style-name="T336_2"><text:s/></text:span><text:span text:style-name="T336_3">страницу</text:span></text:p>
          </table:table-cell>
        </table:table-row>
        <table:table-row table:style-name="Row47">
          <table:table-cell table:style-name="Cell92">
            <text:p text:style-name="P337"><text:span text:style-name="T337_1">pages</text:span><text:span text:style-name="T337_2">.</text:span><text:span text:style-name="T337_3">save</text:span></text:p>
          </table:table-cell>
          <table:table-cell table:style-name="Cell93">
            <text:p text:style-name="P338"><text:span text:style-name="T338_1">Сохраняет</text:span><text:span text:style-name="T338_2"><text:s/></text:span><text:span text:style-name="T338_3">страницу</text:span></text:p>
          </table:table-cell>
        </table:table-row>
        <table:table-row table:style-name="Row48">
          <table:table-cell table:style-name="Cell94">
            <text:p text:style-name="P339"><text:span text:style-name="T339_1">pages</text:span><text:span text:style-name="T339_2">.</text:span><text:span text:style-name="T339_3">delete</text:span></text:p>
          </table:table-cell>
          <table:table-cell table:style-name="Cell95">
            <text:p text:style-name="P340"><text:span text:style-name="T340_1">Удаляет</text:span><text:span text:style-name="T340_2"><text:s/></text:span><text:span text:style-name="T340_3">страницу</text:span></text:p>
          </table:table-cell>
        </table:table-row>
        <table:table-row table:style-name="Row49">
          <table:table-cell table:style-name="Cell96">
            <text:p text:style-name="P341"><text:span text:style-name="T341_1">pages</text:span><text:span text:style-name="T341_2">.</text:span><text:span text:style-name="T341_3">get</text:span></text:p>
          </table:table-cell>
          <table:table-cell table:style-name="Cell97">
            <text:p text:style-name="P342"><text:span text:style-name="T342_1">Возвращает</text:span><text:span text:style-name="T342_2"><text:s/></text:span><text:span text:style-name="T342_3">страницу</text:span></text:p>
          </table:table-cell>
        </table:table-row>
        <table:table-row table:style-name="Row50">
          <table:table-cell table:style-name="Cell98">
            <text:p text:style-name="P343"><text:span text:style-name="T343_1">pages</text:span><text:span text:style-name="T343_2">.</text:span><text:span text:style-name="T343_3">list</text:span></text:p>
          </table:table-cell>
          <table:table-cell table:style-name="Cell99">
            <text:p text:style-name="P344"><text:span text:style-name="T344_1">Возвращает</text:span><text:span text:style-name="T344_2"><text:s/></text:span><text:span text:style-name="T344_3">список</text:span><text:span text:style-name="T344_4"><text:s/></text:span><text:span text:style-name="T344_5">страниц</text:span></text:p>
          </table:table-cell>
        </table:table-row>
      </table:table>
      <text:h text:style-name="P345" text:outline-level="10"><text:bookmark-start text:name="h.zbt074s2xd1"/><text:bookmark-end text:name="h.zbt074s2xd1"/></text:h>
      <text:p text:style-name="P346"/>
      <text:p text:style-name="P347"/>
      <text:p text:style-name="P348"/>
      <text:p text:style-name="P349"/>
      <text:h text:style-name="P350" text:outline-level="10"><text:bookmark-start text:name="h.qwyl796l6ngg"/><text:bookmark-end text:name="h.qwyl796l6ngg"/><text:span text:style-name="T350_1">Квесты</text:span></text:h>
      <text:p text:style-name="P351"/>
      <text:p text:style-name="P352"/>
      <table:table table:style-name="Table22">
        <table:table-column table:style-name="Column42"/>
        <table:table-column table:style-name="Column43"/>
        <table:table-row table:style-name="Row51">
          <table:table-cell table:style-name="Cell100">
            <text:p text:style-name="P353"><text:span text:style-name="T353_1">quest</text:span><text:span text:style-name="T353_2">.</text:span><text:span text:style-name="T353_3">create</text:span></text:p>
          </table:table-cell>
          <table:table-cell table:style-name="Cell101">
            <text:p text:style-name="P354"><text:span text:style-name="T354_1">Создает</text:span><text:span text:style-name="T354_2"><text:s/></text:span><text:span text:style-name="T354_3">квест</text:span></text:p>
          </table:table-cell>
        </table:table-row>
        <table:table-row table:style-name="Row52">
          <table:table-cell table:style-name="Cell102">
            <text:p text:style-name="P355"><text:span text:style-name="T355_1">quest</text:span><text:span text:style-name="T355_2">.</text:span><text:span text:style-name="T355_3">save</text:span></text:p>
          </table:table-cell>
          <table:table-cell table:style-name="Cell103">
            <text:p text:style-name="P356"><text:span text:style-name="T356_1">Обновляет</text:span><text:span text:style-name="T356_2"><text:s/></text:span><text:span text:style-name="T356_3">квест</text:span></text:p>
          </table:table-cell>
        </table:table-row>
        <table:table-row table:style-name="Row53">
          <table:table-cell table:style-name="Cell104">
            <text:p text:style-name="P357"><text:span text:style-name="T357_1">quest</text:span><text:span text:style-name="T357_2">.</text:span><text:span text:style-name="T357_3">delete</text:span></text:p>
          </table:table-cell>
          <table:table-cell table:style-name="Cell105">
            <text:p text:style-name="P358"><text:span text:style-name="T358_1">Удаляет</text:span><text:span text:style-name="T358_2"><text:s/></text:span><text:span text:style-name="T358_3">страницу</text:span></text:p>
          </table:table-cell>
        </table:table-row>
        <table:table-row table:style-name="Row54">
          <table:table-cell table:style-name="Cell106">
            <text:p text:style-name="P359"><text:span text:style-name="T359_1">quest</text:span><text:span text:style-name="T359_2">.</text:span><text:span text:style-name="T359_3">get</text:span></text:p>
          </table:table-cell>
          <table:table-cell table:style-name="Cell107">
            <text:p text:style-name="P360"><text:span text:style-name="T360_1">Возвращает</text:span><text:span text:style-name="T360_2"><text:s/></text:span><text:span text:style-name="T360_3">квест</text:span></text:p>
          </table:table-cell>
        </table:table-row>
        <table:table-row table:style-name="Row55">
          <table:table-cell table:style-name="Cell108">
            <text:p text:style-name="P361"><text:span text:style-name="T361_1">quest</text:span><text:span text:style-name="T361_2">.</text:span><text:span text:style-name="T361_3">list</text:span></text:p>
          </table:table-cell>
          <table:table-cell table:style-name="Cell109">
            <text:p text:style-name="P362"><text:span text:style-name="T362_1">Возвращает</text:span><text:span text:style-name="T362_2"><text:s/></text:span><text:span text:style-name="T362_3">список</text:span><text:span text:style-name="T362_4"><text:s/></text:span><text:span text:style-name="T362_5">квестов</text:span></text:p>
          </table:table-cell>
        </table:table-row>
        <table:table-row table:style-name="Row56">
          <table:table-cell table:style-name="Cell110">
            <text:p text:style-name="P363"><text:span text:style-name="T363_1">quest</text:span><text:span text:style-name="T363_2">.</text:span><text:span text:style-name="T363_3">take</text:span></text:p>
          </table:table-cell>
          <table:table-cell table:style-name="Cell111">
            <text:p text:style-name="P364"><text:span text:style-name="T364_1">Взять</text:span><text:span text:style-name="T364_2"><text:s/></text:span><text:span text:style-name="T364_3">квест</text:span><text:span text:style-name="T364_4"><text:s/></text:span><text:span text:style-name="T364_5">в</text:span><text:span text:style-name="T364_6"><text:s/></text:span><text:span text:style-name="T364_7">обработку</text:span></text:p>
          </table:table-cell>
        </table:table-row>
        <table:table-row table:style-name="Row57">
          <table:table-cell table:style-name="Cell112">
            <text:p text:style-name="P365"><text:span text:style-name="T365_1">quest</text:span><text:span text:style-name="T365_2">.</text:span><text:span text:style-name="T365_3">pass</text:span></text:p>
          </table:table-cell>
          <table:table-cell table:style-name="Cell113">
            <text:p text:style-name="P366"><text:span text:style-name="T366_1">Позволяет</text:span><text:span text:style-name="T366_2"><text:s/></text:span><text:span text:style-name="T366_3">сдать</text:span><text:span text:style-name="T366_4"><text:s/></text:span><text:span text:style-name="T366_5">квест</text:span></text:p>
          </table:table-cell>
        </table:table-row>
        <table:table-row table:style-name="Row58">
          <table:table-cell table:style-name="Cell114">
            <text:p text:style-name="P367"><text:span text:style-name="T367_1">quest</text:span><text:span text:style-name="T367_2">.</text:span><text:span text:style-name="T367_3">addSection</text:span></text:p>
          </table:table-cell>
          <table:table-cell table:style-name="Cell115">
            <text:p text:style-name="P368"><text:span text:style-name="T368_1">Добавление</text:span><text:span text:style-name="T368_2"><text:s/></text:span><text:span text:style-name="T368_3">темы</text:span><text:span text:style-name="T368_4"><text:s/></text:span><text:span text:style-name="T368_5">квеста</text:span></text:p>
          </table:table-cell>
        </table:table-row>
        <table:table-row table:style-name="Row59">
          <table:table-cell table:style-name="Cell116">
            <text:p text:style-name="P369"><text:span text:style-name="T369_1">quest</text:span><text:span text:style-name="T369_2">.</text:span><text:span text:style-name="T369_3">getSection</text:span></text:p>
          </table:table-cell>
          <table:table-cell table:style-name="Cell117">
            <text:p text:style-name="P370"><text:span text:style-name="T370_1">Получение</text:span><text:span text:style-name="T370_2"><text:s/></text:span><text:span text:style-name="T370_3">списка</text:span><text:span text:style-name="T370_4"><text:s/></text:span><text:span text:style-name="T370_5">тем</text:span><text:span text:style-name="T370_6"><text:s/></text:span><text:span text:style-name="T370_7">квеста</text:span></text:p>
          </table:table-cell>
        </table:table-row>
        <table:table-row table:style-name="Row60">
          <table:table-cell table:style-name="Cell118">
            <text:p text:style-name="P371"><text:span text:style-name="T371_1">quest</text:span><text:span text:style-name="T371_2">.</text:span><text:span text:style-name="T371_3">editSection</text:span></text:p>
          </table:table-cell>
          <table:table-cell table:style-name="Cell119">
            <text:p text:style-name="P372"><text:span text:style-name="T372_1">Редактирование</text:span><text:span text:style-name="T372_2"><text:s/></text:span><text:span text:style-name="T372_3">темы</text:span><text:span text:style-name="T372_4"><text:s/></text:span><text:span text:style-name="T372_5">квеста</text:span></text:p>
          </table:table-cell>
        </table:table-row>
        <table:table-row table:style-name="Row61">
          <table:table-cell table:style-name="Cell120">
            <text:p text:style-name="P373"><text:span text:style-name="T373_1">quest</text:span><text:span text:style-name="T373_2">.</text:span><text:span text:style-name="T373_3">deleteSection</text:span></text:p>
          </table:table-cell>
          <table:table-cell table:style-name="Cell121">
            <text:p text:style-name="P374"><text:span text:style-name="T374_1">Удаление</text:span><text:span text:style-name="T374_2"><text:s/></text:span><text:span text:style-name="T374_3">темы</text:span><text:span text:style-name="T374_4"><text:s/></text:span><text:span text:style-name="T374_5">квеста</text:span></text:p>
          </table:table-cell>
        </table:table-row>
        <table:table-row table:style-name="Row62">
          <table:table-cell table:style-name="Cell122">
            <text:p text:style-name="P375"><text:span text:style-name="T375_1">quest</text:span><text:span text:style-name="T375_2">.</text:span><text:span text:style-name="T375_3">listSection</text:span></text:p>
          </table:table-cell>
          <table:table-cell table:style-name="Cell123">
            <text:p text:style-name="P376"><text:span text:style-name="T376_1">Вывод</text:span><text:span text:style-name="T376_2"><text:s/></text:span><text:span text:style-name="T376_3">всех</text:span><text:span text:style-name="T376_4"><text:s/></text:span><text:span text:style-name="T376_5">тем</text:span><text:span text:style-name="T376_6"><text:s/></text:span><text:span text:style-name="T376_7">квестов</text:span></text:p>
          </table:table-cell>
        </table:table-row>
        <table:table-row table:style-name="Row63">
          <table:table-cell table:style-name="Cell124">
            <text:p text:style-name="P377"><text:span text:style-name="T377_1">quest</text:span><text:span text:style-name="T377_2">.</text:span><text:span text:style-name="T377_3">addGames</text:span></text:p>
          </table:table-cell>
          <table:table-cell table:style-name="Cell125">
            <text:p text:style-name="P378"><text:span text:style-name="T378_1">Добавление</text:span><text:span text:style-name="T378_2"><text:s/></text:span><text:span text:style-name="T378_3">квеста</text:span><text:span text:style-name="T378_4"><text:s/></text:span><text:span text:style-name="T378_5">в</text:span><text:span text:style-name="T378_6"><text:s/></text:span><text:span text:style-name="T378_7">игру</text:span></text:p>
          </table:table-cell>
        </table:table-row>
        <table:table-row table:style-name="Row64">
          <table:table-cell table:style-name="Cell126">
            <text:p text:style-name="P379"><text:span text:style-name="T379_1">quest</text:span><text:span text:style-name="T379_2">.</text:span><text:span text:style-name="T379_3">removeGames</text:span></text:p>
          </table:table-cell>
          <table:table-cell table:style-name="Cell127">
            <text:p text:style-name="P380"><text:span text:style-name="T380_1">Удаление</text:span><text:span text:style-name="T380_2"><text:s/></text:span><text:span text:style-name="T380_3">квеста</text:span><text:span text:style-name="T380_4"><text:s/></text:span><text:span text:style-name="T380_5">из</text:span><text:span text:style-name="T380_6"><text:s/></text:span><text:span text:style-name="T380_7">игры</text:span></text:p>
          </table:table-cell>
        </table:table-row>
      </table:table>
      <text:h text:style-name="P381" text:outline-level="10"><text:bookmark-start text:name="h.1bddj38l19cp"/><text:bookmark-end text:name="h.1bddj38l19cp"/></text:h>
      <text:h text:style-name="P382" text:outline-level="10"><text:bookmark-start text:name="h.38ir227t8g4d"/><text:bookmark-end text:name="h.38ir227t8g4d"/><text:span text:style-name="T382_1">quest</text:span><text:span text:style-name="T382_2">.</text:span><text:span text:style-name="T382_3">create</text:span></text:h>
      <text:p text:style-name="P383"><text:span text:style-name="T383_1">Метод</text:span><text:span text:style-name="T383_2"><text:s/></text:span><text:span text:style-name="T383_3">требует</text:span><text:span text:style-name="T383_4"><text:s/></text:span><text:span text:style-name="T383_5">access</text:span><text:span text:style-name="T383_6">_</text:span><text:span text:style-name="T383_7">token</text:span><text:span text:style-name="T383_8"><text:s/></text:span><text:span text:style-name="T383_9">с</text:span><text:span text:style-name="T383_10"><text:s/></text:span><text:span text:style-name="T383_11">правами</text:span><text:span text:style-name="T383_12"><text:s/></text:span><text:span text:style-name="T383_13">admin</text:span></text:p>
      <text:p text:style-name="P384"/>
      <text:p text:style-name="P385"><text:span text:style-name="T385_1">Добавление</text:span><text:span text:style-name="T385_2"><text:s/></text:span><text:span text:style-name="T385_3">квеста</text:span><text:span text:style-name="T385_4">.</text:span></text:p>
      <text:h text:style-name="P386" text:outline-level="10"><text:bookmark-start text:name="h.h1y6iud6g8et"/><text:bookmark-end text:name="h.h1y6iud6g8et"/><text:span text:style-name="T386_1">quest</text:span><text:span text:style-name="T386_2">.</text:span><text:span text:style-name="T386_3">addSection</text:span></text:h>
      <text:p text:style-name="P387"><text:span text:style-name="T387_1">Метод</text:span><text:span text:style-name="T387_2"><text:s/></text:span><text:span text:style-name="T387_3">требует</text:span><text:span text:style-name="T387_4"><text:s/></text:span><text:span text:style-name="T387_5">access</text:span><text:span text:style-name="T387_6">_</text:span><text:span text:style-name="T387_7">token</text:span><text:span text:style-name="T387_8"><text:s/></text:span><text:span text:style-name="T387_9">с</text:span><text:span text:style-name="T387_10"><text:s/></text:span><text:span text:style-name="T387_11">правами</text:span><text:span text:style-name="T387_12"><text:s/></text:span><text:span text:style-name="T387_13">admin</text:span></text:p>
      <text:p text:style-name="P388"/>
      <text:p text:style-name="P389"><text:span text:style-name="T389_1">Добавление</text:span><text:span text:style-name="T389_2"><text:s/></text:span><text:span text:style-name="T389_3">темы</text:span><text:span text:style-name="T389_4"><text:s/></text:span><text:span text:style-name="T389_5">квеста</text:span><text:span text:style-name="T389_6">.</text:span></text:p>
      <text:p text:style-name="P390"/>
      <text:p text:style-name="P391"><text:span text:style-name="T391_1">Входные</text:span><text:span text:style-name="T391_2"><text:s/></text:span><text:span text:style-name="T391_3">параметры</text:span><text:span text:style-name="T391_4">:</text:span></text:p>
      <text:p text:style-name="P392"/>
      <table:table table:style-name="Table23">
        <table:table-column table:style-name="Column44"/>
        <table:table-column table:style-name="Column45"/>
        <table:table-row table:style-name="Row65">
          <table:table-cell table:style-name="Cell128">
            <text:p text:style-name="P393"><text:span text:style-name="T393_1">title</text:span></text:p>
          </table:table-cell>
          <table:table-cell table:style-name="Cell129">
            <text:p text:style-name="P394"><text:span text:style-name="T394_1">Название</text:span><text:span text:style-name="T394_2"><text:s/></text:span><text:span text:style-name="T394_3">темы</text:span></text:p>
            <text:p text:style-name="P395"><text:span text:style-name="T395_1">(</text:span><text:span text:style-name="T395_2">Строка</text:span><text:span text:style-name="T395_3"><text:s/></text:span><text:span text:style-name="T395_4">до</text:span><text:span text:style-name="T395_5"><text:s/>255<text:s/></text:span><text:span text:style-name="T395_6">символов</text:span><text:span text:style-name="T395_7">)</text:span></text:p>
          </table:table-cell>
        </table:table-row>
      </table:table>
      <text:p text:style-name="P396"/>
      <text:h text:style-name="P397" text:outline-level="10"><text:bookmark-start text:name="h.2z6k9524jj6"/><text:bookmark-end text:name="h.2z6k9524jj6"/><text:span text:style-name="T397_1">quest</text:span><text:span text:style-name="T397_2">.</text:span><text:span text:style-name="T397_3">getSection</text:span></text:h>
      <text:p text:style-name="P398"><text:span text:style-name="T398_1">Метод</text:span><text:span text:style-name="T398_2"><text:s/></text:span><text:span text:style-name="T398_3">требует</text:span><text:span text:style-name="T398_4"><text:s/></text:span><text:span text:style-name="T398_5">access</text:span><text:span text:style-name="T398_6">_</text:span><text:span text:style-name="T398_7">token</text:span><text:span text:style-name="T398_8"><text:s/></text:span><text:span text:style-name="T398_9">с</text:span><text:span text:style-name="T398_10"><text:s/></text:span><text:span text:style-name="T398_11">правами</text:span><text:span text:style-name="T398_12"><text:s/></text:span><text:span text:style-name="T398_13">admin</text:span></text:p>
      <text:p text:style-name="P399"/>
      <text:p text:style-name="P400"><text:span text:style-name="T400_1">Получение</text:span><text:span text:style-name="T400_2"><text:s/></text:span><text:span text:style-name="T400_3">списка</text:span><text:span text:style-name="T400_4"><text:s/></text:span><text:span text:style-name="T400_5">тем</text:span><text:span text:style-name="T400_6"><text:s/></text:span><text:span text:style-name="T400_7">квеста</text:span><text:span text:style-name="T400_8">.</text:span></text:p>
      <text:p text:style-name="P401"/>
      <text:p text:style-name="P402"><text:span text:style-name="T402_1">Входные</text:span><text:span text:style-name="T402_2"><text:s/></text:span><text:span text:style-name="T402_3">параметры</text:span><text:span text:style-name="T402_4">:</text:span></text:p>
      <text:p text:style-name="P403"/>
      <table:table table:style-name="Table24">
        <table:table-column table:style-name="Column46"/>
        <table:table-column table:style-name="Column47"/>
        <table:table-row table:style-name="Row66">
          <table:table-cell table:style-name="Cell130">
            <text:p text:style-name="P404"><text:span text:style-name="T404_1">id</text:span></text:p>
          </table:table-cell>
          <table:table-cell table:style-name="Cell131">
            <text:p text:style-name="P405"><text:span text:style-name="T405_1">Идентификатор</text:span><text:span text:style-name="T405_2"><text:s/></text:span><text:span text:style-name="T405_3">темы</text:span><text:span text:style-name="T405_4"><text:s/></text:span><text:span text:style-name="T405_5">квеста</text:span></text:p>
            <text:p text:style-name="P406"><text:span text:style-name="T406_1">(</text:span><text:span text:style-name="T406_2">Число</text:span><text:span text:style-name="T406_3">)</text:span></text:p>
          </table:table-cell>
        </table:table-row>
      </table:table>
      <text:p text:style-name="P407"/>
      <text:p text:style-name="P408"/>
      <text:h text:style-name="P409" text:outline-level="10"><text:bookmark-start text:name="h.54c8w42na5j1"/><text:bookmark-end text:name="h.54c8w42na5j1"/><text:span text:style-name="T409_1">quest</text:span><text:span text:style-name="T409_2">.</text:span><text:span text:style-name="T409_3">editSection</text:span></text:h>
      <text:p text:style-name="P410"><text:span text:style-name="T410_1">Метод</text:span><text:span text:style-name="T410_2"><text:s/></text:span><text:span text:style-name="T410_3">требует</text:span><text:span text:style-name="T410_4"><text:s/></text:span><text:span text:style-name="T410_5">access</text:span><text:span text:style-name="T410_6">_</text:span><text:span text:style-name="T410_7">token</text:span><text:span text:style-name="T410_8"><text:s/></text:span><text:span text:style-name="T410_9">с</text:span><text:span text:style-name="T410_10"><text:s/></text:span><text:span text:style-name="T410_11">правами</text:span><text:span text:style-name="T410_12"><text:s/></text:span><text:span text:style-name="T410_13">admin</text:span><text:span text:style-name="T410_14">.</text:span></text:p>
      <text:p text:style-name="P411"/>
      <text:p text:style-name="P412"><text:span text:style-name="T412_1">Редактирование</text:span><text:span text:style-name="T412_2"><text:s/></text:span><text:span text:style-name="T412_3">темы</text:span><text:span text:style-name="T412_4"><text:s/></text:span><text:span text:style-name="T412_5">квеста</text:span></text:p>
      <text:p text:style-name="P413"/>
      <text:p text:style-name="P414"><text:span text:style-name="T414_1">Входные</text:span><text:span text:style-name="T414_2"><text:s/></text:span><text:span text:style-name="T414_3">параметры</text:span><text:span text:style-name="T414_4">:</text:span></text:p>
      <text:p text:style-name="P415"/>
      <table:table table:style-name="Table25">
        <table:table-column table:style-name="Column48"/>
        <table:table-column table:style-name="Column49"/>
        <table:table-row table:style-name="Row67">
          <table:table-cell table:style-name="Cell132">
            <text:p text:style-name="P416"><text:span text:style-name="T416_1">id</text:span></text:p>
          </table:table-cell>
          <table:table-cell table:style-name="Cell133">
            <text:p text:style-name="P417"><text:span text:style-name="T417_1">Идентификатор</text:span><text:span text:style-name="T417_2"><text:s/></text:span><text:span text:style-name="T417_3">темы</text:span><text:span text:style-name="T417_4"><text:s/></text:span><text:span text:style-name="T417_5">квеста</text:span></text:p>
            <text:p text:style-name="P418"><text:span text:style-name="T418_1">(</text:span><text:span text:style-name="T418_2">Число</text:span><text:span text:style-name="T418_3">)</text:span></text:p>
          </table:table-cell>
        </table:table-row>
        <table:table-row table:style-name="Row68">
          <table:table-cell table:style-name="Cell134">
            <text:p text:style-name="P419"><text:span text:style-name="T419_1">title</text:span></text:p>
          </table:table-cell>
          <table:table-cell table:style-name="Cell135">
            <text:p text:style-name="P420"><text:span text:style-name="T420_1">Название</text:span><text:span text:style-name="T420_2"><text:s/></text:span><text:span text:style-name="T420_3">темы</text:span></text:p>
            <text:p text:style-name="P421"><text:span text:style-name="T421_1">(</text:span><text:span text:style-name="T421_2">Строка</text:span><text:span text:style-name="T421_3"><text:s/></text:span><text:span text:style-name="T421_4">до</text:span><text:span text:style-name="T421_5"><text:s/>255<text:s/></text:span><text:span text:style-name="T421_6">символов</text:span><text:span text:style-name="T421_7">)</text:span></text:p>
          </table:table-cell>
        </table:table-row>
      </table:table>
      <text:p text:style-name="P422"/>
      <text:p text:style-name="P423"/>
      <text:p text:style-name="P424"/>
      <text:h text:style-name="P425" text:outline-level="10"><text:bookmark-start text:name="h.c5q2srpw4zul"/><text:bookmark-end text:name="h.c5q2srpw4zul"/><text:span text:style-name="T425_1">quest</text:span><text:span text:style-name="T425_2">.</text:span><text:span text:style-name="T425_3">deleteSection</text:span></text:h>
      <text:p text:style-name="P426"><text:span text:style-name="T426_1">Метод</text:span><text:span text:style-name="T426_2"><text:s/></text:span><text:span text:style-name="T426_3">требует</text:span><text:span text:style-name="T426_4"><text:s/></text:span><text:span text:style-name="T426_5">access</text:span><text:span text:style-name="T426_6">_</text:span><text:span text:style-name="T426_7">token</text:span><text:span text:style-name="T426_8"><text:s/></text:span><text:span text:style-name="T426_9">с</text:span><text:span text:style-name="T426_10"><text:s/></text:span><text:span text:style-name="T426_11">правами</text:span><text:span text:style-name="T426_12"><text:s/></text:span><text:span text:style-name="T426_13">admin</text:span><text:span text:style-name="T426_14">.</text:span></text:p>
      <text:p text:style-name="P427"/>
      <text:p text:style-name="P428"><text:span text:style-name="T428_1">Удаление</text:span><text:span text:style-name="T428_2"><text:s/></text:span><text:span text:style-name="T428_3">темы</text:span><text:span text:style-name="T428_4"><text:s/></text:span><text:span text:style-name="T428_5">квеста</text:span></text:p>
      <text:p text:style-name="P429"/>
      <text:p text:style-name="P430"><text:span text:style-name="T430_1">Входные</text:span><text:span text:style-name="T430_2"><text:s/></text:span><text:span text:style-name="T430_3">параметры</text:span><text:span text:style-name="T430_4">:</text:span></text:p>
      <text:p text:style-name="P431"/>
      <table:table table:style-name="Table26">
        <table:table-column table:style-name="Column50"/>
        <table:table-column table:style-name="Column51"/>
        <table:table-row table:style-name="Row69">
          <table:table-cell table:style-name="Cell136">
            <text:p text:style-name="P432"><text:span text:style-name="T432_1">id</text:span></text:p>
          </table:table-cell>
          <table:table-cell table:style-name="Cell137">
            <text:p text:style-name="P433"><text:span text:style-name="T433_1">Идентификатор</text:span><text:span text:style-name="T433_2"><text:s/></text:span><text:span text:style-name="T433_3">темы</text:span><text:span text:style-name="T433_4"><text:s/></text:span><text:span text:style-name="T433_5">квеста</text:span></text:p>
            <text:p text:style-name="P434"><text:span text:style-name="T434_1">(</text:span><text:span text:style-name="T434_2">Число</text:span><text:span text:style-name="T434_3">)</text:span></text:p>
          </table:table-cell>
        </table:table-row>
      </table:table>
      <text:p text:style-name="P435"/>
      <text:p text:style-name="P436"/>
      <text:h text:style-name="P437" text:outline-level="10"><text:bookmark-start text:name="h.qfs0inswvr2"/><text:bookmark-end text:name="h.qfs0inswvr2"/><text:span text:style-name="T437_1">quest</text:span><text:span text:style-name="T437_2">.</text:span><text:span text:style-name="T437_3">listSection</text:span></text:h>
      <text:p text:style-name="P438"><text:span text:style-name="T438_1">Вывод</text:span><text:span text:style-name="T438_2"><text:s/></text:span><text:span text:style-name="T438_3">всех</text:span><text:span text:style-name="T438_4"><text:s/></text:span><text:span text:style-name="T438_5">тем</text:span><text:span text:style-name="T438_6"><text:s/></text:span><text:span text:style-name="T438_7">квестов</text:span><text:span text:style-name="T438_8">.</text:span></text:p>
      <text:p text:style-name="P439"/>
      <text:p text:style-name="P440"><text:span text:style-name="T440_1">Входные</text:span><text:span text:style-name="T440_2"><text:s/></text:span><text:span text:style-name="T440_3">параметры</text:span><text:span text:style-name="T440_4">:</text:span></text:p>
      <text:p text:style-name="P441"/>
      <table:table table:style-name="Table27">
        <table:table-column table:style-name="Column52"/>
        <table:table-column table:style-name="Column53"/>
        <table:table-row table:style-name="Row70">
          <table:table-cell table:style-name="Cell138">
            <text:p text:style-name="P442"><text:span text:style-name="T442_1">-</text:span></text:p>
          </table:table-cell>
          <table:table-cell table:style-name="Cell139">
            <text:p text:style-name="P443"><text:span text:style-name="T443_1">-</text:span></text:p>
          </table:table-cell>
        </table:table-row>
      </table:table>
      <text:p text:style-name="P444"/>
      <text:p text:style-name="P445"/>
      <text:p text:style-name="P446"/>
      <text:p text:style-name="P447"><text:span text:style-name="T447_1">attachAdd</text:span></text:p>
      <text:p text:style-name="P448"><text:span text:style-name="T448_1">pass</text:span></text:p>
      <text:p text:style-name="P449"/>
      <text:p text:style-name="P450"><text:span text:style-name="T450_1">Статистика</text:span><text:span text:style-name="T450_2"><text:s/></text:span><text:span text:style-name="T450_3">сданных</text:span><text:span text:style-name="T450_4"><text:s/></text:span><text:span text:style-name="T450_5">ответов</text:span><text:span text:style-name="T450_6"><text:s/></text:span><text:span text:style-name="T450_7">на</text:span><text:span text:style-name="T450_8"><text:s/></text:span><text:span text:style-name="T450_9">квесты</text:span><text:span text:style-name="T450_10">.</text:span></text:p>
      <text:p text:style-name="P451"/>
      <text:p text:style-name="P452"/>
      <text:h text:style-name="P453" text:outline-level="10"><text:bookmark-start text:name="h.fdznw0odisnm"/><text:bookmark-end text:name="h.fdznw0odisnm"/><text:span text:style-name="T453_1">Авторизация</text:span><text:span text:style-name="T453_2"><text:s/>(</text:span><text:span text:style-name="T453_3">метод</text:span><text:span text:style-name="T453_4"><text:s/></text:span><text:span text:style-name="T453_5">не</text:span><text:span text:style-name="T453_6"><text:s/></text:span><text:span text:style-name="T453_7">требует</text:span><text:span text:style-name="T453_8"><text:s/></text:span><text:span text:style-name="T453_9">access</text:span><text:span text:style-name="T453_10">_</text:span><text:span text:style-name="T453_11">token</text:span><text:span text:style-name="T453_12">)</text:span></text:h>
      <text:p text:style-name="P454"/>
      <table:table table:style-name="Table28">
        <table:table-column table:style-name="Column54"/>
        <table:table-column table:style-name="Column55"/>
        <table:table-row table:style-name="Row71">
          <table:table-cell table:style-name="Cell140">
            <text:p text:style-name="P455"><text:span text:style-name="T455_1"><office:annotation><dc:creator/><text:p text:style-name="P456"><text:span text:style-name="T456_1">Как</text:span><text:span text:style-name="T456_2"><text:s/></text:span><text:span text:style-name="T456_3">предотвратить</text:span><text:span text:style-name="T456_4"><text:s/></text:span><text:span text:style-name="T456_5">массовую</text:span><text:span text:style-name="T456_6"><text:s/></text:span><text:span text:style-name="T456_7">регистрацию</text:span><text:span text:style-name="T456_8">?</text:span></text:p><text:p text:style-name="P457"><text:span text:style-name="T457_1">Придумать</text:span><text:span text:style-name="T457_2"><text:s/></text:span><text:span text:style-name="T457_3">каптчу</text:span><text:span text:style-name="T457_4"><text:s/></text:span><text:span text:style-name="T457_5">или</text:span><text:span text:style-name="T457_6"><text:s/></text:span><text:span text:style-name="T457_7">что</text:span><text:span text:style-name="T457_8">?</text:span></text:p></office:annotation></text:span><text:span text:style-name="T457_9"><office:annotation><dc:creator/><text:p text:style-name="P458"><text:span text:style-name="T458_1">нуу</text:span><text:span text:style-name="T458_2"><text:s/></text:span><text:span text:style-name="T458_3">да</text:span><text:span text:style-name="T458_4"><text:s/></text:span><text:span text:style-name="T458_5">именно</text:span><text:span text:style-name="T458_6"><text:s/></text:span><text:span text:style-name="T458_7">так</text:span><text:span text:style-name="T458_8"><text:s/>)))</text:span></text:p></office:annotation></text:span><text:span text:style-name="T458_9"><office:annotation><dc:creator/><text:p text:style-name="P459"><text:span text:style-name="T459_1">Выбери</text:span><text:span text:style-name="T459_2"><text:s/></text:span><text:span text:style-name="T459_3">каптчу</text:span></text:p></office:annotation></text:span><text:span text:style-name="T459_4"><office:annotation><dc:creator/><text:p text:style-name="P460"><text:span text:style-name="T460_1">то</text:span><text:span text:style-name="T460_2"><text:s/></text:span><text:span text:style-name="T460_3">есть</text:span><text:span text:style-name="T460_4">?</text:span></text:p></office:annotation></text:span><text:span text:style-name="T460_5"><office:annotation><dc:creator/><text:p text:style-name="P461"><text:span text:style-name="T461_1">Подтверждение</text:span><text:span text:style-name="T461_2"><text:s/></text:span><text:span text:style-name="T461_3">мыла</text:span></text:p></office:annotation></text:span><text:span text:style-name="T461_4">auth</text:span><text:span text:style-name="T461_5">.</text:span><text:span text:style-name="T461_6">signup</text:span></text:p>
          </table:table-cell>
          <table:table-cell table:style-name="Cell141">
            <text:p text:style-name="P462"><text:span text:style-name="T462_1">Регистрирует</text:span><text:span text:style-name="T462_2"><text:s/></text:span><text:span text:style-name="T462_3">нового</text:span><text:span text:style-name="T462_4"><text:s/></text:span><text:span text:style-name="T462_5">пользователя</text:span></text:p>
          </table:table-cell>
        </table:table-row>
        <table:table-row table:style-name="Row72">
          <table:table-cell table:style-name="Cell142">
            <text:p text:style-name="P463"><text:span text:style-name="T463_1">auth</text:span><text:span text:style-name="T463_2">.</text:span><text:span text:style-name="T463_3">restore</text:span></text:p>
          </table:table-cell>
          <table:table-cell table:style-name="Cell143">
            <text:p text:style-name="P464"><text:span text:style-name="T464_1">Восстанавливает</text:span><text:span text:style-name="T464_2"><text:s/></text:span><text:span text:style-name="T464_3">доступ</text:span><text:span text:style-name="T464_4"><text:s/></text:span><text:span text:style-name="T464_5">к</text:span><text:span text:style-name="T464_6"><text:s/></text:span><text:span text:style-name="T464_7">аккаунту</text:span></text:p>
          </table:table-cell>
        </table:table-row>
        <table:table-row table:style-name="Row73">
          <table:table-cell table:style-name="Cell144">
            <text:p text:style-name="P465"><text:span text:style-name="T465_1">auth</text:span><text:span text:style-name="T465_2">.</text:span><text:span text:style-name="T465_3">confirm</text:span></text:p>
          </table:table-cell>
          <table:table-cell table:style-name="Cell145">
            <text:p text:style-name="P466"><text:span text:style-name="T466_1">Активация</text:span><text:span text:style-name="T466_2"><text:s/></text:span><text:span text:style-name="T466_3">профиля</text:span></text:p>
          </table:table-cell>
        </table:table-row>
      </table:table>
      <text:p text:style-name="P467"/>
      <text:p text:style-name="P468"><text:span text:style-name="T468_1">confirm</text:span></text:p>
      <text:p text:style-name="P469"><text:span text:style-name="T469_1">мыло</text:span><text:span text:style-name="T469_2"><text:s/>+<text:s/></text:span><text:span text:style-name="T469_3">код</text:span><text:span text:style-name="T469_4"><text:s/></text:span><text:span text:style-name="T469_5">активации</text:span></text:p>
      <text:p text:style-name="P470"/>
      <text:h text:style-name="P471" text:outline-level="10"><text:bookmark-start text:name="h.gk4ifnt5yj6w"/><text:bookmark-end text:name="h.gk4ifnt5yj6w"/><text:span text:style-name="T471_1"><office:annotation><dc:creator/><text:p text:style-name="P472"><text:span text:style-name="T472_1">готово</text:span></text:p></office:annotation></text:span><text:span text:style-name="T472_2">Пагинация</text:span></text:h>
      <text:p text:style-name="P473"><text:span text:style-name="T473_1">В</text:span><text:span text:style-name="T473_2"><text:s/></text:span><text:span text:style-name="T473_3">некоторых</text:span><text:span text:style-name="T473_4"><text:s/></text:span><text:span text:style-name="T473_5">методах</text:span><text:span text:style-name="T473_6"><text:s/></text:span><text:span text:style-name="T473_7">выводится</text:span><text:span text:style-name="T473_8"><text:s/></text:span><text:span text:style-name="T473_9">массив</text:span><text:span text:style-name="T473_10"><text:s/></text:span><text:span text:style-name="T473_11">с</text:span><text:span text:style-name="T473_12"><text:s/></text:span><text:span text:style-name="T473_13">большим</text:span><text:span text:style-name="T473_14"><text:s/></text:span><text:span text:style-name="T473_15">количеством</text:span><text:span text:style-name="T473_16"><text:s/></text:span><text:span text:style-name="T473_17">информации</text:span><text:span text:style-name="T473_18">.<text:s/></text:span><text:span text:style-name="T473_19">Для</text:span><text:span text:style-name="T473_20"><text:s/></text:span><text:span text:style-name="T473_21">удобства</text:span><text:span text:style-name="T473_22"><text:s/></text:span><text:span text:style-name="T473_23">вывода</text:span><text:span text:style-name="T473_24"><text:s/></text:span><text:span text:style-name="T473_25">информации</text:span><text:span text:style-name="T473_26"><text:s/></text:span><text:span text:style-name="T473_27">используется</text:span><text:span text:style-name="T473_28"><text:s/></text:span><text:span text:style-name="T473_29">пагинация</text:span><text:span text:style-name="T473_30">.</text:span></text:p>
      <text:p text:style-name="P474"/>
      <text:p text:style-name="P475"/>
      <table:table table:style-name="Table29">
        <table:table-column table:style-name="Column56"/>
        <table:table-column table:style-name="Column57"/>
        <table:table-row table:style-name="Row74">
          <table:table-cell table:style-name="Cell146">
            <text:p text:style-name="P476"><text:span text:style-name="T476_1">count</text:span></text:p>
          </table:table-cell>
          <table:table-cell table:style-name="Cell147">
            <text:p text:style-name="P477"><text:span text:style-name="T477_1">Количество</text:span><text:span text:style-name="T477_2"><text:s/></text:span><text:span text:style-name="T477_3">возвращаемых</text:span><text:span text:style-name="T477_4"><text:s/></text:span><text:span text:style-name="T477_5">элементов</text:span><text:span text:style-name="T477_6">.</text:span></text:p>
            <text:p text:style-name="P478"><text:span text:style-name="T478_1">(</text:span><text:span text:style-name="T478_2">Целое</text:span><text:span text:style-name="T478_3"><text:s/></text:span><text:span text:style-name="T478_4">положительное</text:span><text:span text:style-name="T478_5"><text:s/></text:span><text:span text:style-name="T478_6">число</text:span><text:span text:style-name="T478_7">)</text:span></text:p>
          </table:table-cell>
        </table:table-row>
        <table:table-row table:style-name="Row75">
          <table:table-cell table:style-name="Cell148">
            <text:p text:style-name="P479"><text:span text:style-name="T479_1">offset</text:span></text:p>
          </table:table-cell>
          <table:table-cell table:style-name="Cell149">
            <text:p text:style-name="P480"><text:span text:style-name="T480_1">Смещение</text:span><text:span text:style-name="T480_2"><text:s/></text:span><text:span text:style-name="T480_3">относительно</text:span><text:span text:style-name="T480_4"><text:s/></text:span><text:span text:style-name="T480_5">первого</text:span><text:span text:style-name="T480_6"><text:s/></text:span><text:span text:style-name="T480_7">найденного</text:span><text:span text:style-name="T480_8"><text:s/></text:span><text:span text:style-name="T480_9">элемента</text:span><text:span text:style-name="T480_10"><text:s/></text:span><text:span text:style-name="T480_11">для</text:span><text:span text:style-name="T480_12"><text:s/></text:span><text:span text:style-name="T480_13">выборки</text:span><text:span text:style-name="T480_14"><text:s/></text:span><text:span text:style-name="T480_15">определенного</text:span><text:span text:style-name="T480_16"><text:s/></text:span><text:span text:style-name="T480_17">подмножества</text:span><text:span text:style-name="T480_18">.</text:span></text:p>
            <text:p text:style-name="P481"><text:span text:style-name="T481_1">(</text:span><text:span text:style-name="T481_2">Целое</text:span><text:span text:style-name="T481_3"><text:s/></text:span><text:span text:style-name="T481_4">положительное</text:span><text:span text:style-name="T481_5"><text:s/></text:span><text:span text:style-name="T481_6">число</text:span><text:span text:style-name="T481_7">)</text:span></text:p>
          </table:table-cell>
        </table:table-row>
      </table:table>
      <text:p text:style-name="P482"/>
      <text:h text:style-name="P483" text:outline-level="10"><text:bookmark-start text:name="h.q6hcz0mzjdjp"/><text:bookmark-end text:name="h.q6hcz0mzjdjp"/><text:span text:style-name="T483_1">Описание</text:span><text:span text:style-name="T483_2"><text:s/></text:span><text:span text:style-name="T483_3">чего</text:span><text:span text:style-name="T483_4"><text:s/></text:span><text:span text:style-name="T483_5">можно</text:span><text:span text:style-name="T483_6"><text:s/></text:span><text:span text:style-name="T483_7">делать</text:span><text:span text:style-name="T483_8"><text:s/></text:span><text:span text:style-name="T483_9">в</text:span><text:span text:style-name="T483_10"><text:s/></text:span><text:span text:style-name="T483_11">системе</text:span></text:h>
      <text:p text:style-name="P484"><text:span text:style-name="T484_1">то</text:span><text:span text:style-name="T484_2"><text:s/></text:span><text:span text:style-name="T484_3">что</text:span><text:span text:style-name="T484_4"><text:s/></text:span><text:span text:style-name="T484_5">есть</text:span><text:span text:style-name="T484_6"><text:s/></text:span><text:span text:style-name="T484_7">уже</text:span><text:span text:style-name="T484_8"><text:s/></text:span><text:span text:style-name="T484_9">в</text:span><text:span text:style-name="T484_10"><text:s/></text:span><text:span text:style-name="T484_11">FHQ</text:span><text:span text:style-name="T484_12"><text:s/></text:span><text:span text:style-name="T484_13">никак</text:span><text:span text:style-name="T484_14"><text:s/></text:span><text:span text:style-name="T484_15">не</text:span><text:span text:style-name="T484_16"><text:s/></text:span><text:span text:style-name="T484_17">помечено</text:span></text:p>
      <text:p text:style-name="P485"><text:span text:style-name="T485_1">то</text:span><text:span text:style-name="T485_2"><text:s/></text:span><text:span text:style-name="T485_3">чего</text:span><text:span text:style-name="T485_4"><text:s/></text:span><text:span text:style-name="T485_5">еще</text:span><text:span text:style-name="T485_6"><text:s/></text:span><text:span text:style-name="T485_7">нет</text:span><text:span text:style-name="T485_8"><text:s/></text:span><text:span text:style-name="T485_9">в</text:span><text:span text:style-name="T485_10"><text:s/></text:span><text:span text:style-name="T485_11">FHQ</text:span><text:span text:style-name="T485_12"><text:s/></text:span><text:span text:style-name="T485_13">но</text:span><text:span text:style-name="T485_14"><text:s/></text:span><text:span text:style-name="T485_15">хотелось</text:span><text:span text:style-name="T485_16"><text:s/></text:span><text:span text:style-name="T485_17">бы</text:span><text:span text:style-name="T485_18"><text:s/></text:span><text:span text:style-name="T485_19">помечено</text:span><text:span text:style-name="T485_20"><text:s/></text:span><text:span text:style-name="T485_21">желтым</text:span></text:p>
      <text:h text:style-name="P486" text:outline-level="10"><text:bookmark-start text:name="h.7n6tss2uzlk1"/><text:bookmark-end text:name="h.7n6tss2uzlk1"/><text:span text:style-name="T486_1">Дос</text:span><text:span text:style-name="T486_2">тупная</text:span><text:span text:style-name="T486_3"><text:s/></text:span><text:span text:style-name="T486_4">часть</text:span><text:span text:style-name="T486_5"><text:s/></text:span><text:span text:style-name="T486_6">для</text:span><text:span text:style-name="T486_7"><text:s/></text:span><text:span text:style-name="T486_8">всех</text:span><text:span text:style-name="T486_9"><text:s/></text:span><text:span text:style-name="T486_10">пользоват</text:span><text:span text:style-name="T486_11">елей</text:span></text:h>
      <text:p text:style-name="P487"/>
      <table:table table:style-name="Table30">
        <table:table-column table:style-name="Column58"/>
        <table:table-column table:style-name="Column59"/>
        <table:table-column table:style-name="Column60"/>
        <table:table-row table:style-name="Row76">
          <table:table-cell table:style-name="Cell150">
            <text:p text:style-name="P488"><text:span text:style-name="T488_1">Область</text:span></text:p>
          </table:table-cell>
          <table:table-cell table:style-name="Cell151">
            <text:p text:style-name="P489"><text:span text:style-name="T489_1">Краткое</text:span><text:span text:style-name="T489_2"><text:s/></text:span><text:span text:style-name="T489_3">описание</text:span></text:p>
          </table:table-cell>
          <table:table-cell table:style-name="Cell152">
            <text:p text:style-name="P490"><text:span text:style-name="T490_1">Комментарий</text:span></text:p>
          </table:table-cell>
        </table:table-row>
        <table:table-row table:style-name="Row77">
          <table:table-cell table:style-name="Cell153">
            <text:p text:style-name="P491"><text:span text:style-name="T491_1">Профиль</text:span></text:p>
          </table:table-cell>
          <table:table-cell table:style-name="Cell154">
            <text:p text:style-name="P492"><text:span text:style-name="T492_1">изменение</text:span><text:span text:style-name="T492_2"><text:s/></text:span><text:span text:style-name="T492_3">никнейма</text:span></text:p>
            <text:p text:style-name="P493"><text:span text:style-name="T493_1">(</text:span><text:span text:style-name="T493_2">тот</text:span><text:span text:style-name="T493_3"><text:s/></text:span><text:span text:style-name="T493_4">что</text:span><text:span text:style-name="T493_5"><text:s/></text:span><text:span text:style-name="T493_6">видят</text:span><text:span text:style-name="T493_7"><text:s/></text:span><text:span text:style-name="T493_8">все</text:span><text:span text:style-name="T493_9">)</text:span></text:p>
          </table:table-cell>
          <table:table-cell table:style-name="Cell155">
            <text:p text:style-name="P494"><text:span text:style-name="T494_1">Это</text:span><text:span text:style-name="T494_2"><text:s/></text:span><text:span text:style-name="T494_3">метод</text:span><text:span text:style-name="T494_4"><text:s/></text:span><text:span text:style-name="T494_5">account</text:span></text:p>
          </table:table-cell>
        </table:table-row>
        <table:table-row table:style-name="Row78">
          <table:table-cell table:style-name="Cell156">
            <text:p text:style-name="P495"><text:span text:style-name="T495_1">Профиль</text:span></text:p>
          </table:table-cell>
          <table:table-cell table:style-name="Cell157">
            <text:p text:style-name="P496"><text:span text:style-name="T496_1">изменение</text:span><text:span text:style-name="T496_2"><text:s/></text:span><text:span text:style-name="T496_3">команды</text:span></text:p>
          </table:table-cell>
          <table:table-cell table:style-name="Cell158">
            <text:p text:style-name="P497"/>
          </table:table-cell>
        </table:table-row>
        <table:table-row table:style-name="Row79">
          <table:table-cell table:style-name="Cell159">
            <text:p text:style-name="P498"><text:span text:style-name="T498_1">Профиль</text:span></text:p>
          </table:table-cell>
          <table:table-cell table:style-name="Cell160">
            <text:p text:style-name="P499"><text:span text:style-name="T499_1">возможность</text:span><text:span text:style-name="T499_2"><text:s/></text:span><text:span text:style-name="T499_3">установки</text:span><text:span text:style-name="T499_4"><text:s/></text:span><text:span text:style-name="T499_5">и</text:span><text:span text:style-name="T499_6"><text:s/></text:span><text:span text:style-name="T499_7">изменения</text:span><text:span text:style-name="T499_8"><text:s/></text:span><text:span text:style-name="T499_9">аватара</text:span></text:p>
          </table:table-cell>
          <table:table-cell table:style-name="Cell161">
            <text:p text:style-name="P500"><text:span text:style-name="T500_1">Метод</text:span><text:span text:style-name="T500_2"><text:s/></text:span><text:span text:style-name="T500_3">аккаунт</text:span></text:p>
          </table:table-cell>
        </table:table-row>
        <table:table-row table:style-name="Row80">
          <table:table-cell table:style-name="Cell162">
            <text:p text:style-name="P501"><text:span text:style-name="T501_1">Новости</text:span></text:p>
          </table:table-cell>
          <table:table-cell table:style-name="Cell163">
            <text:p text:style-name="P502"><text:span text:style-name="T502_1">список</text:span><text:span text:style-name="T502_2"><text:s/></text:span><text:span text:style-name="T502_3">новостей</text:span></text:p>
          </table:table-cell>
          <table:table-cell table:style-name="Cell164">
            <text:p text:style-name="P503"><text:span text:style-name="T503_1">Метод</text:span><text:span text:style-name="T503_2"><text:s/></text:span><text:span text:style-name="T503_3">news</text:span></text:p>
          </table:table-cell>
        </table:table-row>
        <table:table-row table:style-name="Row81">
          <table:table-cell table:style-name="Cell165">
            <text:p text:style-name="P504"><text:span text:style-name="T504_1">Новости</text:span></text:p>
          </table:table-cell>
          <table:table-cell table:style-name="Cell166">
            <text:p text:style-name="P505"><text:span text:style-name="T505_1">сколько</text:span><text:span text:style-name="T505_2"><text:s/></text:span><text:span text:style-name="T505_3">непрочтенных</text:span><text:span text:style-name="T505_4"><text:s/></text:span><text:span text:style-name="T505_5">новостей</text:span><text:span text:style-name="T505_6"><text:s/></text:span><text:span text:style-name="T505_7">есть</text:span></text:p>
          </table:table-cell>
          <table:table-cell table:style-name="Cell167">
            <text:p text:style-name="P506"/>
          </table:table-cell>
        </table:table-row>
        <table:table-row table:style-name="Row82">
          <table:table-cell table:style-name="Cell168">
            <text:p text:style-name="P507"><text:span text:style-name="T507_1">Feedback</text:span></text:p>
          </table:table-cell>
          <table:table-cell table:style-name="Cell169">
            <text:p text:style-name="P508"><text:span text:style-name="T508_1">список</text:span><text:span text:style-name="T508_2"><text:s/></text:span><text:span text:style-name="T508_3">личных</text:span><text:span text:style-name="T508_4"><text:s/></text:span><text:span text:style-name="T508_5">Feedback</text:span><text:span text:style-name="T508_6">’</text:span><text:span text:style-name="T508_7">ов</text:span></text:p>
            <text:p text:style-name="P509"><text:span text:style-name="T509_1">с</text:span><text:span text:style-name="T509_2"><text:s/></text:span><text:span text:style-name="T509_3">возможностью</text:span><text:span text:style-name="T509_4"><text:s/></text:span><text:span text:style-name="T509_5">комментирования</text:span><text:span text:style-name="T509_6"><text:s/>(+<text:s/></text:span><text:span text:style-name="T509_7">отправка</text:span><text:span text:style-name="T509_8"><text:s/></text:span><text:span text:style-name="T509_9">на</text:span><text:span text:style-name="T509_10"><text:s/></text:span><text:span text:style-name="T509_11">email</text:span><text:span text:style-name="T509_12">)</text:span></text:p>
          </table:table-cell>
          <table:table-cell table:style-name="Cell170">
            <text:p text:style-name="P510"/>
          </table:table-cell>
        </table:table-row>
        <table:table-row table:style-name="Row83">
          <table:table-cell table:style-name="Cell171">
            <text:p text:style-name="P511"><text:span text:style-name="T511_1">Правила</text:span></text:p>
          </table:table-cell>
          <table:table-cell table:style-name="Cell172">
            <text:p text:style-name="P512"><text:span text:style-name="T512_1">Просто</text:span><text:span text:style-name="T512_2"><text:s/></text:span><text:span text:style-name="T512_3">вывод</text:span><text:span text:style-name="T512_4"><text:s/></text:span><text:span text:style-name="T512_5">страницы</text:span></text:p>
            <text:p text:style-name="P513"><text:span text:style-name="T513_1">для</text:span><text:span text:style-name="T513_2"><text:s/></text:span><text:span text:style-name="T513_3">каждой</text:span><text:span text:style-name="T513_4"><text:s/></text:span><text:span text:style-name="T513_5">игры</text:span><text:span text:style-name="T513_6"><text:s/></text:span><text:span text:style-name="T513_7">должны</text:span><text:span text:style-name="T513_8"><text:s/></text:span><text:span text:style-name="T513_9">быть</text:span><text:span text:style-name="T513_10"><text:s/></text:span><text:span text:style-name="T513_11">свои</text:span></text:p>
          </table:table-cell>
          <table:table-cell table:style-name="Cell173">
            <text:p text:style-name="P514"/>
          </table:table-cell>
        </table:table-row>
        <table:table-row table:style-name="Row84">
          <table:table-cell table:style-name="Cell174">
            <text:p text:style-name="P515"><text:span text:style-name="T515_1">Правила</text:span></text:p>
          </table:table-cell>
          <table:table-cell table:style-name="Cell175">
            <text:p text:style-name="P516"><text:span text:style-name="T516_1">для</text:span><text:span text:style-name="T516_2"><text:s/></text:span><text:span text:style-name="T516_3">автора</text:span><text:span text:style-name="T516_4"><text:s/></text:span><text:span text:style-name="T516_5">игры</text:span><text:span text:style-name="T516_6"><text:s/></text:span><text:span text:style-name="T516_7">возможность</text:span><text:span text:style-name="T516_8"><text:s/></text:span><text:span text:style-name="T516_9">изменить</text:span><text:span text:style-name="T516_10"><text:s/></text:span><text:span text:style-name="T516_11">правила</text:span></text:p>
          </table:table-cell>
          <table:table-cell table:style-name="Cell176">
            <text:p text:style-name="P517"/>
          </table:table-cell>
        </table:table-row>
        <table:table-row table:style-name="Row85">
          <table:table-cell table:style-name="Cell177">
            <text:p text:style-name="P518"><text:span text:style-name="T518_1">Игры</text:span></text:p>
          </table:table-cell>
          <table:table-cell table:style-name="Cell178">
            <text:p text:style-name="P519"><text:span text:style-name="T519_1">Список</text:span><text:span text:style-name="T519_2"><text:s/></text:span><text:span text:style-name="T519_3">для</text:span><text:span text:style-name="T519_4"><text:s/></text:span><text:span text:style-name="T519_5">выбора</text:span><text:span text:style-name="T519_6"><text:s/></text:span><text:span text:style-name="T519_7">игр</text:span></text:p>
            <text:p text:style-name="P520"><text:span text:style-name="T520_1">и</text:span><text:span text:style-name="T520_2"><text:s/></text:span><text:span text:style-name="T520_3">выбор</text:span><text:span text:style-name="T520_4"><text:s/></text:span><text:span text:style-name="T520_5">текущей</text:span><text:span text:style-name="T520_6"><text:s/></text:span><text:span text:style-name="T520_7">игры</text:span></text:p>
          </table:table-cell>
          <table:table-cell table:style-name="Cell179">
            <text:p text:style-name="P521"/>
          </table:table-cell>
        </table:table-row>
        <table:table-row table:style-name="Row86">
          <table:table-cell table:style-name="Cell180">
            <text:p text:style-name="P522"><text:span text:style-name="T522_1">Квесты</text:span><text:span text:style-name="T522_2"><text:s/>(</text:span><text:span text:style-name="T522_3">тип</text:span><text:span text:style-name="T522_4"><text:s/></text:span><text:span text:style-name="T522_5">игры</text:span><text:span text:style-name="T522_6"><text:s/></text:span><text:span text:style-name="T522_7">jeopardy</text:span><text:span text:style-name="T522_8">)</text:span></text:p>
          </table:table-cell>
          <table:table-cell table:style-name="Cell181">
            <text:p text:style-name="P523"><text:span text:style-name="T523_1">Список</text:span><text:span text:style-name="T523_2"><text:s/></text:span><text:span text:style-name="T523_3">доступных</text:span><text:span text:style-name="T523_4"><text:s/></text:span><text:span text:style-name="T523_5">квестов</text:span><text:span text:style-name="T523_6"><text:s/></text:span><text:span text:style-name="T523_7">по</text:span><text:span text:style-name="T523_8"><text:s/></text:span><text:span text:style-name="T523_9">текущей</text:span><text:span text:style-name="T523_10"><text:s/></text:span><text:span text:style-name="T523_11">игре</text:span></text:p>
          </table:table-cell>
          <table:table-cell table:style-name="Cell182">
            <text:p text:style-name="P524"/>
          </table:table-cell>
        </table:table-row>
        <table:table-row table:style-name="Row87">
          <table:table-cell table:style-name="Cell183">
            <text:p text:style-name="P525"><text:span text:style-name="T525_1">Квесты</text:span><text:span text:style-name="T525_2"><text:s/>(</text:span><text:span text:style-name="T525_3">тип</text:span><text:span text:style-name="T525_4"><text:s/></text:span><text:span text:style-name="T525_5">игры</text:span><text:span text:style-name="T525_6"><text:s/></text:span><text:span text:style-name="T525_7">jeopardy</text:span><text:span text:style-name="T525_8">)</text:span></text:p>
          </table:table-cell>
          <table:table-cell table:style-name="Cell184">
            <text:p text:style-name="P526"><text:span text:style-name="T526_1">Взять</text:span><text:span text:style-name="T526_2"><text:s/></text:span><text:span text:style-name="T526_3">квест</text:span><text:span text:style-name="T526_4"><text:s/></text:span><text:span text:style-name="T526_5">в</text:span><text:span text:style-name="T526_6"><text:s/></text:span><text:span text:style-name="T526_7">обработку</text:span></text:p>
          </table:table-cell>
          <table:table-cell table:style-name="Cell185">
            <text:p text:style-name="P527"><text:span text:style-name="T527_1">может</text:span><text:span text:style-name="T527_2"><text:s/></text:span><text:span text:style-name="T527_3">быть</text:span><text:span text:style-name="T527_4"><text:s/></text:span><text:span text:style-name="T527_5">это</text:span><text:span text:style-name="T527_6"><text:s/></text:span><text:span text:style-name="T527_7">стоит</text:span><text:span text:style-name="T527_8"><text:s/></text:span><text:span text:style-name="T527_9">убрать</text:span><text:span text:style-name="T527_10"><text:s/></text:span><text:span text:style-name="T527_11">эту</text:span><text:span text:style-name="T527_12"><text:s/></text:span><text:span text:style-name="T527_13">логику</text:span><text:span text:style-name="T527_14"><text:s/></text:span><text:span text:style-name="T527_15">из</text:span><text:span text:style-name="T527_16"><text:s/></text:span><text:span text:style-name="T527_17">системы</text:span></text:p>
          </table:table-cell>
        </table:table-row>
        <table:table-row table:style-name="Row88">
          <table:table-cell table:style-name="Cell186">
            <text:p text:style-name="P528"><text:span text:style-name="T528_1">Квесты</text:span><text:span text:style-name="T528_2"><text:s/>(</text:span><text:span text:style-name="T528_3">тип</text:span><text:span text:style-name="T528_4"><text:s/></text:span><text:span text:style-name="T528_5">игры</text:span><text:span text:style-name="T528_6"><text:s/></text:span><text:span text:style-name="T528_7">jeopardy</text:span><text:span text:style-name="T528_8">)</text:span></text:p>
          </table:table-cell>
          <table:table-cell table:style-name="Cell187">
            <text:p text:style-name="P529"><text:span text:style-name="T529_1">Список</text:span><text:span text:style-name="T529_2"><text:s/></text:span><text:span text:style-name="T529_3">квестов</text:span><text:span text:style-name="T529_4"><text:s/></text:span><text:span text:style-name="T529_5">взятых</text:span><text:span text:style-name="T529_6"><text:s/></text:span><text:span text:style-name="T529_7">пользователем</text:span><text:span text:style-name="T529_8"><text:s/></text:span><text:span text:style-name="T529_9">в</text:span><text:span text:style-name="T529_10"><text:s/></text:span><text:span text:style-name="T529_11">обработку</text:span><text:span text:style-name="T529_12"><text:s/>(</text:span><text:span text:style-name="T529_13">нужно</text:span><text:span text:style-name="T529_14"><text:s/></text:span><text:span text:style-name="T529_15">для</text:span><text:span text:style-name="T529_16"><text:s/></text:span><text:span text:style-name="T529_17">того</text:span><text:span text:style-name="T529_18"><text:s/></text:span><text:span text:style-name="T529_19">что</text:span><text:span text:style-name="T529_20"><text:s/></text:span><text:span text:style-name="T529_21">бы</text:span><text:span text:style-name="T529_22"><text:s/></text:span><text:span text:style-name="T529_23">не</text:span><text:span text:style-name="T529_24"><text:s/></text:span><text:span text:style-name="T529_25">забыть</text:span><text:span text:style-name="T529_26"><text:s/></text:span><text:span text:style-name="T529_27">какие</text:span><text:span text:style-name="T529_28"><text:s/></text:span><text:span text:style-name="T529_29">квесты</text:span><text:span text:style-name="T529_30"><text:s/></text:span><text:span text:style-name="T529_31">решаются</text:span><text:span text:style-name="T529_32">)</text:span></text:p>
          </table:table-cell>
          <table:table-cell table:style-name="Cell188">
            <text:p text:style-name="P530"><text:span text:style-name="T530_1">может</text:span><text:span text:style-name="T530_2"><text:s/></text:span><text:span text:style-name="T530_3">быть</text:span><text:span text:style-name="T530_4"><text:s/></text:span><text:span text:style-name="T530_5">это</text:span><text:span text:style-name="T530_6"><text:s/></text:span><text:span text:style-name="T530_7">стоит</text:span><text:span text:style-name="T530_8"><text:s/></text:span><text:span text:style-name="T530_9">убрать</text:span><text:span text:style-name="T530_10"><text:s/></text:span><text:span text:style-name="T530_11">эту</text:span><text:span text:style-name="T530_12"><text:s/></text:span><text:span text:style-name="T530_13">логику</text:span><text:span text:style-name="T530_14"><text:s/></text:span><text:span text:style-name="T530_15">из</text:span><text:span text:style-name="T530_16"><text:s/></text:span><text:span text:style-name="T530_17">системы</text:span></text:p>
          </table:table-cell>
        </table:table-row>
        <table:table-row table:style-name="Row89">
          <table:table-cell table:style-name="Cell189">
            <text:p text:style-name="P531"><text:span text:style-name="T531_1">Квесты</text:span><text:span text:style-name="T531_2"><text:s/>(</text:span><text:span text:style-name="T531_3">тип</text:span><text:span text:style-name="T531_4"><text:s/></text:span><text:span text:style-name="T531_5">игры</text:span><text:span text:style-name="T531_6"><text:s/></text:span><text:span text:style-name="T531_7">jeopardy</text:span><text:span text:style-name="T531_8">)</text:span></text:p>
          </table:table-cell>
          <table:table-cell table:style-name="Cell190">
            <text:p text:style-name="P532"><text:span text:style-name="T532_1">Список</text:span><text:span text:style-name="T532_2"><text:s/></text:span><text:span text:style-name="T532_3">завершенных</text:span><text:span text:style-name="T532_4"><text:s/></text:span><text:span text:style-name="T532_5">квестов</text:span></text:p>
          </table:table-cell>
          <table:table-cell table:style-name="Cell191">
            <text:p text:style-name="P533"/>
          </table:table-cell>
        </table:table-row>
        <table:table-row table:style-name="Row90">
          <table:table-cell table:style-name="Cell192">
            <text:p text:style-name="P534"><text:span text:style-name="T534_1">Квесты</text:span><text:span text:style-name="T534_2"><text:s/>(</text:span><text:span text:style-name="T534_3">тип</text:span><text:span text:style-name="T534_4"><text:s/></text:span><text:span text:style-name="T534_5">игры</text:span><text:span text:style-name="T534_6"><text:s/></text:span><text:span text:style-name="T534_7">jeopardy</text:span><text:span text:style-name="T534_8">)</text:span></text:p>
          </table:table-cell>
          <table:table-cell table:style-name="Cell193">
            <text:p text:style-name="P535"><text:span text:style-name="T535_1">Информация</text:span><text:span text:style-name="T535_2"><text:s/></text:span><text:span text:style-name="T535_3">о</text:span><text:span text:style-name="T535_4"><text:s/></text:span><text:span text:style-name="T535_5">квесте</text:span></text:p>
          </table:table-cell>
          <table:table-cell table:style-name="Cell194">
            <text:p text:style-name="P536"/>
          </table:table-cell>
        </table:table-row>
        <table:table-row table:style-name="Row91">
          <table:table-cell table:style-name="Cell195">
            <text:p text:style-name="P537"><text:span text:style-name="T537_1">Квесты</text:span><text:span text:style-name="T537_2"><text:s/>(</text:span><text:span text:style-name="T537_3">тип</text:span><text:span text:style-name="T537_4"><text:s/></text:span><text:span text:style-name="T537_5">игры</text:span><text:span text:style-name="T537_6"><text:s/></text:span><text:span text:style-name="T537_7">jeopardy</text:span><text:span text:style-name="T537_8">)</text:span></text:p>
          </table:table-cell>
          <table:table-cell table:style-name="Cell196">
            <text:p text:style-name="P538"><text:span text:style-name="T538_1">Сдача</text:span><text:span text:style-name="T538_2"><text:s/></text:span><text:span text:style-name="T538_3">квеста</text:span><text:span text:style-name="T538_4"><text:s/>(</text:span><text:span text:style-name="T538_5">отправка</text:span><text:span text:style-name="T538_6"><text:s/></text:span><text:span text:style-name="T538_7">ответа</text:span><text:span text:style-name="T538_8">)</text:span></text:p>
          </table:table-cell>
          <table:table-cell table:style-name="Cell197">
            <text:p text:style-name="P539"/>
          </table:table-cell>
        </table:table-row>
        <table:table-row table:style-name="Row92">
          <table:table-cell table:style-name="Cell198">
            <text:p text:style-name="P540"><text:span text:style-name="T540_1">Квесты</text:span><text:span text:style-name="T540_2"><text:s/>(</text:span><text:span text:style-name="T540_3">тип</text:span><text:span text:style-name="T540_4"><text:s/></text:span><text:span text:style-name="T540_5">игры</text:span><text:span text:style-name="T540_6"><text:s/></text:span><text:span text:style-name="T540_7">jeopardy</text:span><text:span text:style-name="T540_8">)</text:span></text:p>
          </table:table-cell>
          <table:table-cell table:style-name="Cell199">
            <text:p text:style-name="P541"><text:span text:style-name="T541_1">Вывод</text:span><text:span text:style-name="T541_2"><text:s/></text:span><text:span text:style-name="T541_3">списка</text:span><text:span text:style-name="T541_4"><text:s/></text:span><text:span text:style-name="T541_5">пробных</text:span><text:span text:style-name="T541_6"><text:s/></text:span><text:span text:style-name="T541_7">ответов</text:span><text:span text:style-name="T541_8"><text:s/></text:span><text:span text:style-name="T541_9">пользователя</text:span></text:p>
          </table:table-cell>
          <table:table-cell table:style-name="Cell200">
            <text:p text:style-name="P542"/>
          </table:table-cell>
        </table:table-row>
        <table:table-row table:style-name="Row93">
          <table:table-cell table:style-name="Cell201">
            <text:p text:style-name="P543"><text:span text:style-name="T543_1">Квесты</text:span><text:span text:style-name="T543_2"><text:s/>(</text:span><text:span text:style-name="T543_3">тип</text:span><text:span text:style-name="T543_4"><text:s/></text:span><text:span text:style-name="T543_5">игры</text:span><text:span text:style-name="T543_6"><text:s/></text:span><text:span text:style-name="T543_7">jeopardy</text:span><text:span text:style-name="T543_8">)</text:span></text:p>
          </table:table-cell>
          <table:table-cell table:style-name="Cell202">
            <text:p text:style-name="P544"><text:span text:style-name="T544_1">Вывод</text:span><text:span text:style-name="T544_2"><text:s/></text:span><text:span text:style-name="T544_3">подсказок</text:span></text:p>
          </table:table-cell>
          <table:table-cell table:style-name="Cell203">
            <text:p text:style-name="P545"><text:span text:style-name="T545_1">сейчас</text:span><text:span text:style-name="T545_2"><text:s/></text:span><text:span text:style-name="T545_3">подсказки</text:span><text:span text:style-name="T545_4"><text:s/></text:span><text:span text:style-name="T545_5">пишутся</text:span><text:span text:style-name="T545_6"><text:s/></text:span><text:span text:style-name="T545_7">просто</text:span><text:span text:style-name="T545_8"><text:s/></text:span><text:span text:style-name="T545_9">в</text:span><text:span text:style-name="T545_10"><text:s/></text:span><text:span text:style-name="T545_11">тексте</text:span><text:span text:style-name="T545_12"><text:s/></text:span><text:span text:style-name="T545_13">квеста</text:span></text:p>
          </table:table-cell>
        </table:table-row>
        <table:table-row table:style-name="Row94">
          <table:table-cell table:style-name="Cell204">
            <text:p text:style-name="P546"><text:span text:style-name="T546_1">Scoreboard</text:span></text:p>
          </table:table-cell>
          <table:table-cell table:style-name="Cell205">
            <text:p text:style-name="P547"><text:span text:style-name="T547_1">Вывод</text:span><text:span text:style-name="T547_2"><text:s/></text:span><text:span text:style-name="T547_3">по</text:span><text:span text:style-name="T547_4"><text:s/></text:span><text:span text:style-name="T547_5">текущей</text:span><text:span text:style-name="T547_6"><text:s/></text:span><text:span text:style-name="T547_7">игре</text:span><text:span text:style-name="T547_8"><text:s/></text:span><text:span text:style-name="T547_9">рейтинговой</text:span><text:span text:style-name="T547_10"><text:s/></text:span><text:span text:style-name="T547_11">таблицы</text:span></text:p>
          </table:table-cell>
          <table:table-cell table:style-name="Cell206">
            <text:p text:style-name="P548"/>
          </table:table-cell>
        </table:table-row>
        <table:table-row table:style-name="Row95">
          <table:table-cell table:style-name="Cell207">
            <text:p text:style-name="P549"><text:span text:style-name="T549_1">Scoreboard</text:span></text:p>
          </table:table-cell>
          <table:table-cell table:style-name="Cell208">
            <text:p text:style-name="P550"><text:span text:style-name="T550_1">Пересчет</text:span><text:span text:style-name="T550_2"><text:s/></text:span><text:span text:style-name="T550_3">своих</text:span><text:span text:style-name="T550_4"><text:s/></text:span><text:span text:style-name="T550_5">очков</text:span></text:p>
          </table:table-cell>
          <table:table-cell table:style-name="Cell209">
            <text:p text:style-name="P551"/>
          </table:table-cell>
        </table:table-row>
        <table:table-row table:style-name="Row96">
          <table:table-cell table:style-name="Cell210">
            <text:p text:style-name="P552"><text:span text:style-name="T552_1">Scoreboard</text:span></text:p>
          </table:table-cell>
          <table:table-cell table:style-name="Cell211">
            <text:p text:style-name="P553"><text:span text:style-name="T553_1">Если</text:span><text:span text:style-name="T553_2"><text:s/></text:span><text:span text:style-name="T553_3">игроков</text:span><text:span text:style-name="T553_4"><text:s/></text:span><text:span text:style-name="T553_5">много</text:span><text:span text:style-name="T553_6"><text:s/></text:span><text:span text:style-name="T553_7">то</text:span><text:span text:style-name="T553_8"><text:s/></text:span><text:span text:style-name="T553_9">выводить</text:span><text:span text:style-name="T553_10"><text:s/></text:span><text:span text:style-name="T553_11">например</text:span><text:span text:style-name="T553_12"><text:s/></text:span><text:span text:style-name="T553_13">первых</text:span><text:span text:style-name="T553_14"><text:s/></text:span><text:span text:style-name="T553_15">сто</text:span><text:span text:style-name="T553_16"><text:s/></text:span><text:span text:style-name="T553_17">а</text:span><text:span text:style-name="T553_18"><text:s/></text:span><text:span text:style-name="T553_19">также</text:span><text:span text:style-name="T553_20"><text:s/></text:span><text:span text:style-name="T553_21">текущего</text:span><text:span text:style-name="T553_22"><text:s/></text:span><text:span text:style-name="T553_23">пользователя</text:span><text:span text:style-name="T553_24">,<text:s/></text:span><text:span text:style-name="T553_25">перед</text:span><text:span text:style-name="T553_26"><text:s/></text:span><text:span text:style-name="T553_27">ним</text:span><text:span text:style-name="T553_28"><text:s/>50<text:s/></text:span><text:span text:style-name="T553_29">игроков</text:span><text:span text:style-name="T553_30"><text:s/></text:span><text:span text:style-name="T553_31">и</text:span><text:span text:style-name="T553_32"><text:s/></text:span><text:span text:style-name="T553_33">после</text:span><text:span text:style-name="T553_34"><text:s/></text:span><text:span text:style-name="T553_35">него</text:span><text:span text:style-name="T553_36">.</text:span></text:p>
          </table:table-cell>
          <table:table-cell table:style-name="Cell212">
            <text:p text:style-name="P554"/>
          </table:table-cell>
        </table:table-row>
      </table:table>
      <text:p text:style-name="P555"/>
      <text:h text:style-name="P556" text:outline-level="10"><text:bookmark-start text:name="h.u642l4npdh5b"/><text:bookmark-end text:name="h.u642l4npdh5b"/><text:span text:style-name="T556_1">Админская</text:span><text:span text:style-name="T556_2"><text:s/></text:span><text:span text:style-name="T556_3">часть</text:span><text:span text:style-name="T556_4"><text:s/></text:span><text:span text:style-name="T556_5">системы</text:span></text:h>
      <text:p text:style-name="P557"/>
      <table:table table:style-name="Table31">
        <table:table-column table:style-name="Column61"/>
        <table:table-column table:style-name="Column62"/>
        <table:table-column table:style-name="Column63"/>
        <table:table-row table:style-name="Row97">
          <table:table-cell table:style-name="Cell213">
            <text:p text:style-name="P558"><text:span text:style-name="T558_1">Область</text:span></text:p>
          </table:table-cell>
          <table:table-cell table:style-name="Cell214">
            <text:p text:style-name="P559"><text:span text:style-name="T559_1">Краткое</text:span><text:span text:style-name="T559_2"><text:s/></text:span><text:span text:style-name="T559_3">описание</text:span></text:p>
          </table:table-cell>
          <table:table-cell table:style-name="Cell215">
            <text:p text:style-name="P560"><text:span text:style-name="T560_1">Комментарий</text:span></text:p>
          </table:table-cell>
        </table:table-row>
        <table:table-row table:style-name="Row98">
          <table:table-cell table:style-name="Cell216">
            <text:p text:style-name="P561"><text:span text:style-name="T561_1">Feedback</text:span></text:p>
          </table:table-cell>
          <table:table-cell table:style-name="Cell217">
            <text:p text:style-name="P562"><text:span text:style-name="T562_1">Список</text:span><text:span text:style-name="T562_2"><text:s/></text:span><text:span text:style-name="T562_3">всех</text:span><text:span text:style-name="T562_4"><text:s/></text:span><text:span text:style-name="T562_5">Feedback</text:span><text:span text:style-name="T562_6"><text:s/></text:span><text:span text:style-name="T562_7">от</text:span><text:span text:style-name="T562_8"><text:s/></text:span><text:span text:style-name="T562_9">пользоватлей</text:span><text:span text:style-name="T562_10"><text:s/></text:span><text:span text:style-name="T562_11">и</text:span><text:span text:style-name="T562_12"><text:s/></text:span><text:span text:style-name="T562_13">возможность</text:span><text:span text:style-name="T562_14"><text:s/></text:span><text:span text:style-name="T562_15">на</text:span><text:span text:style-name="T562_16"><text:s/></text:span><text:span text:style-name="T562_17">них</text:span><text:span text:style-name="T562_18"><text:s/></text:span><text:span text:style-name="T562_19">отвечать</text:span><text:span text:style-name="T562_20"><text:s/>(+<text:s/></text:span><text:span text:style-name="T562_21">отправка</text:span><text:span text:style-name="T562_22"><text:s/></text:span><text:span text:style-name="T562_23">на</text:span><text:span text:style-name="T562_24"><text:s/></text:span><text:span text:style-name="T562_25">email</text:span><text:span text:style-name="T562_26">)</text:span></text:p>
          </table:table-cell>
          <table:table-cell table:style-name="Cell218">
            <text:p text:style-name="P563"/>
          </table:table-cell>
        </table:table-row>
        <table:table-row table:style-name="Row99">
          <table:table-cell table:style-name="Cell219">
            <text:p text:style-name="P564"><text:span text:style-name="T564_1">Новости</text:span></text:p>
          </table:table-cell>
          <table:table-cell table:style-name="Cell220">
            <text:p text:style-name="P565"><text:span text:style-name="T565_1">Добавление</text:span><text:span text:style-name="T565_2"><text:s/></text:span><text:span text:style-name="T565_3">новой</text:span><text:span text:style-name="T565_4"><text:s/></text:span><text:span text:style-name="T565_5">новости</text:span><text:span text:style-name="T565_6"><text:s/>(+<text:s/></text:span><text:span text:style-name="T565_7">отправка</text:span><text:span text:style-name="T565_8"><text:s/></text:span><text:span text:style-name="T565_9">на</text:span><text:span text:style-name="T565_10"><text:s/></text:span><text:span text:style-name="T565_11">email</text:span><text:span text:style-name="T565_12">)</text:span></text:p>
          </table:table-cell>
          <table:table-cell table:style-name="Cell221">
            <text:p text:style-name="P566"/>
          </table:table-cell>
        </table:table-row>
        <table:table-row table:style-name="Row100">
          <table:table-cell table:style-name="Cell222">
            <text:p text:style-name="P567"><text:span text:style-name="T567_1">Игры</text:span></text:p>
          </table:table-cell>
          <table:table-cell table:style-name="Cell223">
            <text:p text:style-name="P568"><text:span text:style-name="T568_1">модерация</text:span><text:span text:style-name="T568_2">,<text:s/></text:span><text:span text:style-name="T568_3">разрешается</text:span><text:span text:style-name="T568_4"><text:s/></text:span><text:span text:style-name="T568_5">проводить</text:span><text:span text:style-name="T568_6"><text:s/></text:span><text:span text:style-name="T568_7">или</text:span><text:span text:style-name="T568_8"><text:s/></text:span><text:span text:style-name="T568_9">вносить</text:span><text:span text:style-name="T568_10"><text:s/></text:span><text:span text:style-name="T568_11">исправления</text:span><text:span text:style-name="T568_12">,<text:s/></text:span><text:span text:style-name="T568_13">все</text:span><text:span text:style-name="T568_14"><text:s/></text:span><text:span text:style-name="T568_15">должно</text:span><text:span text:style-name="T568_16"><text:s/></text:span><text:span text:style-name="T568_17">проверяться</text:span></text:p>
          </table:table-cell>
          <table:table-cell table:style-name="Cell224">
            <text:p text:style-name="P569"/>
          </table:table-cell>
        </table:table-row>
        <table:table-row table:style-name="Row101">
          <table:table-cell table:style-name="Cell225">
            <text:p text:style-name="P570"><text:span text:style-name="T570_1">Пользователи</text:span></text:p>
          </table:table-cell>
          <table:table-cell table:style-name="Cell226">
            <text:p text:style-name="P571"><text:span text:style-name="T571_1">Постраничный</text:span><text:span text:style-name="T571_2"><text:s/></text:span><text:span text:style-name="T571_3">вывод</text:span><text:span text:style-name="T571_4"><text:s/></text:span><text:span text:style-name="T571_5">список</text:span><text:span text:style-name="T571_6"><text:s/></text:span><text:span text:style-name="T571_7">всех</text:span><text:span text:style-name="T571_8"><text:s/></text:span><text:span text:style-name="T571_9">пользователей</text:span><text:span text:style-name="T571_10"><text:s/>(+<text:s/></text:span><text:span text:style-name="T571_11">ip</text:span><text:span text:style-name="T571_12"><text:s/>+<text:s/></text:span><text:span text:style-name="T571_13">город</text:span><text:span text:style-name="T571_14">)</text:span></text:p>
          </table:table-cell>
          <table:table-cell table:style-name="Cell227">
            <text:p text:style-name="P572"/>
          </table:table-cell>
        </table:table-row>
        <table:table-row table:style-name="Row102">
          <table:table-cell table:style-name="Cell228">
            <text:p text:style-name="P573"><text:span text:style-name="T573_1">Пользователи</text:span></text:p>
          </table:table-cell>
          <table:table-cell table:style-name="Cell229">
            <text:p text:style-name="P574"><text:span text:style-name="T574_1">Изменение</text:span><text:span text:style-name="T574_2"><text:s/></text:span><text:span text:style-name="T574_3">nick</text:span><text:span text:style-name="T574_4"><text:s/></text:span><text:span text:style-name="T574_5">для</text:span><text:span text:style-name="T574_6"><text:s/></text:span><text:span text:style-name="T574_7">пользователя</text:span></text:p>
          </table:table-cell>
          <table:table-cell table:style-name="Cell230">
            <text:p text:style-name="P575"/>
          </table:table-cell>
        </table:table-row>
        <table:table-row table:style-name="Row103">
          <table:table-cell table:style-name="Cell231">
            <text:p text:style-name="P576"><text:span text:style-name="T576_1">Пользователи</text:span></text:p>
          </table:table-cell>
          <table:table-cell table:style-name="Cell232">
            <text:p text:style-name="P577"><text:span text:style-name="T577_1">Изменение</text:span><text:span text:style-name="T577_2"><text:s/></text:span><text:span text:style-name="T577_3">role</text:span><text:span text:style-name="T577_4"><text:s/></text:span><text:span text:style-name="T577_5">для</text:span><text:span text:style-name="T577_6"><text:s/></text:span><text:span text:style-name="T577_7">пользователя</text:span></text:p>
          </table:table-cell>
          <table:table-cell table:style-name="Cell233">
            <text:p text:style-name="P578"/>
          </table:table-cell>
        </table:table-row>
        <table:table-row table:style-name="Row104">
          <table:table-cell table:style-name="Cell234">
            <text:p text:style-name="P579"><text:span text:style-name="T579_1">Пользователи</text:span></text:p>
          </table:table-cell>
          <table:table-cell table:style-name="Cell235">
            <text:p text:style-name="P580"><text:span text:style-name="T580_1">Удаление</text:span><text:span text:style-name="T580_2"><text:s/></text:span><text:span text:style-name="T580_3">пользователя</text:span><text:span text:style-name="T580_4"><text:s/></text:span><text:span text:style-name="T580_5">если</text:span><text:span text:style-name="T580_6"><text:s/></text:span><text:span text:style-name="T580_7">не</text:span><text:span text:style-name="T580_8"><text:s/></text:span><text:span text:style-name="T580_9">активировал</text:span><text:span text:style-name="T580_10"><text:s/></text:span><text:span text:style-name="T580_11">свою</text:span><text:span text:style-name="T580_12"><text:s/></text:span><text:span text:style-name="T580_13">учетку</text:span></text:p>
          </table:table-cell>
          <table:table-cell table:style-name="Cell236">
            <text:p text:style-name="P581"/>
          </table:table-cell>
        </table:table-row>
        <table:table-row table:style-name="Row105">
          <table:table-cell table:style-name="Cell237">
            <text:p text:style-name="P582"><text:span text:style-name="T582_1">Список</text:span><text:span text:style-name="T582_2"><text:s/></text:span><text:span text:style-name="T582_3">ответов</text:span></text:p>
            <text:p text:style-name="P583"><text:span text:style-name="T583_1">Answer</text:span><text:span text:style-name="T583_2"><text:s/></text:span><text:span text:style-name="T583_3">List</text:span></text:p>
          </table:table-cell>
          <table:table-cell table:style-name="Cell238">
            <text:p text:style-name="P584"><text:span text:style-name="T584_1">Вывод</text:span><text:span text:style-name="T584_2"><text:s/></text:span><text:span text:style-name="T584_3">списка</text:span><text:span text:style-name="T584_4"><text:s/></text:span><text:span text:style-name="T584_5">пробных</text:span><text:span text:style-name="T584_6"><text:s/></text:span><text:span text:style-name="T584_7">ответов</text:span><text:span text:style-name="T584_8"><text:s/></text:span><text:span text:style-name="T584_9">пользоватлей</text:span><text:span text:style-name="T584_10"><text:s/>(</text:span><text:span text:style-name="T584_11">сюда</text:span><text:span text:style-name="T584_12"><text:s/></text:span><text:span text:style-name="T584_13">попадают</text:span><text:span text:style-name="T584_14"><text:s/></text:span><text:span text:style-name="T584_15">только</text:span><text:span text:style-name="T584_16"><text:s/></text:span><text:span text:style-name="T584_17">те</text:span><text:span text:style-name="T584_18"><text:s/></text:span><text:span text:style-name="T584_19">квесты</text:span><text:span text:style-name="T584_20"><text:s/></text:span><text:span text:style-name="T584_21">которые</text:span><text:span text:style-name="T584_22"><text:s/></text:span><text:span text:style-name="T584_23">пользоватли</text:span><text:span text:style-name="T584_24"><text:s/></text:span><text:span text:style-name="T584_25">ЕЩЕ</text:span><text:span text:style-name="T584_26"><text:s/></text:span><text:span text:style-name="T584_27">НЕ</text:span><text:span text:style-name="T584_28"><text:s/></text:span><text:span text:style-name="T584_29">решили</text:span><text:span text:style-name="T584_30">)</text:span></text:p>
          </table:table-cell>
          <table:table-cell table:style-name="Cell239">
            <text:p text:style-name="P585"/>
          </table:table-cell>
        </table:table-row>
        <table:table-row table:style-name="Row106">
          <table:table-cell table:style-name="Cell240">
            <text:p text:style-name="P586"><text:span text:style-name="T586_1">Backup</text:span><text:span text:style-name="T586_2"><text:s/></text:span><text:span text:style-name="T586_3">список</text:span><text:span text:style-name="T586_4"><text:s/></text:span><text:span text:style-name="T586_5">ответов</text:span></text:p>
            <text:p text:style-name="P587"><text:span text:style-name="T587_1">Backup</text:span><text:span text:style-name="T587_2"><text:s/></text:span><text:span text:style-name="T587_3">Answer</text:span><text:span text:style-name="T587_4"><text:s/></text:span><text:span text:style-name="T587_5">List</text:span></text:p>
          </table:table-cell>
          <table:table-cell table:style-name="Cell241">
            <text:p text:style-name="P588"><text:span text:style-name="T588_1">Вывод</text:span><text:span text:style-name="T588_2"><text:s/></text:span><text:span text:style-name="T588_3">списка</text:span><text:span text:style-name="T588_4"><text:s/></text:span><text:span text:style-name="T588_5">пробных</text:span><text:span text:style-name="T588_6"><text:s/></text:span><text:span text:style-name="T588_7">ответов</text:span><text:span text:style-name="T588_8"><text:s/></text:span><text:span text:style-name="T588_9">пользоватлей</text:span><text:span text:style-name="T588_10"><text:s/>(</text:span><text:span text:style-name="T588_11">сюда</text:span><text:span text:style-name="T588_12"><text:s/></text:span><text:span text:style-name="T588_13">попадают</text:span><text:span text:style-name="T588_14"><text:s/></text:span><text:span text:style-name="T588_15">только</text:span><text:span text:style-name="T588_16"><text:s/></text:span><text:span text:style-name="T588_17">те</text:span><text:span text:style-name="T588_18"><text:s/></text:span><text:span text:style-name="T588_19">квесты</text:span><text:span text:style-name="T588_20"><text:s/></text:span><text:span text:style-name="T588_21">которые</text:span><text:span text:style-name="T588_22"><text:s/></text:span><text:span text:style-name="T588_23">пользоватли</text:span><text:span text:style-name="T588_24"><text:s/></text:span><text:span text:style-name="T588_25">УЖЕ</text:span><text:span text:style-name="T588_26"><text:s/></text:span><text:span text:style-name="T588_27">решили</text:span><text:span text:style-name="T588_28">)</text:span></text:p>
          </table:table-cell>
          <table:table-cell table:style-name="Cell242">
            <text:p text:style-name="P589"/>
          </table:table-cell>
        </table:table-row>
        <table:table-row table:style-name="Row107">
          <table:table-cell table:style-name="Cell243">
            <text:p text:style-name="P590"><text:span text:style-name="T590_1">Статистика</text:span></text:p>
          </table:table-cell>
          <table:table-cell table:style-name="Cell244">
            <text:p text:style-name="P591"><text:span text:style-name="T591_1">Вывод</text:span><text:span text:style-name="T591_2"><text:s/></text:span><text:span text:style-name="T591_3">квестов</text:span><text:span text:style-name="T591_4">,<text:s/></text:span><text:span text:style-name="T591_5">кто</text:span><text:span text:style-name="T591_6"><text:s/></text:span><text:span text:style-name="T591_7">их</text:span><text:span text:style-name="T591_8"><text:s/></text:span><text:span text:style-name="T591_9">решил</text:span><text:span text:style-name="T591_10"><text:s/></text:span><text:span text:style-name="T591_11">статистика</text:span><text:span text:style-name="T591_12"><text:s/></text:span><text:span text:style-name="T591_13">сколько</text:span><text:span text:style-name="T591_14"><text:s/></text:span><text:span text:style-name="T591_15">было</text:span><text:span text:style-name="T591_16"><text:s/></text:span><text:span text:style-name="T591_17">решено</text:span><text:span text:style-name="T591_18"><text:s/>+<text:s/></text:span><text:span text:style-name="T591_19">сколько</text:span><text:span text:style-name="T591_20"><text:s/></text:span><text:span text:style-name="T591_21">попыток</text:span></text:p>
          </table:table-cell>
          <table:table-cell table:style-name="Cell245">
            <text:p text:style-name="P592"/>
          </table:table-cell>
        </table:table-row>
        <table:table-row table:style-name="Row108">
          <table:table-cell table:style-name="Cell246">
            <text:p text:style-name="P593"><text:span text:style-name="T593_1">Квесты</text:span><text:span text:style-name="T593_2"><text:s/>(</text:span><text:span text:style-name="T593_3">тип</text:span><text:span text:style-name="T593_4"><text:s/></text:span><text:span text:style-name="T593_5">игры</text:span><text:span text:style-name="T593_6"><text:s/></text:span><text:span text:style-name="T593_7">jeopardy</text:span><text:span text:style-name="T593_8">)</text:span></text:p>
          </table:table-cell>
          <table:table-cell table:style-name="Cell247">
            <text:p text:style-name="P594"><text:span text:style-name="T594_1">прикрепить</text:span><text:span text:style-name="T594_2"><text:s/></text:span><text:span text:style-name="T594_3">файл</text:span><text:span text:style-name="T594_4"><text:s/></text:span><text:span text:style-name="T594_5">к</text:span><text:span text:style-name="T594_6"><text:s/></text:span><text:span text:style-name="T594_7">квесту</text:span></text:p>
          </table:table-cell>
          <table:table-cell table:style-name="Cell248">
            <text:p text:style-name="P595"/>
          </table:table-cell>
        </table:table-row>
        <table:table-row table:style-name="Row109">
          <table:table-cell table:style-name="Cell249">
            <text:p text:style-name="P596"><text:span text:style-name="T596_1">Обновление</text:span></text:p>
          </table:table-cell>
          <table:table-cell table:style-name="Cell250">
            <text:p text:style-name="P597"><text:span text:style-name="T597_1">установить</text:span><text:span text:style-name="T597_2"><text:s/></text:span><text:span text:style-name="T597_3">обновления</text:span><text:span text:style-name="T597_4"><text:s/></text:span><text:span text:style-name="T597_5">на</text:span><text:span text:style-name="T597_6"><text:s/></text:span><text:span text:style-name="T597_7">базу</text:span><text:span text:style-name="T597_8"><text:s/></text:span><text:span text:style-name="T597_9">данных</text:span></text:p>
          </table:table-cell>
          <table:table-cell table:style-name="Cell251">
            <text:p text:style-name="P598"/>
          </table:table-cell>
        </table:table-row>
        <table:table-row table:style-name="Row110">
          <table:table-cell table:style-name="Cell252">
            <text:p text:style-name="P599"><text:span text:style-name="T599_1">Игры</text:span></text:p>
          </table:table-cell>
          <table:table-cell table:style-name="Cell253">
            <text:p text:style-name="P600"><text:span text:style-name="T600_1">Возможность</text:span><text:span text:style-name="T600_2"><text:s/></text:span><text:span text:style-name="T600_3">создать</text:span><text:span text:style-name="T600_4"><text:s/></text:span><text:span text:style-name="T600_5">новую</text:span><text:span text:style-name="T600_6"><text:s/></text:span><text:span text:style-name="T600_7">игру</text:span></text:p>
          </table:table-cell>
          <table:table-cell table:style-name="Cell254">
            <text:p text:style-name="P601"/>
          </table:table-cell>
        </table:table-row>
        <table:table-row table:style-name="Row111">
          <table:table-cell table:style-name="Cell255">
            <text:p text:style-name="P602"><text:span text:style-name="T602_1">Игры</text:span></text:p>
          </table:table-cell>
          <table:table-cell table:style-name="Cell256">
            <text:p text:style-name="P603"><text:span text:style-name="T603_1">отредактировать</text:span><text:span text:style-name="T603_2"><text:s/></text:span><text:span text:style-name="T603_3">игру</text:span></text:p>
          </table:table-cell>
          <table:table-cell table:style-name="Cell257">
            <text:p text:style-name="P604"/>
          </table:table-cell>
        </table:table-row>
      </table:table>
      <text:p text:style-name="P605"/>
      <text:p text:style-name="P606"/>
      <text:p text:style-name="P607"><text:span text:style-name="T607_1">Модератор</text:span><text:span text:style-name="T607_2"><text:s/></text:span><text:span text:style-name="T607_3">квеста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